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13" office:value-type="string" calcext:value-type="string">
            <text:p>milestone_6</text:p>
          </table:table-cell>
          <table:table-cell table:style-name="ce15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SUM([.C2:.M2])" office:value-type="float" office:value="1" calcext:value-type="float">
            <text:p>1</text:p>
          </table:table-cell>
          <table:table-cell table:formula="of:=IF(MOD(ROW(); 3)=MOD(COLUMN()+2;3); [.$Q2]*[.$Q2] + [.$Q2]*(1-[.$Q2])*[.R2]; [.$Q2]*(1-[.$Q2])*[.R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767147092265077" calcext:value-type="float">
            <text:p>0.7671470923</text:p>
          </table:table-cell>
          <table:table-cell table:formula="of:=RAND()" office:value-type="float" office:value="0.866099620354362" calcext:value-type="float">
            <text:p>0.8660996204</text:p>
          </table:table-cell>
          <table:table-cell table:formula="of:=RAND()" office:value-type="float" office:value="0.233132789762782" calcext:value-type="float">
            <text:p>0.2331327898</text:p>
          </table:table-cell>
          <table:table-cell office:value-type="float" office:value="0" calcext:value-type="float">
            <text:p>0</text:p>
          </table:table-cell>
          <table:table-cell table:formula="of:=[.N2]/SUM([.$N2:.$P2])" office:value-type="float" office:value="0.411034889359801" calcext:value-type="float">
            <text:p>0.4110348894</text:p>
          </table:table-cell>
          <table:table-cell table:formula="of:=[.O2]/SUM([.$N2:.$P2])" office:value-type="float" office:value="0.464053328515923" calcext:value-type="float">
            <text:p>0.4640533285</text:p>
          </table:table-cell>
          <table:table-cell table:formula="of:=[.P2]/SUM([.$N2:.$P2])" office:value-type="float" office:value="0.124911782124276" calcext:value-type="float">
            <text:p>0.1249117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SUM([.C3:.M3])" office:value-type="float" office:value="0.940888141202644" calcext:value-type="float">
            <text:p>0.9408881412</text:p>
          </table:table-cell>
          <table:table-cell table:formula="of:=IF(MOD(ROW(); 3)=MOD(COLUMN()+2;3); [.$Q3]*[.$Q3] + [.$Q3]*(1-[.$Q3])*[.R3]; [.$Q3]*(1-[.$Q3])*[.R3])" office:value-type="float" office:value="0.0174752210469645" calcext:value-type="float">
            <text:p>0.017475221</text:p>
          </table:table-cell>
          <table:table-cell/>
          <table:table-cell office:value-type="float" office:value="0.0244820212853107" calcext:value-type="float">
            <text:p>0.0244820213</text:p>
          </table:table-cell>
          <table:table-cell table:style-name="ce11"/>
          <table:table-cell table:style-name="ce13" office:value-type="float" office:value="0.0171546164650808" calcext:value-type="float">
            <text:p>0.0171546165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923747023451142" calcext:value-type="float">
            <text:p>0.9237470235</text:p>
          </table:table-cell>
          <table:table-cell table:formula="of:=RAND()" office:value-type="float" office:value="0.99200553947594" calcext:value-type="float">
            <text:p>0.9920055395</text:p>
          </table:table-cell>
          <table:table-cell table:formula="of:=RAND()" office:value-type="float" office:value="0.595116026145838" calcext:value-type="float">
            <text:p>0.5951160261</text:p>
          </table:table-cell>
          <table:table-cell table:formula="of:=[.Q2]+0.05" office:value-type="float" office:value="0.05" calcext:value-type="float">
            <text:p>0.05</text:p>
          </table:table-cell>
          <table:table-cell table:formula="of:=[.N3]/SUM([.$N3:.$P3])" office:value-type="float" office:value="0.367899390462411" calcext:value-type="float">
            <text:p>0.3678993905</text:p>
          </table:table-cell>
          <table:table-cell table:formula="of:=[.O3]/SUM([.$N3:.$P3])" office:value-type="float" office:value="0.395084610876515" calcext:value-type="float">
            <text:p>0.3950846109</text:p>
          </table:table-cell>
          <table:table-cell table:formula="of:=[.P3]/SUM([.$N3:.$P3])" office:value-type="float" office:value="0.237015998661073" calcext:value-type="float">
            <text:p>0.23701599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SUM([.C4:.M4])" office:value-type="float" office:value="0.956893572579946" calcext:value-type="float">
            <text:p>0.9568935726</text:p>
          </table:table-cell>
          <table:table-cell table:formula="of:=IF(MOD(ROW(); 3)=MOD(COLUMN()+2;3); [.$Q4]*[.$Q4] + [.$Q4]*(1-[.$Q4])*[.R4]; [.$Q4]*(1-[.$Q4])*[.R4])" office:value-type="float" office:value="0.00764480585724028" calcext:value-type="float">
            <text:p>0.0076448059</text:p>
          </table:table-cell>
          <table:table-cell/>
          <table:table-cell office:value-type="float" office:value="0.0165568159037494" calcext:value-type="float">
            <text:p>0.0165568159</text:p>
          </table:table-cell>
          <table:table-cell table:style-name="ce11"/>
          <table:table-cell table:style-name="ce13" office:value-type="float" office:value="0.0189048056590647" calcext:value-type="float">
            <text:p>0.0189048057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200990874902345" calcext:value-type="float">
            <text:p>0.2009908749</text:p>
          </table:table-cell>
          <table:table-cell table:formula="of:=RAND()" office:value-type="float" office:value="0.211031629820354" calcext:value-type="float">
            <text:p>0.2110316298</text:p>
          </table:table-cell>
          <table:table-cell table:formula="of:=RAND()" office:value-type="float" office:value="0.836807973924383" calcext:value-type="float">
            <text:p>0.8368079739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4]/SUM([.$N4:.$P4])" office:value-type="float" office:value="0.160943281205058" calcext:value-type="float">
            <text:p>0.1609432812</text:p>
          </table:table-cell>
          <table:table-cell table:formula="of:=[.O4]/SUM([.$N4:.$P4])" office:value-type="float" office:value="0.168983407619083" calcext:value-type="float">
            <text:p>0.1689834076</text:p>
          </table:table-cell>
          <table:table-cell table:formula="of:=[.P4]/SUM([.$N4:.$P4])" office:value-type="float" office:value="0.670073311175859" calcext:value-type="float">
            <text:p>0.6700733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SUM([.C5:.M5])" office:value-type="float" office:value="0.969560269238086" calcext:value-type="float">
            <text:p>0.9695602692</text:p>
          </table:table-cell>
          <table:table-cell table:formula="of:=IF(MOD(ROW(); 3)=MOD(COLUMN()+2;3); [.$Q5]*[.$Q5] + [.$Q5]*(1-[.$Q5])*[.R5]; [.$Q5]*(1-[.$Q5])*[.R5])" office:value-type="float" office:value="0.0031486690912532" calcext:value-type="float">
            <text:p>0.0031486691</text:p>
          </table:table-cell>
          <table:table-cell/>
          <table:table-cell office:value-type="float" office:value="0.0137555764222164" calcext:value-type="float">
            <text:p>0.0137555764</text:p>
          </table:table-cell>
          <table:table-cell table:style-name="ce11"/>
          <table:table-cell table:style-name="ce13" office:value-type="float" office:value="0.0135354852484444" calcext:value-type="float">
            <text:p>0.0135354852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0143746071262285" calcext:value-type="float">
            <text:p>0.0143746071</text:p>
          </table:table-cell>
          <table:table-cell table:formula="of:=RAND()" office:value-type="float" office:value="0.129955907934345" calcext:value-type="float">
            <text:p>0.1299559079</text:p>
          </table:table-cell>
          <table:table-cell table:formula="of:=RAND()" office:value-type="float" office:value="0.908276812316045" calcext:value-type="float">
            <text:p>0.9082768123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5]/SUM([.$N5:.$P5])" office:value-type="float" office:value="0.0136561913948043" calcext:value-type="float">
            <text:p>0.0136561914</text:p>
          </table:table-cell>
          <table:table-cell table:formula="of:=[.O5]/SUM([.$N5:.$P5])" office:value-type="float" office:value="0.123460956953654" calcext:value-type="float">
            <text:p>0.123460957</text:p>
          </table:table-cell>
          <table:table-cell table:formula="of:=[.P5]/SUM([.$N5:.$P5])" office:value-type="float" office:value="0.862882851651542" calcext:value-type="float">
            <text:p>0.8628828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SUM([.C6:.M6])" office:value-type="float" office:value="0.890689148187438" calcext:value-type="float">
            <text:p>0.8906891482</text:p>
          </table:table-cell>
          <table:table-cell table:formula="of:=IF(MOD(ROW(); 3)=MOD(COLUMN()+2;3); [.$Q6]*[.$Q6] + [.$Q6]*(1-[.$Q6])*[.R6]; [.$Q6]*(1-[.$Q6])*[.R6])" office:value-type="float" office:value="0.00372028685772972" calcext:value-type="float">
            <text:p>0.0037202869</text:p>
          </table:table-cell>
          <table:table-cell/>
          <table:table-cell office:value-type="float" office:value="0.0642610748455883" calcext:value-type="float">
            <text:p>0.0642610748</text:p>
          </table:table-cell>
          <table:table-cell table:style-name="ce11"/>
          <table:table-cell table:style-name="ce13" office:value-type="float" office:value="0.0413294901092435" calcext:value-type="float">
            <text:p>0.0413294901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044623882859014" calcext:value-type="float">
            <text:p>0.0446238829</text:p>
          </table:table-cell>
          <table:table-cell table:formula="of:=RAND()" office:value-type="float" office:value="0.479319523670711" calcext:value-type="float">
            <text:p>0.4793195237</text:p>
          </table:table-cell>
          <table:table-cell table:formula="of:=RAND()" office:value-type="float" office:value="0.555583417851255" calcext:value-type="float">
            <text:p>0.5555834179</text:p>
          </table:table-cell>
          <table:table-cell table:formula="of:=[.Q5]+0.05" office:value-type="float" office:value="0.1" calcext:value-type="float">
            <text:p>0.1</text:p>
          </table:table-cell>
          <table:table-cell table:formula="of:=[.N6]/SUM([.$N6:.$P6])" office:value-type="float" office:value="0.0413365206414413" calcext:value-type="float">
            <text:p>0.0413365206</text:p>
          </table:table-cell>
          <table:table-cell table:formula="of:=[.O6]/SUM([.$N6:.$P6])" office:value-type="float" office:value="0.444008905425357" calcext:value-type="float">
            <text:p>0.4440089054</text:p>
          </table:table-cell>
          <table:table-cell table:formula="of:=[.P6]/SUM([.$N6:.$P6])" office:value-type="float" office:value="0.514654573933202" calcext:value-type="float">
            <text:p>0.5146545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SUM([.C7:.M7])" office:value-type="float" office:value="0.923529212352524" calcext:value-type="float">
            <text:p>0.9235292124</text:p>
          </table:table-cell>
          <table:table-cell table:formula="of:=IF(MOD(ROW(); 3)=MOD(COLUMN()+2;3); [.$Q7]*[.$Q7] + [.$Q7]*(1-[.$Q7])*[.R7]; [.$Q7]*(1-[.$Q7])*[.R7])" office:value-type="float" office:value="0.0242713142760994" calcext:value-type="float">
            <text:p>0.0242713143</text:p>
          </table:table-cell>
          <table:table-cell/>
          <table:table-cell office:value-type="float" office:value="0.00191299966633804" calcext:value-type="float">
            <text:p>0.0019129997</text:p>
          </table:table-cell>
          <table:table-cell table:style-name="ce11"/>
          <table:table-cell table:style-name="ce13" office:value-type="float" office:value="0.0502864737050382" calcext:value-type="float">
            <text:p>0.0502864737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395439145038836" calcext:value-type="float">
            <text:p>0.395439145</text:p>
          </table:table-cell>
          <table:table-cell table:formula="of:=RAND()" office:value-type="float" office:value="0.122295658453368" calcext:value-type="float">
            <text:p>0.1222956585</text:p>
          </table:table-cell>
          <table:table-cell table:formula="of:=RAND()" office:value-type="float" office:value="0.94858558808796" calcext:value-type="float">
            <text:p>0.9485855881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7]/SUM([.$N7:.$P7])" office:value-type="float" office:value="0.269681269734437" calcext:value-type="float">
            <text:p>0.2696812697</text:p>
          </table:table-cell>
          <table:table-cell table:formula="of:=[.O7]/SUM([.$N7:.$P7])" office:value-type="float" office:value="0.0834030946821773" calcext:value-type="float">
            <text:p>0.0834030947</text:p>
          </table:table-cell>
          <table:table-cell table:formula="of:=[.P7]/SUM([.$N7:.$P7])" office:value-type="float" office:value="0.646915635583386" calcext:value-type="float">
            <text:p>0.6469156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SUM([.C8:.M8])" office:value-type="float" office:value="0.918648333876649" calcext:value-type="float">
            <text:p>0.9186483339</text:p>
          </table:table-cell>
          <table:table-cell table:formula="of:=IF(MOD(ROW(); 3)=MOD(COLUMN()+2;3); [.$Q8]*[.$Q8] + [.$Q8]*(1-[.$Q8])*[.R8]; [.$Q8]*(1-[.$Q8])*[.R8])" office:value-type="float" office:value="0.0363456594753877" calcext:value-type="float">
            <text:p>0.0363456595</text:p>
          </table:table-cell>
          <table:table-cell/>
          <table:table-cell office:value-type="float" office:value="0.0396249237605029" calcext:value-type="float">
            <text:p>0.0396249238</text:p>
          </table:table-cell>
          <table:table-cell table:style-name="ce11"/>
          <table:table-cell table:style-name="ce13" office:value-type="float" office:value="0.00538108288746088" calcext:value-type="float">
            <text:p>0.0053810829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299159707617946" calcext:value-type="float">
            <text:p>0.2991597076</text:p>
          </table:table-cell>
          <table:table-cell table:formula="of:=RAND()" office:value-type="float" office:value="0.6349130399758" calcext:value-type="float">
            <text:p>0.63491304</text:p>
          </table:table-cell>
          <table:table-cell table:formula="of:=RAND()" office:value-type="float" office:value="0.0878934594305308" calcext:value-type="float">
            <text:p>0.0878934594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8]/SUM([.$N8:.$P8])" office:value-type="float" office:value="0.29272954972653" calcext:value-type="float">
            <text:p>0.2927295497</text:p>
          </table:table-cell>
          <table:table-cell table:formula="of:=[.O8]/SUM([.$N8:.$P8])" office:value-type="float" office:value="0.621266178482081" calcext:value-type="float">
            <text:p>0.6212661785</text:p>
          </table:table-cell>
          <table:table-cell table:formula="of:=[.P8]/SUM([.$N8:.$P8])" office:value-type="float" office:value="0.086004271791389" calcext:value-type="float">
            <text:p>0.0860042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SUM([.C9:.M9])" office:value-type="float" office:value="0.868101251606698" calcext:value-type="float">
            <text:p>0.8681012516</text:p>
          </table:table-cell>
          <table:table-cell table:formula="of:=IF(MOD(ROW(); 3)=MOD(COLUMN()+2;3); [.$Q9]*[.$Q9] + [.$Q9]*(1-[.$Q9])*[.R9]; [.$Q9]*(1-[.$Q9])*[.R9])" office:value-type="float" office:value="0.0576739859742621" calcext:value-type="float">
            <text:p>0.057673986</text:p>
          </table:table-cell>
          <table:table-cell/>
          <table:table-cell office:value-type="float" office:value="0.038722978344053" calcext:value-type="float">
            <text:p>0.0387229783</text:p>
          </table:table-cell>
          <table:table-cell table:style-name="ce11"/>
          <table:table-cell table:style-name="ce13" office:value-type="float" office:value="0.0355017840749868" calcext:value-type="float">
            <text:p>0.0355017841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779989635455422" calcext:value-type="float">
            <text:p>0.7799896355</text:p>
          </table:table-cell>
          <table:table-cell table:formula="of:=RAND()" office:value-type="float" office:value="0.337100895005278" calcext:value-type="float">
            <text:p>0.337100895</text:p>
          </table:table-cell>
          <table:table-cell table:formula="of:=RAND()" office:value-type="float" office:value="0.607234168805739" calcext:value-type="float">
            <text:p>0.6072341688</text:p>
          </table:table-cell>
          <table:table-cell table:formula="of:=[.Q8]+0.05" office:value-type="float" office:value="0.15" calcext:value-type="float">
            <text:p>0.15</text:p>
          </table:table-cell>
          <table:table-cell table:formula="of:=[.N9]/SUM([.$N9:.$P9])" office:value-type="float" office:value="0.452344988033428" calcext:value-type="float">
            <text:p>0.452344988</text:p>
          </table:table-cell>
          <table:table-cell table:formula="of:=[.O9]/SUM([.$N9:.$P9])" office:value-type="float" office:value="0.195497341741197" calcext:value-type="float">
            <text:p>0.1954973417</text:p>
          </table:table-cell>
          <table:table-cell table:formula="of:=[.P9]/SUM([.$N9:.$P9])" office:value-type="float" office:value="0.352157670225375" calcext:value-type="float">
            <text:p>0.3521576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SUM([.C10:.M10])" office:value-type="float" office:value="0.820840520736046" calcext:value-type="float">
            <text:p>0.8208405207</text:p>
          </table:table-cell>
          <table:table-cell table:formula="of:=IF(MOD(ROW(); 3)=MOD(COLUMN()+2;3); [.$Q10]*[.$Q10] + [.$Q10]*(1-[.$Q10])*[.R10]; [.$Q10]*(1-[.$Q10])*[.R10])" office:value-type="float" office:value="0.0703688787798957" calcext:value-type="float">
            <text:p>0.0703688788</text:p>
          </table:table-cell>
          <table:table-cell/>
          <table:table-cell office:value-type="float" office:value="0.0550185226009807" calcext:value-type="float">
            <text:p>0.0550185226</text:p>
          </table:table-cell>
          <table:table-cell table:style-name="ce11"/>
          <table:table-cell table:style-name="ce13" office:value-type="float" office:value="0.0537720778830781" calcext:value-type="float">
            <text:p>0.0537720779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733011373900808" calcext:value-type="float">
            <text:p>0.7330113739</text:p>
          </table:table-cell>
          <table:table-cell table:formula="of:=RAND()" office:value-type="float" office:value="0.141924247727729" calcext:value-type="float">
            <text:p>0.1419242477</text:p>
          </table:table-cell>
          <table:table-cell table:formula="of:=RAND()" office:value-type="float" office:value="0.453193400643935" calcext:value-type="float">
            <text:p>0.4531934006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0]/SUM([.$N10:.$P10])" office:value-type="float" office:value="0.55191277474428" calcext:value-type="float">
            <text:p>0.5519127747</text:p>
          </table:table-cell>
          <table:table-cell table:formula="of:=[.O10]/SUM([.$N10:.$P10])" office:value-type="float" office:value="0.106860286423748" calcext:value-type="float">
            <text:p>0.1068602864</text:p>
          </table:table-cell>
          <table:table-cell table:formula="of:=[.P10]/SUM([.$N10:.$P10])" office:value-type="float" office:value="0.341226938831971" calcext:value-type="float">
            <text:p>0.3412269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SUM([.C11:.M11])" office:value-type="float" office:value="0.806820475706349" calcext:value-type="float">
            <text:p>0.8068204757</text:p>
          </table:table-cell>
          <table:table-cell table:formula="of:=IF(MOD(ROW(); 3)=MOD(COLUMN()+2;3); [.$Q11]*[.$Q11] + [.$Q11]*(1-[.$Q11])*[.R11]; [.$Q11]*(1-[.$Q11])*[.R11])" office:value-type="float" office:value="0.0794562519121516" calcext:value-type="float">
            <text:p>0.0794562519</text:p>
          </table:table-cell>
          <table:table-cell/>
          <table:table-cell office:value-type="float" office:value="0.0575148571939653" calcext:value-type="float">
            <text:p>0.0575148572</text:p>
          </table:table-cell>
          <table:table-cell table:style-name="ce11"/>
          <table:table-cell table:style-name="ce13" office:value-type="float" office:value="0.0562084151875336" calcext:value-type="float">
            <text:p>0.0562084152</text:p>
          </table:table-cell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formula="of:=RAND()" office:value-type="float" office:value="0.627791901933961" calcext:value-type="float">
            <text:p>0.6277919019</text:p>
          </table:table-cell>
          <table:table-cell table:formula="of:=RAND()" office:value-type="float" office:value="0.362162465811707" calcext:value-type="float">
            <text:p>0.3621624658</text:p>
          </table:table-cell>
          <table:table-cell table:formula="of:=RAND()" office:value-type="float" office:value="0.415395612446808" calcext:value-type="float">
            <text:p>0.4153956124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1]/SUM([.$N11:.$P11])" office:value-type="float" office:value="0.446715701271778" calcext:value-type="float">
            <text:p>0.4467157013</text:p>
          </table:table-cell>
          <table:table-cell table:formula="of:=[.O11]/SUM([.$N11:.$P11])" office:value-type="float" office:value="0.257702686815497" calcext:value-type="float">
            <text:p>0.2577026868</text:p>
          </table:table-cell>
          <table:table-cell table:formula="of:=[.P11]/SUM([.$N11:.$P11])" office:value-type="float" office:value="0.295581611912725" calcext:value-type="float">
            <text:p>0.2955816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SUM([.C12:.M12])" office:value-type="float" office:value="0.79145672463351" calcext:value-type="float">
            <text:p>0.7914567246</text:p>
          </table:table-cell>
          <table:table-cell table:formula="of:=IF(MOD(ROW(); 3)=MOD(COLUMN()+2;3); [.$Q12]*[.$Q12] + [.$Q12]*(1-[.$Q12])*[.R12]; [.$Q12]*(1-[.$Q12])*[.R12])" office:value-type="float" office:value="0.0630152657809416" calcext:value-type="float">
            <text:p>0.0630152658</text:p>
          </table:table-cell>
          <table:table-cell/>
          <table:table-cell office:value-type="float" office:value="0.0503786814884582" calcext:value-type="float">
            <text:p>0.0503786815</text:p>
          </table:table-cell>
          <table:table-cell/>
          <table:table-cell office:value-type="float" office:value="0.0951493280970906" calcext:value-type="float">
            <text:p>0.0951493281</text:p>
          </table:table-cell>
          <table:table-cell table:number-columns-repeated="6"/>
          <table:table-cell table:formula="of:=RAND()" office:value-type="float" office:value="0.732954953447916" calcext:value-type="float">
            <text:p>0.7329549534</text:p>
          </table:table-cell>
          <table:table-cell table:formula="of:=RAND()" office:value-type="float" office:value="0.778787752962671" calcext:value-type="float">
            <text:p>0.778787753</text:p>
          </table:table-cell>
          <table:table-cell table:formula="of:=RAND()" office:value-type="float" office:value="0.349279239594353" calcext:value-type="float">
            <text:p>0.3492792396</text:p>
          </table:table-cell>
          <table:table-cell table:formula="of:=[.Q11]+0.05" office:value-type="float" office:value="0.2" calcext:value-type="float">
            <text:p>0.2</text:p>
          </table:table-cell>
          <table:table-cell table:formula="of:=[.N12]/SUM([.$N12:.$P12])" office:value-type="float" office:value="0.393845411130885" calcext:value-type="float">
            <text:p>0.3938454111</text:p>
          </table:table-cell>
          <table:table-cell table:formula="of:=[.O12]/SUM([.$N12:.$P12])" office:value-type="float" office:value="0.418473169880934" calcext:value-type="float">
            <text:p>0.4184731699</text:p>
          </table:table-cell>
          <table:table-cell table:formula="of:=[.P12]/SUM([.$N12:.$P12])" office:value-type="float" office:value="0.187681418988181" calcext:value-type="float">
            <text:p>0.187681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SUM([.C13:.M13])" office:value-type="float" office:value="0.804473725160682" calcext:value-type="float">
            <text:p>0.8044737252</text:p>
          </table:table-cell>
          <table:table-cell table:formula="of:=IF(MOD(ROW(); 3)=MOD(COLUMN()+2;3); [.$Q13]*[.$Q13] + [.$Q13]*(1-[.$Q13])*[.R13]; [.$Q13]*(1-[.$Q13])*[.R13])" office:value-type="float" office:value="0.0399431626352043" calcext:value-type="float">
            <text:p>0.0399431626</text:p>
          </table:table-cell>
          <table:table-cell/>
          <table:table-cell office:value-type="float" office:value="0.0380167954352801" calcext:value-type="float">
            <text:p>0.0380167954</text:p>
          </table:table-cell>
          <table:table-cell/>
          <table:table-cell office:value-type="float" office:value="0.117566316768834" calcext:value-type="float">
            <text:p>0.1175663168</text:p>
          </table:table-cell>
          <table:table-cell table:number-columns-repeated="6"/>
          <table:table-cell table:formula="of:=RAND()" office:value-type="float" office:value="0.313954728306271" calcext:value-type="float">
            <text:p>0.3139547283</text:p>
          </table:table-cell>
          <table:table-cell table:formula="of:=RAND()" office:value-type="float" office:value="0.849031647550873" calcext:value-type="float">
            <text:p>0.8490316476</text:p>
          </table:table-cell>
          <table:table-cell table:formula="of:=RAND()" office:value-type="float" office:value="0.0946195124840611" calcext:value-type="float">
            <text:p>0.0946195125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3]/SUM([.$N13:.$P13])" office:value-type="float" office:value="0.249644766470027" calcext:value-type="float">
            <text:p>0.2496447665</text:p>
          </table:table-cell>
          <table:table-cell table:formula="of:=[.O13]/SUM([.$N13:.$P13])" office:value-type="float" office:value="0.675117423846317" calcext:value-type="float">
            <text:p>0.6751174238</text:p>
          </table:table-cell>
          <table:table-cell table:formula="of:=[.P13]/SUM([.$N13:.$P13])" office:value-type="float" office:value="0.0752378096836563" calcext:value-type="float">
            <text:p>0.075237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SUM([.C14:.M14])" office:value-type="float" office:value="0.763763583012404" calcext:value-type="float">
            <text:p>0.763763583</text:p>
          </table:table-cell>
          <table:table-cell table:formula="of:=IF(MOD(ROW(); 3)=MOD(COLUMN()+2;3); [.$Q14]*[.$Q14] + [.$Q14]*(1-[.$Q14])*[.R14]; [.$Q14]*(1-[.$Q14])*[.R14])" office:value-type="float" office:value="0.134695110740042" calcext:value-type="float">
            <text:p>0.1346951107</text:p>
          </table:table-cell>
          <table:table-cell/>
          <table:table-cell office:value-type="float" office:value="0.0546091204913322" calcext:value-type="float">
            <text:p>0.0546091205</text:p>
          </table:table-cell>
          <table:table-cell/>
          <table:table-cell office:value-type="float" office:value="0.0469321857562223" calcext:value-type="float">
            <text:p>0.0469321858</text:p>
          </table:table-cell>
          <table:table-cell table:number-columns-repeated="6"/>
          <table:table-cell table:formula="of:=RAND()" office:value-type="float" office:value="0.976950938231312" calcext:value-type="float">
            <text:p>0.9769509382</text:p>
          </table:table-cell>
          <table:table-cell table:formula="of:=RAND()" office:value-type="float" office:value="0.217883975594304" calcext:value-type="float">
            <text:p>0.2178839756</text:p>
          </table:table-cell>
          <table:table-cell table:formula="of:=RAND()" office:value-type="float" office:value="0.455853795395288" calcext:value-type="float">
            <text:p>0.4558537954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4]/SUM([.$N14:.$P14])" office:value-type="float" office:value="0.59184444212526" calcext:value-type="float">
            <text:p>0.5918444421</text:p>
          </table:table-cell>
          <table:table-cell table:formula="of:=[.O14]/SUM([.$N14:.$P14])" office:value-type="float" office:value="0.13199579931527" calcext:value-type="float">
            <text:p>0.1319957993</text:p>
          </table:table-cell>
          <table:table-cell table:formula="of:=[.P14]/SUM([.$N14:.$P14])" office:value-type="float" office:value="0.27615975855947" calcext:value-type="float">
            <text:p>0.27615975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SUM([.C15:.M15])" office:value-type="float" office:value="0.88769107764174" calcext:value-type="float">
            <text:p>0.8876910776</text:p>
          </table:table-cell>
          <table:table-cell table:formula="of:=IF(MOD(ROW(); 3)=MOD(COLUMN()+2;3); [.$Q15]*[.$Q15] + [.$Q15]*(1-[.$Q15])*[.R15]; [.$Q15]*(1-[.$Q15])*[.R15])" office:value-type="float" office:value="0.00576223384777211" calcext:value-type="float">
            <text:p>0.0057622338</text:p>
          </table:table-cell>
          <table:table-cell/>
          <table:table-cell office:value-type="float" office:value="0.105053142863021" calcext:value-type="float">
            <text:p>0.1050531429</text:p>
          </table:table-cell>
          <table:table-cell/>
          <table:table-cell office:value-type="float" office:value="0.00149354564746723" calcext:value-type="float">
            <text:p>0.0014935456</text:p>
          </table:table-cell>
          <table:table-cell table:number-columns-repeated="6"/>
          <table:table-cell table:formula="of:=RAND()" office:value-type="float" office:value="0.0306715600891039" calcext:value-type="float">
            <text:p>0.0306715601</text:p>
          </table:table-cell>
          <table:table-cell table:formula="of:=RAND()" office:value-type="float" office:value="0.402982101659291" calcext:value-type="float">
            <text:p>0.4029821017</text:p>
          </table:table-cell>
          <table:table-cell table:formula="of:=RAND()" office:value-type="float" office:value="0.564382459074868" calcext:value-type="float">
            <text:p>0.5643824591</text:p>
          </table:table-cell>
          <table:table-cell table:formula="of:=[.Q14]+0.05" office:value-type="float" office:value="0.25" calcext:value-type="float">
            <text:p>0.25</text:p>
          </table:table-cell>
          <table:table-cell table:formula="of:=[.N15]/SUM([.$N15:.$P15])" office:value-type="float" office:value="0.0307319138547846" calcext:value-type="float">
            <text:p>0.0307319139</text:p>
          </table:table-cell>
          <table:table-cell table:formula="of:=[.O15]/SUM([.$N15:.$P15])" office:value-type="float" office:value="0.403775067105665" calcext:value-type="float">
            <text:p>0.4037750671</text:p>
          </table:table-cell>
          <table:table-cell table:formula="of:=[.P15]/SUM([.$N15:.$P15])" office:value-type="float" office:value="0.56549301903955" calcext:value-type="float">
            <text:p>0.565493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SUM([.C16:.M16])" office:value-type="float" office:value="0.755280438511988" calcext:value-type="float">
            <text:p>0.7552804385</text:p>
          </table:table-cell>
          <table:table-cell table:formula="of:=IF(MOD(ROW(); 3)=MOD(COLUMN()+2;3); [.$Q16]*[.$Q16] + [.$Q16]*(1-[.$Q16])*[.R16]; [.$Q16]*(1-[.$Q16])*[.R16])" office:value-type="float" office:value="0.0555045291849256" calcext:value-type="float">
            <text:p>0.0555045292</text:p>
          </table:table-cell>
          <table:table-cell/>
          <table:table-cell office:value-type="float" office:value="0.0763035839555937" calcext:value-type="float">
            <text:p>0.076303584</text:p>
          </table:table-cell>
          <table:table-cell/>
          <table:table-cell office:value-type="float" office:value="0.112911448347493" calcext:value-type="float">
            <text:p>0.1129114483</text:p>
          </table:table-cell>
          <table:table-cell table:number-columns-repeated="6"/>
          <table:table-cell table:formula="of:=RAND()" office:value-type="float" office:value="0.58204011421185" calcext:value-type="float">
            <text:p>0.5820401142</text:p>
          </table:table-cell>
          <table:table-cell table:formula="of:=RAND()" office:value-type="float" office:value="0.40179892454762" calcext:value-type="float">
            <text:p>0.4017989245</text:p>
          </table:table-cell>
          <table:table-cell table:formula="of:=RAND()" office:value-type="float" office:value="0.982352243597375" calcext:value-type="float">
            <text:p>0.9823522436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6]/SUM([.$N16:.$P16])" office:value-type="float" office:value="0.296024155652937" calcext:value-type="float">
            <text:p>0.2960241557</text:p>
          </table:table-cell>
          <table:table-cell table:formula="of:=[.O16]/SUM([.$N16:.$P16])" office:value-type="float" office:value="0.204353934509357" calcext:value-type="float">
            <text:p>0.2043539345</text:p>
          </table:table-cell>
          <table:table-cell table:formula="of:=[.P16]/SUM([.$N16:.$P16])" office:value-type="float" office:value="0.499621909837706" calcext:value-type="float">
            <text:p>0.4996219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-SUM([.C17:.M17])" office:value-type="float" office:value="0.711982277494766" calcext:value-type="float">
            <text:p>0.7119822775</text:p>
          </table:table-cell>
          <table:table-cell table:formula="of:=IF(MOD(ROW(); 3)=MOD(COLUMN()+2;3); [.$Q17]*[.$Q17] + [.$Q17]*(1-[.$Q17])*[.R17]; [.$Q17]*(1-[.$Q17])*[.R17])" office:value-type="float" office:value="0.11930265529008" calcext:value-type="float">
            <text:p>0.1193026553</text:p>
          </table:table-cell>
          <table:table-cell/>
          <table:table-cell office:value-type="float" office:value="0.114244181191545" calcext:value-type="float">
            <text:p>0.1142441812</text:p>
          </table:table-cell>
          <table:table-cell/>
          <table:table-cell office:value-type="float" office:value="0.0544708860236088" calcext:value-type="float">
            <text:p>0.054470886</text:p>
          </table:table-cell>
          <table:table-cell table:number-columns-repeated="6"/>
          <table:table-cell table:formula="of:=RAND()" office:value-type="float" office:value="0.598166460054927" calcext:value-type="float">
            <text:p>0.5981664601</text:p>
          </table:table-cell>
          <table:table-cell table:formula="of:=RAND()" office:value-type="float" office:value="0.623609102214687" calcext:value-type="float">
            <text:p>0.6236091022</text:p>
          </table:table-cell>
          <table:table-cell table:formula="of:=RAND()" office:value-type="float" office:value="0.752713318356451" calcext:value-type="float">
            <text:p>0.7527133184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7]/SUM([.$N17:.$P17])" office:value-type="float" office:value="0.302947494880428" calcext:value-type="float">
            <text:p>0.3029474949</text:p>
          </table:table-cell>
          <table:table-cell table:formula="of:=[.O17]/SUM([.$N17:.$P17])" office:value-type="float" office:value="0.315833180087069" calcext:value-type="float">
            <text:p>0.3158331801</text:p>
          </table:table-cell>
          <table:table-cell table:formula="of:=[.P17]/SUM([.$N17:.$P17])" office:value-type="float" office:value="0.381219325032503" calcext:value-type="float">
            <text:p>0.3812193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-SUM([.C18:.M18])" office:value-type="float" office:value="0.817442549777299" calcext:value-type="float">
            <text:p>0.8174425498</text:p>
          </table:table-cell>
          <table:table-cell table:formula="of:=IF(MOD(ROW(); 3)=MOD(COLUMN()+2;3); [.$Q18]*[.$Q18] + [.$Q18]*(1-[.$Q18])*[.R18]; [.$Q18]*(1-[.$Q18])*[.R18])" office:value-type="float" office:value="0.0422534028277864" calcext:value-type="float">
            <text:p>0.0422534028</text:p>
          </table:table-cell>
          <table:table-cell/>
          <table:table-cell office:value-type="float" office:value="0.125373800980382" calcext:value-type="float">
            <text:p>0.125373801</text:p>
          </table:table-cell>
          <table:table-cell/>
          <table:table-cell office:value-type="float" office:value="0.0149302464145322" calcext:value-type="float">
            <text:p>0.0149302464</text:p>
          </table:table-cell>
          <table:table-cell table:number-columns-repeated="6"/>
          <table:table-cell table:formula="of:=RAND()" office:value-type="float" office:value="0.346017003641464" calcext:value-type="float">
            <text:p>0.3460170036</text:p>
          </table:table-cell>
          <table:table-cell table:formula="of:=RAND()" office:value-type="float" office:value="0.548317243694328" calcext:value-type="float">
            <text:p>0.5483172437</text:p>
          </table:table-cell>
          <table:table-cell table:formula="of:=RAND()" office:value-type="float" office:value="0.825375075505372" calcext:value-type="float">
            <text:p>0.8253750755</text:p>
          </table:table-cell>
          <table:table-cell table:formula="of:=[.Q17]+0.05" office:value-type="float" office:value="0.3" calcext:value-type="float">
            <text:p>0.3</text:p>
          </table:table-cell>
          <table:table-cell table:formula="of:=[.N18]/SUM([.$N18:.$P18])" office:value-type="float" office:value="0.201206680132316" calcext:value-type="float">
            <text:p>0.2012066801</text:p>
          </table:table-cell>
          <table:table-cell table:formula="of:=[.O18]/SUM([.$N18:.$P18])" office:value-type="float" office:value="0.318842979107913" calcext:value-type="float">
            <text:p>0.3188429791</text:p>
          </table:table-cell>
          <table:table-cell table:formula="of:=[.P18]/SUM([.$N18:.$P18])" office:value-type="float" office:value="0.479950340759771" calcext:value-type="float">
            <text:p>0.47995034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-SUM([.C19:.M19])" office:value-type="float" office:value="0.639661527131899" calcext:value-type="float">
            <text:p>0.6396615271</text:p>
          </table:table-cell>
          <table:table-cell table:formula="of:=IF(MOD(ROW(); 3)=MOD(COLUMN()+2;3); [.$Q19]*[.$Q19] + [.$Q19]*(1-[.$Q19])*[.R19]; [.$Q19]*(1-[.$Q19])*[.R19])" office:value-type="float" office:value="0.134058234444457" calcext:value-type="float">
            <text:p>0.1340582344</text:p>
          </table:table-cell>
          <table:table-cell/>
          <table:table-cell office:value-type="float" office:value="0.0944354916194327" calcext:value-type="float">
            <text:p>0.0944354916</text:p>
          </table:table-cell>
          <table:table-cell/>
          <table:table-cell office:value-type="float" office:value="0.131844746804212" calcext:value-type="float">
            <text:p>0.1318447468</text:p>
          </table:table-cell>
          <table:table-cell table:number-columns-repeated="6"/>
          <table:table-cell table:formula="of:=RAND()" office:value-type="float" office:value="0.982237355434336" calcext:value-type="float">
            <text:p>0.9822373554</text:p>
          </table:table-cell>
          <table:table-cell table:formula="of:=RAND()" office:value-type="float" office:value="0.109864069032483" calcext:value-type="float">
            <text:p>0.109864069</text:p>
          </table:table-cell>
          <table:table-cell table:formula="of:=RAND()" office:value-type="float" office:value="0.446557095809852" calcext:value-type="float">
            <text:p>0.4465570958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19]/SUM([.$N19:.$P19])" office:value-type="float" office:value="0.638372544973603" calcext:value-type="float">
            <text:p>0.638372545</text:p>
          </table:table-cell>
          <table:table-cell table:formula="of:=[.O19]/SUM([.$N19:.$P19])" office:value-type="float" office:value="0.071402502624642" calcext:value-type="float">
            <text:p>0.0714025026</text:p>
          </table:table-cell>
          <table:table-cell table:formula="of:=[.P19]/SUM([.$N19:.$P19])" office:value-type="float" office:value="0.290224952401755" calcext:value-type="float">
            <text:p>0.2902249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-SUM([.C20:.M20])" office:value-type="float" office:value="0.799040202312447" calcext:value-type="float">
            <text:p>0.7990402023</text:p>
          </table:table-cell>
          <table:table-cell table:formula="of:=IF(MOD(ROW(); 3)=MOD(COLUMN()+2;3); [.$Q20]*[.$Q20] + [.$Q20]*(1-[.$Q20])*[.R20]; [.$Q20]*(1-[.$Q20])*[.R20])" office:value-type="float" office:value="0.148309692361116" calcext:value-type="float">
            <text:p>0.1483096924</text:p>
          </table:table-cell>
          <table:table-cell/>
          <table:table-cell office:value-type="float" office:value="0.0384418140766868" calcext:value-type="float">
            <text:p>0.0384418141</text:p>
          </table:table-cell>
          <table:table-cell/>
          <table:table-cell office:value-type="float" office:value="0.0142082912497501" calcext:value-type="float">
            <text:p>0.0142082912</text:p>
          </table:table-cell>
          <table:table-cell table:number-columns-repeated="6"/>
          <table:table-cell table:formula="of:=RAND()" office:value-type="float" office:value="0.564482114394195" calcext:value-type="float">
            <text:p>0.5644821144</text:p>
          </table:table-cell>
          <table:table-cell table:formula="of:=RAND()" office:value-type="float" office:value="0.532113282359205" calcext:value-type="float">
            <text:p>0.5321132824</text:p>
          </table:table-cell>
          <table:table-cell table:formula="of:=RAND()" office:value-type="float" office:value="0.936364120313616" calcext:value-type="float">
            <text:p>0.9363641203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20]/SUM([.$N20:.$P20])" office:value-type="float" office:value="0.277665201719601" calcext:value-type="float">
            <text:p>0.2776652017</text:p>
          </table:table-cell>
          <table:table-cell table:formula="of:=[.O20]/SUM([.$N20:.$P20])" office:value-type="float" office:value="0.261743176827689" calcext:value-type="float">
            <text:p>0.2617431768</text:p>
          </table:table-cell>
          <table:table-cell table:formula="of:=[.P20]/SUM([.$N20:.$P20])" office:value-type="float" office:value="0.46059162145271" calcext:value-type="float">
            <text:p>0.46059162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-SUM([.C21:.M21])" office:value-type="float" office:value="0.688007890740125" calcext:value-type="float">
            <text:p>0.6880078907</text:p>
          </table:table-cell>
          <table:table-cell table:formula="of:=IF(MOD(ROW(); 3)=MOD(COLUMN()+2;3); [.$Q21]*[.$Q21] + [.$Q21]*(1-[.$Q21])*[.R21]; [.$Q21]*(1-[.$Q21])*[.R21])" office:value-type="float" office:value="0.0806691991537676" calcext:value-type="float">
            <text:p>0.0806691992</text:p>
          </table:table-cell>
          <table:table-cell/>
          <table:table-cell office:value-type="float" office:value="0.216714486157963" calcext:value-type="float">
            <text:p>0.2167144862</text:p>
          </table:table-cell>
          <table:table-cell/>
          <table:table-cell office:value-type="float" office:value="0.0146084239481448" calcext:value-type="float">
            <text:p>0.0146084239</text:p>
          </table:table-cell>
          <table:table-cell table:number-columns-repeated="6"/>
          <table:table-cell table:formula="of:=RAND()" office:value-type="float" office:value="0.417961841099896" calcext:value-type="float">
            <text:p>0.4179618411</text:p>
          </table:table-cell>
          <table:table-cell table:formula="of:=RAND()" office:value-type="float" office:value="0.688805387704633" calcext:value-type="float">
            <text:p>0.6888053877</text:p>
          </table:table-cell>
          <table:table-cell table:formula="of:=RAND()" office:value-type="float" office:value="0.0719517847433486" calcext:value-type="float">
            <text:p>0.0719517847</text:p>
          </table:table-cell>
          <table:table-cell table:formula="of:=[.Q20]+0.05" office:value-type="float" office:value="0.35" calcext:value-type="float">
            <text:p>0.35</text:p>
          </table:table-cell>
          <table:table-cell table:formula="of:=[.N21]/SUM([.$N21:.$P21])" office:value-type="float" office:value="0.354589886390187" calcext:value-type="float">
            <text:p>0.3545898864</text:p>
          </table:table-cell>
          <table:table-cell table:formula="of:=[.O21]/SUM([.$N21:.$P21])" office:value-type="float" office:value="0.584367758378113" calcext:value-type="float">
            <text:p>0.5843677584</text:p>
          </table:table-cell>
          <table:table-cell table:formula="of:=[.P21]/SUM([.$N21:.$P21])" office:value-type="float" office:value="0.0610423552317" calcext:value-type="float">
            <text:p>0.06104235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-SUM([.C22:.M22])" office:value-type="float" office:value="0.596777037767473" calcext:value-type="float">
            <text:p>0.5967770378</text:p>
          </table:table-cell>
          <table:table-cell table:formula="of:=IF(MOD(ROW(); 3)=MOD(COLUMN()+2;3); [.$Q22]*[.$Q22] + [.$Q22]*(1-[.$Q22])*[.R22]; [.$Q22]*(1-[.$Q22])*[.R22])" office:value-type="float" office:value="0.0607426384163233" calcext:value-type="float">
            <text:p>0.0607426384</text:p>
          </table:table-cell>
          <table:table-cell/>
          <table:table-cell office:value-type="float" office:value="0.0944597917880116" calcext:value-type="float">
            <text:p>0.0944597918</text:p>
          </table:table-cell>
          <table:table-cell/>
          <table:table-cell office:value-type="float" office:value="0.248020532028192" calcext:value-type="float">
            <text:p>0.248020532</text:p>
          </table:table-cell>
          <table:table-cell table:number-columns-repeated="6"/>
          <table:table-cell table:formula="of:=RAND()" office:value-type="float" office:value="0.386366032646038" calcext:value-type="float">
            <text:p>0.3863660326</text:p>
          </table:table-cell>
          <table:table-cell table:formula="of:=RAND()" office:value-type="float" office:value="0.55711615330074" calcext:value-type="float">
            <text:p>0.5571161533</text:p>
          </table:table-cell>
          <table:table-cell table:formula="of:=RAND()" office:value-type="float" office:value="0.503578309261358" calcext:value-type="float">
            <text:p>0.5035783093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2]/SUM([.$N22:.$P22])" office:value-type="float" office:value="0.267000608423399" calcext:value-type="float">
            <text:p>0.2670006084</text:p>
          </table:table-cell>
          <table:table-cell table:formula="of:=[.O22]/SUM([.$N22:.$P22])" office:value-type="float" office:value="0.384998522968183" calcext:value-type="float">
            <text:p>0.384998523</text:p>
          </table:table-cell>
          <table:table-cell table:formula="of:=[.P22]/SUM([.$N22:.$P22])" office:value-type="float" office:value="0.348000868608418" calcext:value-type="float">
            <text:p>0.34800086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-SUM([.C23:.M23])" office:value-type="float" office:value="0.661691055131859" calcext:value-type="float">
            <text:p>0.6616910551</text:p>
          </table:table-cell>
          <table:table-cell table:formula="of:=IF(MOD(ROW(); 3)=MOD(COLUMN()+2;3); [.$Q23]*[.$Q23] + [.$Q23]*(1-[.$Q23])*[.R23]; [.$Q23]*(1-[.$Q23])*[.R23])" office:value-type="float" office:value="0.197504886800282" calcext:value-type="float">
            <text:p>0.1975048868</text:p>
          </table:table-cell>
          <table:table-cell/>
          <table:table-cell office:value-type="float" office:value="0.100377217715775" calcext:value-type="float">
            <text:p>0.1003772177</text:p>
          </table:table-cell>
          <table:table-cell/>
          <table:table-cell office:value-type="float" office:value="0.0404268403520846" calcext:value-type="float">
            <text:p>0.0404268404</text:p>
          </table:table-cell>
          <table:table-cell table:number-columns-repeated="6"/>
          <table:table-cell table:formula="of:=RAND()" office:value-type="float" office:value="0.745725590153597" calcext:value-type="float">
            <text:p>0.7457255902</text:p>
          </table:table-cell>
          <table:table-cell table:formula="of:=RAND()" office:value-type="float" office:value="0.694484786712565" calcext:value-type="float">
            <text:p>0.6944847867</text:p>
          </table:table-cell>
          <table:table-cell table:formula="of:=RAND()" office:value-type="float" office:value="0.821676534738462" calcext:value-type="float">
            <text:p>0.8216765347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3]/SUM([.$N23:.$P23])" office:value-type="float" office:value="0.329691810111128" calcext:value-type="float">
            <text:p>0.3296918101</text:p>
          </table:table-cell>
          <table:table-cell table:formula="of:=[.O23]/SUM([.$N23:.$P23])" office:value-type="float" office:value="0.307037802442512" calcext:value-type="float">
            <text:p>0.3070378024</text:p>
          </table:table-cell>
          <table:table-cell table:formula="of:=[.P23]/SUM([.$N23:.$P23])" office:value-type="float" office:value="0.36327038744636" calcext:value-type="float">
            <text:p>0.36327038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-SUM([.C24:.M24])" office:value-type="float" office:value="0.511930945469146" calcext:value-type="float">
            <text:p>0.5119309455</text:p>
          </table:table-cell>
          <table:table-cell table:formula="of:=IF(MOD(ROW(); 3)=MOD(COLUMN()+2;3); [.$Q24]*[.$Q24] + [.$Q24]*(1-[.$Q24])*[.R24]; [.$Q24]*(1-[.$Q24])*[.R24])" office:value-type="float" office:value="0.160361659214998" calcext:value-type="float">
            <text:p>0.1603616592</text:p>
          </table:table-cell>
          <table:table-cell/>
          <table:table-cell office:value-type="float" office:value="0.232346165196557" calcext:value-type="float">
            <text:p>0.2323461652</text:p>
          </table:table-cell>
          <table:table-cell/>
          <table:table-cell office:value-type="float" office:value="0.0953612301192998" calcext:value-type="float">
            <text:p>0.0953612301</text:p>
          </table:table-cell>
          <table:table-cell table:number-columns-repeated="6"/>
          <table:table-cell table:formula="of:=RAND()" office:value-type="float" office:value="0.470511975814588" calcext:value-type="float">
            <text:p>0.4705119758</text:p>
          </table:table-cell>
          <table:table-cell table:formula="of:=RAND()" office:value-type="float" office:value="0.158458456746303" calcext:value-type="float">
            <text:p>0.1584584567</text:p>
          </table:table-cell>
          <table:table-cell table:formula="of:=RAND()" office:value-type="float" office:value="0.0752058321914275" calcext:value-type="float">
            <text:p>0.0752058322</text:p>
          </table:table-cell>
          <table:table-cell table:formula="of:=[.Q23]+0.05" office:value-type="float" office:value="0.4" calcext:value-type="float">
            <text:p>0.4</text:p>
          </table:table-cell>
          <table:table-cell table:formula="of:=[.N24]/SUM([.$N24:.$P24])" office:value-type="float" office:value="0.66817358006249" calcext:value-type="float">
            <text:p>0.6681735801</text:p>
          </table:table-cell>
          <table:table-cell table:formula="of:=[.O24]/SUM([.$N24:.$P24])" office:value-type="float" office:value="0.225026693852053" calcext:value-type="float">
            <text:p>0.2250266939</text:p>
          </table:table-cell>
          <table:table-cell table:formula="of:=[.P24]/SUM([.$N24:.$P24])" office:value-type="float" office:value="0.106799726085457" calcext:value-type="float">
            <text:p>0.10679972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-SUM([.C25:.M25])" office:value-type="float" office:value="0.556209113962136" calcext:value-type="float">
            <text:p>0.556209114</text:p>
          </table:table-cell>
          <table:table-cell table:formula="of:=IF(MOD(ROW(); 3)=MOD(COLUMN()+2;3); [.$Q25]*[.$Q25] + [.$Q25]*(1-[.$Q25])*[.R25]; [.$Q25]*(1-[.$Q25])*[.R25])" office:value-type="float" office:value="0.0556605626134943" calcext:value-type="float">
            <text:p>0.0556605626</text:p>
          </table:table-cell>
          <table:table-cell/>
          <table:table-cell office:value-type="float" office:value="0.0917248161206714" calcext:value-type="float">
            <text:p>0.0917248161</text:p>
          </table:table-cell>
          <table:table-cell/>
          <table:table-cell office:value-type="float" office:value="0.296405507303698" calcext:value-type="float">
            <text:p>0.2964055073</text:p>
          </table:table-cell>
          <table:table-cell table:number-columns-repeated="6"/>
          <table:table-cell table:formula="of:=RAND()" office:value-type="float" office:value="0.526802799780853" calcext:value-type="float">
            <text:p>0.5268027998</text:p>
          </table:table-cell>
          <table:table-cell table:formula="of:=RAND()" office:value-type="float" office:value="0.933279864140786" calcext:value-type="float">
            <text:p>0.9332798641</text:p>
          </table:table-cell>
          <table:table-cell table:formula="of:=RAND()" office:value-type="float" office:value="0.811412017606292" calcext:value-type="float">
            <text:p>0.8114120176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5]/SUM([.$N25:.$P25])" office:value-type="float" office:value="0.23191901088956" calcext:value-type="float">
            <text:p>0.2319190109</text:p>
          </table:table-cell>
          <table:table-cell table:formula="of:=[.O25]/SUM([.$N25:.$P25])" office:value-type="float" office:value="0.410865969324221" calcext:value-type="float">
            <text:p>0.4108659693</text:p>
          </table:table-cell>
          <table:table-cell table:formula="of:=[.P25]/SUM([.$N25:.$P25])" office:value-type="float" office:value="0.357215019786219" calcext:value-type="float">
            <text:p>0.3572150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-SUM([.C26:.M26])" office:value-type="float" office:value="0.598650999551565" calcext:value-type="float">
            <text:p>0.5986509996</text:p>
          </table:table-cell>
          <table:table-cell table:formula="of:=IF(MOD(ROW(); 3)=MOD(COLUMN()+2;3); [.$Q26]*[.$Q26] + [.$Q26]*(1-[.$Q26])*[.R26]; [.$Q26]*(1-[.$Q26])*[.R26])" office:value-type="float" office:value="0.259844396558523" calcext:value-type="float">
            <text:p>0.2598443966</text:p>
          </table:table-cell>
          <table:table-cell/>
          <table:table-cell office:value-type="float" office:value="0.0967940218186207" calcext:value-type="float">
            <text:p>0.0967940218</text:p>
          </table:table-cell>
          <table:table-cell/>
          <table:table-cell office:value-type="float" office:value="0.0447105820712905" calcext:value-type="float">
            <text:p>0.0447105821</text:p>
          </table:table-cell>
          <table:table-cell table:number-columns-repeated="6"/>
          <table:table-cell table:formula="of:=RAND()" office:value-type="float" office:value="0.663108646986075" calcext:value-type="float">
            <text:p>0.663108647</text:p>
          </table:table-cell>
          <table:table-cell table:formula="of:=RAND()" office:value-type="float" office:value="0.517860818770714" calcext:value-type="float">
            <text:p>0.5178608188</text:p>
          </table:table-cell>
          <table:table-cell table:formula="of:=RAND()" office:value-type="float" office:value="0.412971514029445" calcext:value-type="float">
            <text:p>0.412971514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6]/SUM([.$N26:.$P26])" office:value-type="float" office:value="0.416018318993847" calcext:value-type="float">
            <text:p>0.416018319</text:p>
          </table:table-cell>
          <table:table-cell table:formula="of:=[.O26]/SUM([.$N26:.$P26])" office:value-type="float" office:value="0.324893346327143" calcext:value-type="float">
            <text:p>0.3248933463</text:p>
          </table:table-cell>
          <table:table-cell table:formula="of:=[.P26]/SUM([.$N26:.$P26])" office:value-type="float" office:value="0.25908833467901" calcext:value-type="float">
            <text:p>0.2590883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-SUM([.C27:.M27])" office:value-type="float" office:value="0.512021327022454" calcext:value-type="float">
            <text:p>0.512021327</text:p>
          </table:table-cell>
          <table:table-cell table:formula="of:=IF(MOD(ROW(); 3)=MOD(COLUMN()+2;3); [.$Q27]*[.$Q27] + [.$Q27]*(1-[.$Q27])*[.R27]; [.$Q27]*(1-[.$Q27])*[.R27])" office:value-type="float" office:value="0.0258658926247431" calcext:value-type="float">
            <text:p>0.0258658926</text:p>
          </table:table-cell>
          <table:table-cell/>
          <table:table-cell office:value-type="float" office:value="0.420309879622705" calcext:value-type="float">
            <text:p>0.4203098796</text:p>
          </table:table-cell>
          <table:table-cell/>
          <table:table-cell office:value-type="float" office:value="0.0418029007300979" calcext:value-type="float">
            <text:p>0.0418029007</text:p>
          </table:table-cell>
          <table:table-cell table:number-columns-repeated="6"/>
          <table:table-cell table:formula="of:=RAND()" office:value-type="float" office:value="0.0975337879499421" calcext:value-type="float">
            <text:p>0.0975337879</text:p>
          </table:table-cell>
          <table:table-cell table:formula="of:=RAND()" office:value-type="float" office:value="0.709624719922431" calcext:value-type="float">
            <text:p>0.7096247199</text:p>
          </table:table-cell>
          <table:table-cell table:formula="of:=RAND()" office:value-type="float" office:value="0.126101861983139" calcext:value-type="float">
            <text:p>0.126101862</text:p>
          </table:table-cell>
          <table:table-cell table:formula="of:=[.Q26]+0.05" office:value-type="float" office:value="0.45" calcext:value-type="float">
            <text:p>0.45</text:p>
          </table:table-cell>
          <table:table-cell table:formula="of:=[.N27]/SUM([.$N27:.$P27])" office:value-type="float" office:value="0.104508657069669" calcext:value-type="float">
            <text:p>0.1045086571</text:p>
          </table:table-cell>
          <table:table-cell table:formula="of:=[.O27]/SUM([.$N27:.$P27])" office:value-type="float" office:value="0.760371642087723" calcext:value-type="float">
            <text:p>0.7603716421</text:p>
          </table:table-cell>
          <table:table-cell table:formula="of:=[.P27]/SUM([.$N27:.$P27])" office:value-type="float" office:value="0.135119700842609" calcext:value-type="float">
            <text:p>0.13511970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-SUM([.C28:.M28])" office:value-type="float" office:value="0.546803702051817" calcext:value-type="float">
            <text:p>0.5468037021</text:p>
          </table:table-cell>
          <table:table-cell table:formula="of:=IF(MOD(ROW(); 3)=MOD(COLUMN()+2;3); [.$Q28]*[.$Q28] + [.$Q28]*(1-[.$Q28])*[.R28]; [.$Q28]*(1-[.$Q28])*[.R28])" office:value-type="float" office:value="0.10478165653366" calcext:value-type="float">
            <text:p>0.1047816565</text:p>
          </table:table-cell>
          <table:table-cell/>
          <table:table-cell office:value-type="float" office:value="0.105408423846768" calcext:value-type="float">
            <text:p>0.1054084238</text:p>
          </table:table-cell>
          <table:table-cell/>
          <table:table-cell office:value-type="float" office:value="0.243006217567755" calcext:value-type="float">
            <text:p>0.2430062176</text:p>
          </table:table-cell>
          <table:table-cell table:number-columns-repeated="6"/>
          <table:table-cell table:formula="of:=RAND()" office:value-type="float" office:value="0.575672065955587" calcext:value-type="float">
            <text:p>0.575672066</text:p>
          </table:table-cell>
          <table:table-cell table:formula="of:=RAND()" office:value-type="float" office:value="0.271719873533584" calcext:value-type="float">
            <text:p>0.2717198735</text:p>
          </table:table-cell>
          <table:table-cell table:formula="of:=RAND()" office:value-type="float" office:value="0.512376945995457" calcext:value-type="float">
            <text:p>0.512376946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8]/SUM([.$N28:.$P28])" office:value-type="float" office:value="0.423360228418828" calcext:value-type="float">
            <text:p>0.4233602284</text:p>
          </table:table-cell>
          <table:table-cell table:formula="of:=[.O28]/SUM([.$N28:.$P28])" office:value-type="float" office:value="0.199827982853676" calcext:value-type="float">
            <text:p>0.1998279829</text:p>
          </table:table-cell>
          <table:table-cell table:formula="of:=[.P28]/SUM([.$N28:.$P28])" office:value-type="float" office:value="0.376811788727496" calcext:value-type="float">
            <text:p>0.37681178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-SUM([.C29:.M29])" office:value-type="float" office:value="0.567152155584004" calcext:value-type="float">
            <text:p>0.5671521556</text:p>
          </table:table-cell>
          <table:table-cell table:formula="of:=IF(MOD(ROW(); 3)=MOD(COLUMN()+2;3); [.$Q29]*[.$Q29] + [.$Q29]*(1-[.$Q29])*[.R29]; [.$Q29]*(1-[.$Q29])*[.R29])" office:value-type="float" office:value="0.239306306866367" calcext:value-type="float">
            <text:p>0.2393063069</text:p>
          </table:table-cell>
          <table:table-cell/>
          <table:table-cell office:value-type="float" office:value="0.0521180266645144" calcext:value-type="float">
            <text:p>0.0521180267</text:p>
          </table:table-cell>
          <table:table-cell/>
          <table:table-cell office:value-type="float" office:value="0.141423510885114" calcext:value-type="float">
            <text:p>0.1414235109</text:p>
          </table:table-cell>
          <table:table-cell table:number-columns-repeated="6"/>
          <table:table-cell table:formula="of:=RAND()" office:value-type="float" office:value="0.197578541818075" calcext:value-type="float">
            <text:p>0.1975785418</text:p>
          </table:table-cell>
          <table:table-cell table:formula="of:=RAND()" office:value-type="float" office:value="0.604594788397662" calcext:value-type="float">
            <text:p>0.6045947884</text:p>
          </table:table-cell>
          <table:table-cell table:formula="of:=RAND()" office:value-type="float" office:value="0.526422045503907" calcext:value-type="float">
            <text:p>0.5264220455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9]/SUM([.$N29:.$P29])" office:value-type="float" office:value="0.148712350975221" calcext:value-type="float">
            <text:p>0.148712351</text:p>
          </table:table-cell>
          <table:table-cell table:formula="of:=[.O29]/SUM([.$N29:.$P29])" office:value-type="float" office:value="0.455063143713095" calcext:value-type="float">
            <text:p>0.4550631437</text:p>
          </table:table-cell>
          <table:table-cell table:formula="of:=[.P29]/SUM([.$N29:.$P29])" office:value-type="float" office:value="0.396224505311684" calcext:value-type="float">
            <text:p>0.3962245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-SUM([.C30:.M30])" office:value-type="float" office:value="0.547978396240478" calcext:value-type="float">
            <text:p>0.5479783962</text:p>
          </table:table-cell>
          <table:table-cell table:formula="of:=IF(MOD(ROW(); 3)=MOD(COLUMN()+2;3); [.$Q30]*[.$Q30] + [.$Q30]*(1-[.$Q30])*[.R30]; [.$Q30]*(1-[.$Q30])*[.R30])" office:value-type="float" office:value="0.090897695807461" calcext:value-type="float">
            <text:p>0.0908976958</text:p>
          </table:table-cell>
          <table:table-cell/>
          <table:table-cell office:value-type="float" office:value="0.315571149214929" calcext:value-type="float">
            <text:p>0.3155711492</text:p>
          </table:table-cell>
          <table:table-cell/>
          <table:table-cell office:value-type="float" office:value="0.0455527587371318" calcext:value-type="float">
            <text:p>0.0455527587</text:p>
          </table:table-cell>
          <table:table-cell table:number-columns-repeated="6"/>
          <table:table-cell table:formula="of:=RAND()" office:value-type="float" office:value="0.543564216350205" calcext:value-type="float">
            <text:p>0.5435642164</text:p>
          </table:table-cell>
          <table:table-cell table:formula="of:=RAND()" office:value-type="float" office:value="0.942266575875692" calcext:value-type="float">
            <text:p>0.9422665759</text:p>
          </table:table-cell>
          <table:table-cell table:formula="of:=RAND()" office:value-type="float" office:value="0.00915819380291314" calcext:value-type="float">
            <text:p>0.0091581938</text:p>
          </table:table-cell>
          <table:table-cell table:formula="of:=[.Q29]+0.05" office:value-type="float" office:value="0.5" calcext:value-type="float">
            <text:p>0.5</text:p>
          </table:table-cell>
          <table:table-cell table:formula="of:=[.N30]/SUM([.$N30:.$P30])" office:value-type="float" office:value="0.363590783229844" calcext:value-type="float">
            <text:p>0.3635907832</text:p>
          </table:table-cell>
          <table:table-cell table:formula="of:=[.O30]/SUM([.$N30:.$P30])" office:value-type="float" office:value="0.630283289496779" calcext:value-type="float">
            <text:p>0.6302832895</text:p>
          </table:table-cell>
          <table:table-cell table:formula="of:=[.P30]/SUM([.$N30:.$P30])" office:value-type="float" office:value="0.00612592727337769" calcext:value-type="float">
            <text:p>0.0061259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-SUM([.C31:.M31])" office:value-type="float" office:value="0.483023634862642" calcext:value-type="float">
            <text:p>0.4830236349</text:p>
          </table:table-cell>
          <table:table-cell table:formula="of:=IF(MOD(ROW(); 3)=MOD(COLUMN()+2;3); [.$Q31]*[.$Q31] + [.$Q31]*(1-[.$Q31])*[.R31]; [.$Q31]*(1-[.$Q31])*[.R31])" office:value-type="float" office:value="0.142873539412508" calcext:value-type="float">
            <text:p>0.1428735394</text:p>
          </table:table-cell>
          <table:table-cell/>
          <table:table-cell office:value-type="float" office:value="0.0334172625608892" calcext:value-type="float">
            <text:p>0.0334172626</text:p>
          </table:table-cell>
          <table:table-cell/>
          <table:table-cell office:value-type="float" office:value="0.340685563163961" calcext:value-type="float">
            <text:p>0.3406855632</text:p>
          </table:table-cell>
          <table:table-cell table:number-columns-repeated="6"/>
          <table:table-cell table:formula="of:=RAND()" office:value-type="float" office:value="0.862824897863902" calcext:value-type="float">
            <text:p>0.8628248979</text:p>
          </table:table-cell>
          <table:table-cell table:formula="of:=RAND()" office:value-type="float" office:value="0.402251336607151" calcext:value-type="float">
            <text:p>0.4022513366</text:p>
          </table:table-cell>
          <table:table-cell table:formula="of:=RAND()" office:value-type="float" office:value="0.244694051566192" calcext:value-type="float">
            <text:p>0.2446940516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1]/SUM([.$N31:.$P31])" office:value-type="float" office:value="0.571494157650031" calcext:value-type="float">
            <text:p>0.5714941577</text:p>
          </table:table-cell>
          <table:table-cell table:formula="of:=[.O31]/SUM([.$N31:.$P31])" office:value-type="float" office:value="0.266432145557028" calcext:value-type="float">
            <text:p>0.2664321456</text:p>
          </table:table-cell>
          <table:table-cell table:formula="of:=[.P31]/SUM([.$N31:.$P31])" office:value-type="float" office:value="0.162073696792941" calcext:value-type="float">
            <text:p>0.16207369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-SUM([.C32:.M32])" office:value-type="float" office:value="0.410378990910941" calcext:value-type="float">
            <text:p>0.4103789909</text:p>
          </table:table-cell>
          <table:table-cell table:formula="of:=IF(MOD(ROW(); 3)=MOD(COLUMN()+2;3); [.$Q32]*[.$Q32] + [.$Q32]*(1-[.$Q32])*[.R32]; [.$Q32]*(1-[.$Q32])*[.R32])" office:value-type="float" office:value="0.365333366392184" calcext:value-type="float">
            <text:p>0.3653333664</text:p>
          </table:table-cell>
          <table:table-cell/>
          <table:table-cell office:value-type="float" office:value="0.118173583929422" calcext:value-type="float">
            <text:p>0.1181735839</text:p>
          </table:table-cell>
          <table:table-cell/>
          <table:table-cell office:value-type="float" office:value="0.106114058767453" calcext:value-type="float">
            <text:p>0.1061140588</text:p>
          </table:table-cell>
          <table:table-cell table:number-columns-repeated="6"/>
          <table:table-cell table:formula="of:=RAND()" office:value-type="float" office:value="0.437987511162646" calcext:value-type="float">
            <text:p>0.4379875112</text:p>
          </table:table-cell>
          <table:table-cell table:formula="of:=RAND()" office:value-type="float" office:value="0.231381815043278" calcext:value-type="float">
            <text:p>0.231381815</text:p>
          </table:table-cell>
          <table:table-cell table:formula="of:=RAND()" office:value-type="float" office:value="0.280025295800724" calcext:value-type="float">
            <text:p>0.2800252958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2]/SUM([.$N32:.$P32])" office:value-type="float" office:value="0.461333465568735" calcext:value-type="float">
            <text:p>0.4613334656</text:p>
          </table:table-cell>
          <table:table-cell table:formula="of:=[.O32]/SUM([.$N32:.$P32])" office:value-type="float" office:value="0.243715110323911" calcext:value-type="float">
            <text:p>0.2437151103</text:p>
          </table:table-cell>
          <table:table-cell table:formula="of:=[.P32]/SUM([.$N32:.$P32])" office:value-type="float" office:value="0.294951424107354" calcext:value-type="float">
            <text:p>0.2949514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-SUM([.C33:.M33])" office:value-type="float" office:value="0.438735072712308" calcext:value-type="float">
            <text:p>0.4387350727</text:p>
          </table:table-cell>
          <table:table-cell table:formula="of:=IF(MOD(ROW(); 3)=MOD(COLUMN()+2;3); [.$Q33]*[.$Q33] + [.$Q33]*(1-[.$Q33])*[.R33]; [.$Q33]*(1-[.$Q33])*[.R33])" office:value-type="float" office:value="0.0888757399749373" calcext:value-type="float">
            <text:p>0.08887574</text:p>
          </table:table-cell>
          <table:table-cell/>
          <table:table-cell office:value-type="float" office:value="0.394792038063718" calcext:value-type="float">
            <text:p>0.3947920381</text:p>
          </table:table-cell>
          <table:table-cell/>
          <table:table-cell office:value-type="float" office:value="0.0775971492490368" calcext:value-type="float">
            <text:p>0.0775971492</text:p>
          </table:table-cell>
          <table:table-cell table:number-columns-repeated="6"/>
          <table:table-cell table:formula="of:=RAND()" office:value-type="float" office:value="0.821688053081743" calcext:value-type="float">
            <text:p>0.8216880531</text:p>
          </table:table-cell>
          <table:table-cell table:formula="of:=RAND()" office:value-type="float" office:value="0.967288253479637" calcext:value-type="float">
            <text:p>0.9672882535</text:p>
          </table:table-cell>
          <table:table-cell table:formula="of:=RAND()" office:value-type="float" office:value="0.499249852737891" calcext:value-type="float">
            <text:p>0.4992498527</text:p>
          </table:table-cell>
          <table:table-cell table:formula="of:=[.Q32]+0.05" office:value-type="float" office:value="0.55" calcext:value-type="float">
            <text:p>0.55</text:p>
          </table:table-cell>
          <table:table-cell table:formula="of:=[.N33]/SUM([.$N33:.$P33])" office:value-type="float" office:value="0.359093898888635" calcext:value-type="float">
            <text:p>0.3590938989</text:p>
          </table:table-cell>
          <table:table-cell table:formula="of:=[.O33]/SUM([.$N33:.$P33])" office:value-type="float" office:value="0.422724060534231" calcext:value-type="float">
            <text:p>0.4227240605</text:p>
          </table:table-cell>
          <table:table-cell table:formula="of:=[.P33]/SUM([.$N33:.$P33])" office:value-type="float" office:value="0.218182040577133" calcext:value-type="float">
            <text:p>0.2181820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-SUM([.C34:.M34])" office:value-type="float" office:value="0.462468748959001" calcext:value-type="float">
            <text:p>0.462468749</text:p>
          </table:table-cell>
          <table:table-cell table:formula="of:=IF(MOD(ROW(); 3)=MOD(COLUMN()+2;3); [.$Q34]*[.$Q34] + [.$Q34]*(1-[.$Q34])*[.R34]; [.$Q34]*(1-[.$Q34])*[.R34])" office:value-type="float" office:value="0.127644836620422" calcext:value-type="float">
            <text:p>0.1276448366</text:p>
          </table:table-cell>
          <table:table-cell/>
          <table:table-cell office:value-type="float" office:value="0.0275245623729889" calcext:value-type="float">
            <text:p>0.0275245624</text:p>
          </table:table-cell>
          <table:table-cell/>
          <table:table-cell office:value-type="float" office:value="0.382361852047588" calcext:value-type="float">
            <text:p>0.382361852</text:p>
          </table:table-cell>
          <table:table-cell table:number-columns-repeated="6"/>
          <table:table-cell table:formula="of:=RAND()" office:value-type="float" office:value="0.643190336064436" calcext:value-type="float">
            <text:p>0.6431903361</text:p>
          </table:table-cell>
          <table:table-cell table:formula="of:=RAND()" office:value-type="float" office:value="0.101329188444652" calcext:value-type="float">
            <text:p>0.1013291884</text:p>
          </table:table-cell>
          <table:table-cell table:formula="of:=RAND()" office:value-type="float" office:value="0.502609716208502" calcext:value-type="float">
            <text:p>0.5026097162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4]/SUM([.$N34:.$P34])" office:value-type="float" office:value="0.515736713617867" calcext:value-type="float">
            <text:p>0.5157367136</text:p>
          </table:table-cell>
          <table:table-cell table:formula="of:=[.O34]/SUM([.$N34:.$P34])" office:value-type="float" office:value="0.0812499499942344" calcext:value-type="float">
            <text:p>0.08124995</text:p>
          </table:table-cell>
          <table:table-cell table:formula="of:=[.P34]/SUM([.$N34:.$P34])" office:value-type="float" office:value="0.403013336387898" calcext:value-type="float">
            <text:p>0.4030133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-SUM([.C35:.M35])" office:value-type="float" office:value="0.469591221627168" calcext:value-type="float">
            <text:p>0.4695912216</text:p>
          </table:table-cell>
          <table:table-cell table:formula="of:=IF(MOD(ROW(); 3)=MOD(COLUMN()+2;3); [.$Q35]*[.$Q35] + [.$Q35]*(1-[.$Q35])*[.R35]; [.$Q35]*(1-[.$Q35])*[.R35])" office:value-type="float" office:value="0.347231111655143" calcext:value-type="float">
            <text:p>0.3472311117</text:p>
          </table:table-cell>
          <table:table-cell/>
          <table:table-cell office:value-type="float" office:value="0.0587305482788168" calcext:value-type="float">
            <text:p>0.0587305483</text:p>
          </table:table-cell>
          <table:table-cell/>
          <table:table-cell office:value-type="float" office:value="0.124447118438873" calcext:value-type="float">
            <text:p>0.1244471184</text:p>
          </table:table-cell>
          <table:table-cell table:number-columns-repeated="6"/>
          <table:table-cell table:formula="of:=RAND()" office:value-type="float" office:value="0.206381148309447" calcext:value-type="float">
            <text:p>0.2063811483</text:p>
          </table:table-cell>
          <table:table-cell table:formula="of:=RAND()" office:value-type="float" office:value="0.702468148083426" calcext:value-type="float">
            <text:p>0.7024681481</text:p>
          </table:table-cell>
          <table:table-cell table:formula="of:=RAND()" office:value-type="float" office:value="0.233070327702039" calcext:value-type="float">
            <text:p>0.2330703277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5]/SUM([.$N35:.$P35])" office:value-type="float" office:value="0.180731764263203" calcext:value-type="float">
            <text:p>0.1807317643</text:p>
          </table:table-cell>
          <table:table-cell table:formula="of:=[.O35]/SUM([.$N35:.$P35])" office:value-type="float" office:value="0.615164266609573" calcext:value-type="float">
            <text:p>0.6151642666</text:p>
          </table:table-cell>
          <table:table-cell table:formula="of:=[.P35]/SUM([.$N35:.$P35])" office:value-type="float" office:value="0.204103969127224" calcext:value-type="float">
            <text:p>0.20410396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-SUM([.C36:.M36])" office:value-type="float" office:value="0.359623117710025" calcext:value-type="float">
            <text:p>0.3596231177</text:p>
          </table:table-cell>
          <table:table-cell table:formula="of:=IF(MOD(ROW(); 3)=MOD(COLUMN()+2;3); [.$Q36]*[.$Q36] + [.$Q36]*(1-[.$Q36])*[.R36]; [.$Q36]*(1-[.$Q36])*[.R36])" office:value-type="float" office:value="0.0876947026495131" calcext:value-type="float">
            <text:p>0.0876947026</text:p>
          </table:table-cell>
          <table:table-cell/>
          <table:table-cell office:value-type="float" office:value="0.443651521364888" calcext:value-type="float">
            <text:p>0.4436515214</text:p>
          </table:table-cell>
          <table:table-cell/>
          <table:table-cell office:value-type="float" office:value="0.109030658275574" calcext:value-type="float">
            <text:p>0.1090306583</text:p>
          </table:table-cell>
          <table:table-cell table:number-columns-repeated="6"/>
          <table:table-cell table:formula="of:=RAND()" office:value-type="float" office:value="0.765403911587782" calcext:value-type="float">
            <text:p>0.7654039116</text:p>
          </table:table-cell>
          <table:table-cell table:formula="of:=RAND()" office:value-type="float" office:value="0.951844825525768" calcext:value-type="float">
            <text:p>0.9518448255</text:p>
          </table:table-cell>
          <table:table-cell table:formula="of:=RAND()" office:value-type="float" office:value="0.377483706592245" calcext:value-type="float">
            <text:p>0.3774837066</text:p>
          </table:table-cell>
          <table:table-cell table:formula="of:=[.Q35]+0.05" office:value-type="float" office:value="0.6" calcext:value-type="float">
            <text:p>0.6</text:p>
          </table:table-cell>
          <table:table-cell table:formula="of:=[.N36]/SUM([.$N36:.$P36])" office:value-type="float" office:value="0.365394594372971" calcext:value-type="float">
            <text:p>0.3653945944</text:p>
          </table:table-cell>
          <table:table-cell table:formula="of:=[.O36]/SUM([.$N36:.$P36])" office:value-type="float" office:value="0.454399237661998" calcext:value-type="float">
            <text:p>0.4543992377</text:p>
          </table:table-cell>
          <table:table-cell table:formula="of:=[.P36]/SUM([.$N36:.$P36])" office:value-type="float" office:value="0.18020616796503" calcext:value-type="float">
            <text:p>0.1802061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-SUM([.C37:.M37])" office:value-type="float" office:value="0.352120523459323" calcext:value-type="float">
            <text:p>0.3521205235</text:p>
          </table:table-cell>
          <table:table-cell table:formula="of:=IF(MOD(ROW(); 3)=MOD(COLUMN()+2;3); [.$Q37]*[.$Q37] + [.$Q37]*(1-[.$Q37])*[.R37]; [.$Q37]*(1-[.$Q37])*[.R37])" office:value-type="float" office:value="0.0251639577451288" calcext:value-type="float">
            <text:p>0.0251639577</text:p>
          </table:table-cell>
          <table:table-cell/>
          <table:table-cell office:value-type="float" office:value="0.154565533925014" calcext:value-type="float">
            <text:p>0.1545655339</text:p>
          </table:table-cell>
          <table:table-cell/>
          <table:table-cell office:value-type="float" office:value="0.468149984870534" calcext:value-type="float">
            <text:p>0.4681499849</text:p>
          </table:table-cell>
          <table:table-cell table:number-columns-repeated="6"/>
          <table:table-cell table:formula="of:=RAND()" office:value-type="float" office:value="0.101524799014442" calcext:value-type="float">
            <text:p>0.101524799</text:p>
          </table:table-cell>
          <table:table-cell table:formula="of:=RAND()" office:value-type="float" office:value="0.723403224837966" calcext:value-type="float">
            <text:p>0.7234032248</text:p>
          </table:table-cell>
          <table:table-cell table:formula="of:=RAND()" office:value-type="float" office:value="0.143359715709655" calcext:value-type="float">
            <text:p>0.1433597157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7]/SUM([.$N37:.$P37])" office:value-type="float" office:value="0.104849823938036" calcext:value-type="float">
            <text:p>0.1048498239</text:p>
          </table:table-cell>
          <table:table-cell table:formula="of:=[.O37]/SUM([.$N37:.$P37])" office:value-type="float" office:value="0.747095305745735" calcext:value-type="float">
            <text:p>0.7470953057</text:p>
          </table:table-cell>
          <table:table-cell table:formula="of:=[.P37]/SUM([.$N37:.$P37])" office:value-type="float" office:value="0.148054870316229" calcext:value-type="float">
            <text:p>0.14805487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-SUM([.C38:.M38])" office:value-type="float" office:value="0.445050578113762" calcext:value-type="float">
            <text:p>0.4450505781</text:p>
          </table:table-cell>
          <table:table-cell table:formula="of:=IF(MOD(ROW(); 3)=MOD(COLUMN()+2;3); [.$Q38]*[.$Q38] + [.$Q38]*(1-[.$Q38])*[.R38]; [.$Q38]*(1-[.$Q38])*[.R38])" office:value-type="float" office:value="0.3786070451364" calcext:value-type="float">
            <text:p>0.3786070451</text:p>
          </table:table-cell>
          <table:table-cell/>
          <table:table-cell office:value-type="float" office:value="0.0673625628488108" calcext:value-type="float">
            <text:p>0.0673625628</text:p>
          </table:table-cell>
          <table:table-cell/>
          <table:table-cell office:value-type="float" office:value="0.108979813901027" calcext:value-type="float">
            <text:p>0.1089798139</text:p>
          </table:table-cell>
          <table:table-cell table:number-columns-repeated="6"/>
          <table:table-cell table:formula="of:=RAND()" office:value-type="float" office:value="0.101651394390501" calcext:value-type="float">
            <text:p>0.1016513944</text:p>
          </table:table-cell>
          <table:table-cell table:formula="of:=RAND()" office:value-type="float" office:value="0.337820536340587" calcext:value-type="float">
            <text:p>0.3378205363</text:p>
          </table:table-cell>
          <table:table-cell table:formula="of:=RAND()" office:value-type="float" office:value="0.871662345285417" calcext:value-type="float">
            <text:p>0.8716623453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8]/SUM([.$N38:.$P38])" office:value-type="float" office:value="0.077529354735" calcext:value-type="float">
            <text:p>0.0775293547</text:p>
          </table:table-cell>
          <table:table-cell table:formula="of:=[.O38]/SUM([.$N38:.$P38])" office:value-type="float" office:value="0.257655178817348" calcext:value-type="float">
            <text:p>0.2576551788</text:p>
          </table:table-cell>
          <table:table-cell table:formula="of:=[.P38]/SUM([.$N38:.$P38])" office:value-type="float" office:value="0.664815466447652" calcext:value-type="float">
            <text:p>0.66481546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-SUM([.C39:.M39])" office:value-type="float" office:value="0.394216606836459" calcext:value-type="float">
            <text:p>0.3942166068</text:p>
          </table:table-cell>
          <table:table-cell table:formula="of:=IF(MOD(ROW(); 3)=MOD(COLUMN()+2;3); [.$Q39]*[.$Q39] + [.$Q39]*(1-[.$Q39])*[.R39]; [.$Q39]*(1-[.$Q39])*[.R39])" office:value-type="float" office:value="0.0779991912209973" calcext:value-type="float">
            <text:p>0.0779991912</text:p>
          </table:table-cell>
          <table:table-cell/>
          <table:table-cell office:value-type="float" office:value="0.46358712747229" calcext:value-type="float">
            <text:p>0.4635871275</text:p>
          </table:table-cell>
          <table:table-cell/>
          <table:table-cell office:value-type="float" office:value="0.0641970744702543" calcext:value-type="float">
            <text:p>0.0641970745</text:p>
          </table:table-cell>
          <table:table-cell table:number-columns-repeated="6"/>
          <table:table-cell table:formula="of:=RAND()" office:value-type="float" office:value="0.964626248809509" calcext:value-type="float">
            <text:p>0.9646262488</text:p>
          </table:table-cell>
          <table:table-cell table:formula="of:=RAND()" office:value-type="float" office:value="0.942326068296097" calcext:value-type="float">
            <text:p>0.9423260683</text:p>
          </table:table-cell>
          <table:table-cell table:formula="of:=RAND()" office:value-type="float" office:value="0.906570081894435" calcext:value-type="float">
            <text:p>0.9065700819</text:p>
          </table:table-cell>
          <table:table-cell table:formula="of:=[.Q38]+0.05" office:value-type="float" office:value="0.65" calcext:value-type="float">
            <text:p>0.65</text:p>
          </table:table-cell>
          <table:table-cell table:formula="of:=[.N39]/SUM([.$N39:.$P39])" office:value-type="float" office:value="0.342853587784603" calcext:value-type="float">
            <text:p>0.3428535878</text:p>
          </table:table-cell>
          <table:table-cell table:formula="of:=[.O39]/SUM([.$N39:.$P39])" office:value-type="float" office:value="0.334927515995967" calcext:value-type="float">
            <text:p>0.334927516</text:p>
          </table:table-cell>
          <table:table-cell table:formula="of:=[.P39]/SUM([.$N39:.$P39])" office:value-type="float" office:value="0.32221889621943" calcext:value-type="float">
            <text:p>0.32221889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-SUM([.C40:.M40])" office:value-type="float" office:value="0.397302430606575" calcext:value-type="float">
            <text:p>0.3973024306</text:p>
          </table:table-cell>
          <table:table-cell table:formula="of:=IF(MOD(ROW(); 3)=MOD(COLUMN()+2;3); [.$Q40]*[.$Q40] + [.$Q40]*(1-[.$Q40])*[.R40]; [.$Q40]*(1-[.$Q40])*[.R40])" office:value-type="float" office:value="0.00573781853891733" calcext:value-type="float">
            <text:p>0.0057378185</text:p>
          </table:table-cell>
          <table:table-cell/>
          <table:table-cell office:value-type="float" office:value="0.0832038615782277" calcext:value-type="float">
            <text:p>0.0832038616</text:p>
          </table:table-cell>
          <table:table-cell/>
          <table:table-cell office:value-type="float" office:value="0.51375588927628" calcext:value-type="float">
            <text:p>0.5137558893</text:p>
          </table:table-cell>
          <table:table-cell table:number-columns-repeated="6"/>
          <table:table-cell table:formula="of:=RAND()" office:value-type="float" office:value="0.0360524599673226" calcext:value-type="float">
            <text:p>0.03605246</text:p>
          </table:table-cell>
          <table:table-cell table:formula="of:=RAND()" office:value-type="float" office:value="0.869638700853102" calcext:value-type="float">
            <text:p>0.8696387009</text:p>
          </table:table-cell>
          <table:table-cell table:formula="of:=RAND()" office:value-type="float" office:value="0.523760570170274" calcext:value-type="float">
            <text:p>0.5237605702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0]/SUM([.$N40:.$P40])" office:value-type="float" office:value="0.0252211803908454" calcext:value-type="float">
            <text:p>0.0252211804</text:p>
          </table:table-cell>
          <table:table-cell table:formula="of:=[.O40]/SUM([.$N40:.$P40])" office:value-type="float" office:value="0.608372204530746" calcext:value-type="float">
            <text:p>0.6083722045</text:p>
          </table:table-cell>
          <table:table-cell table:formula="of:=[.P40]/SUM([.$N40:.$P40])" office:value-type="float" office:value="0.366406615078409" calcext:value-type="float">
            <text:p>0.3664066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-SUM([.C41:.M41])" office:value-type="float" office:value="0.285503603480612" calcext:value-type="float">
            <text:p>0.2855036035</text:p>
          </table:table-cell>
          <table:table-cell table:formula="of:=IF(MOD(ROW(); 3)=MOD(COLUMN()+2;3); [.$Q41]*[.$Q41] + [.$Q41]*(1-[.$Q41])*[.R41]; [.$Q41]*(1-[.$Q41])*[.R41])" office:value-type="float" office:value="0.531957508642728" calcext:value-type="float">
            <text:p>0.5319575086</text:p>
          </table:table-cell>
          <table:table-cell/>
          <table:table-cell office:value-type="float" office:value="0.0992139118405269" calcext:value-type="float">
            <text:p>0.0992139118</text:p>
          </table:table-cell>
          <table:table-cell/>
          <table:table-cell office:value-type="float" office:value="0.083324976036133" calcext:value-type="float">
            <text:p>0.083324976</text:p>
          </table:table-cell>
          <table:table-cell table:number-columns-repeated="6"/>
          <table:table-cell table:formula="of:=RAND()" office:value-type="float" office:value="0.74518573388923" calcext:value-type="float">
            <text:p>0.7451857339</text:p>
          </table:table-cell>
          <table:table-cell table:formula="of:=RAND()" office:value-type="float" office:value="0.745245663332753" calcext:value-type="float">
            <text:p>0.7452456633</text:p>
          </table:table-cell>
          <table:table-cell table:formula="of:=RAND()" office:value-type="float" office:value="0.0583865556253506" calcext:value-type="float">
            <text:p>0.0583865556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1]/SUM([.$N41:.$P41])" office:value-type="float" office:value="0.481131906121883" calcext:value-type="float">
            <text:p>0.4811319061</text:p>
          </table:table-cell>
          <table:table-cell table:formula="of:=[.O41]/SUM([.$N41:.$P41])" office:value-type="float" office:value="0.481170599787212" calcext:value-type="float">
            <text:p>0.4811705998</text:p>
          </table:table-cell>
          <table:table-cell table:formula="of:=[.P41]/SUM([.$N41:.$P41])" office:value-type="float" office:value="0.0376974940909054" calcext:value-type="float">
            <text:p>0.03769749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-SUM([.C42:.M42])" office:value-type="float" office:value="0.230981708284061" calcext:value-type="float">
            <text:p>0.2309817083</text:p>
          </table:table-cell>
          <table:table-cell table:formula="of:=IF(MOD(ROW(); 3)=MOD(COLUMN()+2;3); [.$Q42]*[.$Q42] + [.$Q42]*(1-[.$Q42])*[.R42]; [.$Q42]*(1-[.$Q42])*[.R42])" office:value-type="float" office:value="0.122838255695066" calcext:value-type="float">
            <text:p>0.1228382557</text:p>
          </table:table-cell>
          <table:table-cell/>
          <table:table-cell office:value-type="float" office:value="0.556152170073124" calcext:value-type="float">
            <text:p>0.5561521701</text:p>
          </table:table-cell>
          <table:table-cell/>
          <table:table-cell office:value-type="float" office:value="0.0900278659477487" calcext:value-type="float">
            <text:p>0.0900278659</text:p>
          </table:table-cell>
          <table:table-cell table:number-columns-repeated="6"/>
          <table:table-cell table:formula="of:=RAND()" office:value-type="float" office:value="0.403911588364281" calcext:value-type="float">
            <text:p>0.4039115884</text:p>
          </table:table-cell>
          <table:table-cell table:formula="of:=RAND()" office:value-type="float" office:value="0.212445361888967" calcext:value-type="float">
            <text:p>0.2124453619</text:p>
          </table:table-cell>
          <table:table-cell table:formula="of:=RAND()" office:value-type="float" office:value="0.0741562215314411" calcext:value-type="float">
            <text:p>0.0741562215</text:p>
          </table:table-cell>
          <table:table-cell table:formula="of:=[.Q41]+0.05" office:value-type="float" office:value="0.7" calcext:value-type="float">
            <text:p>0.7</text:p>
          </table:table-cell>
          <table:table-cell table:formula="of:=[.N42]/SUM([.$N42:.$P42])" office:value-type="float" office:value="0.584944074738411" calcext:value-type="float">
            <text:p>0.5849440747</text:p>
          </table:table-cell>
          <table:table-cell table:formula="of:=[.O42]/SUM([.$N42:.$P42])" office:value-type="float" office:value="0.307663011467087" calcext:value-type="float">
            <text:p>0.3076630115</text:p>
          </table:table-cell>
          <table:table-cell table:formula="of:=[.P42]/SUM([.$N42:.$P42])" office:value-type="float" office:value="0.107392913794502" calcext:value-type="float">
            <text:p>0.10739291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-SUM([.C43:.M43])" office:value-type="float" office:value="0.332378623234197" calcext:value-type="float">
            <text:p>0.3323786232</text:p>
          </table:table-cell>
          <table:table-cell table:formula="of:=IF(MOD(ROW(); 3)=MOD(COLUMN()+2;3); [.$Q43]*[.$Q43] + [.$Q43]*(1-[.$Q43])*[.R43]; [.$Q43]*(1-[.$Q43])*[.R43])" office:value-type="float" office:value="0.0451549332491715" calcext:value-type="float">
            <text:p>0.0451549332</text:p>
          </table:table-cell>
          <table:table-cell/>
          <table:table-cell office:value-type="float" office:value="0.0886784289987337" calcext:value-type="float">
            <text:p>0.088678429</text:p>
          </table:table-cell>
          <table:table-cell/>
          <table:table-cell office:value-type="float" office:value="0.533788014517898" calcext:value-type="float">
            <text:p>0.5337880145</text:p>
          </table:table-cell>
          <table:table-cell table:number-columns-repeated="6"/>
          <table:table-cell table:formula="of:=RAND()" office:value-type="float" office:value="0.271792267798446" calcext:value-type="float">
            <text:p>0.2717922678</text:p>
          </table:table-cell>
          <table:table-cell table:formula="of:=RAND()" office:value-type="float" office:value="0.803950722212903" calcext:value-type="float">
            <text:p>0.8039507222</text:p>
          </table:table-cell>
          <table:table-cell table:formula="of:=RAND()" office:value-type="float" office:value="0.188268982339888" calcext:value-type="float">
            <text:p>0.1882689823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3]/SUM([.$N43:.$P43])" office:value-type="float" office:value="0.215023491662721" calcext:value-type="float">
            <text:p>0.2150234917</text:p>
          </table:table-cell>
          <table:table-cell table:formula="of:=[.O43]/SUM([.$N43:.$P43])" office:value-type="float" office:value="0.636030939420173" calcext:value-type="float">
            <text:p>0.6360309394</text:p>
          </table:table-cell>
          <table:table-cell table:formula="of:=[.P43]/SUM([.$N43:.$P43])" office:value-type="float" office:value="0.148945568917106" calcext:value-type="float">
            <text:p>0.14894556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-SUM([.C44:.M44])" office:value-type="float" office:value="0.306494416556072" calcext:value-type="float">
            <text:p>0.3064944166</text:p>
          </table:table-cell>
          <table:table-cell table:formula="of:=IF(MOD(ROW(); 3)=MOD(COLUMN()+2;3); [.$Q44]*[.$Q44] + [.$Q44]*(1-[.$Q44])*[.R44]; [.$Q44]*(1-[.$Q44])*[.R44])" office:value-type="float" office:value="0.552619897363359" calcext:value-type="float">
            <text:p>0.5526198974</text:p>
          </table:table-cell>
          <table:table-cell/>
          <table:table-cell office:value-type="float" office:value="0.0735768375554017" calcext:value-type="float">
            <text:p>0.0735768376</text:p>
          </table:table-cell>
          <table:table-cell/>
          <table:table-cell office:value-type="float" office:value="0.0673088485251675" calcext:value-type="float">
            <text:p>0.0673088485</text:p>
          </table:table-cell>
          <table:table-cell table:number-columns-repeated="6"/>
          <table:table-cell table:formula="of:=RAND()" office:value-type="float" office:value="0.553423424600624" calcext:value-type="float">
            <text:p>0.5534234246</text:p>
          </table:table-cell>
          <table:table-cell table:formula="of:=RAND()" office:value-type="float" office:value="0.728263558237813" calcext:value-type="float">
            <text:p>0.7282635582</text:p>
          </table:table-cell>
          <table:table-cell table:formula="of:=RAND()" office:value-type="float" office:value="0.574255362319966" calcext:value-type="float">
            <text:p>0.5742553623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4]/SUM([.$N44:.$P44])" office:value-type="float" office:value="0.298189987444567" calcext:value-type="float">
            <text:p>0.2981899874</text:p>
          </table:table-cell>
          <table:table-cell table:formula="of:=[.O44]/SUM([.$N44:.$P44])" office:value-type="float" office:value="0.392395572059463" calcext:value-type="float">
            <text:p>0.3923955721</text:p>
          </table:table-cell>
          <table:table-cell table:formula="of:=[.P44]/SUM([.$N44:.$P44])" office:value-type="float" office:value="0.30941444049597" calcext:value-type="float">
            <text:p>0.30941444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-SUM([.C45:.M45])" office:value-type="float" office:value="0.306590645594011" calcext:value-type="float">
            <text:p>0.3065906456</text:p>
          </table:table-cell>
          <table:table-cell table:formula="of:=IF(MOD(ROW(); 3)=MOD(COLUMN()+2;3); [.$Q45]*[.$Q45] + [.$Q45]*(1-[.$Q45])*[.R45]; [.$Q45]*(1-[.$Q45])*[.R45])" office:value-type="float" office:value="0.100119806111649" calcext:value-type="float">
            <text:p>0.1001198061</text:p>
          </table:table-cell>
          <table:table-cell/>
          <table:table-cell office:value-type="float" office:value="0.578022166719164" calcext:value-type="float">
            <text:p>0.5780221667</text:p>
          </table:table-cell>
          <table:table-cell/>
          <table:table-cell office:value-type="float" office:value="0.0152673815751762" calcext:value-type="float">
            <text:p>0.0152673816</text:p>
          </table:table-cell>
          <table:table-cell table:number-columns-repeated="6"/>
          <table:table-cell table:formula="of:=RAND()" office:value-type="float" office:value="0.923951411969028" calcext:value-type="float">
            <text:p>0.923951412</text:p>
          </table:table-cell>
          <table:table-cell table:formula="of:=RAND()" office:value-type="float" office:value="0.175757242715918" calcext:value-type="float">
            <text:p>0.1757572427</text:p>
          </table:table-cell>
          <table:table-cell table:formula="of:=RAND()" office:value-type="float" office:value="0.630627194657417" calcext:value-type="float">
            <text:p>0.6306271947</text:p>
          </table:table-cell>
          <table:table-cell table:formula="of:=[.Q44]+0.05" office:value-type="float" office:value="0.75" calcext:value-type="float">
            <text:p>0.75</text:p>
          </table:table-cell>
          <table:table-cell table:formula="of:=[.N45]/SUM([.$N45:.$P45])" office:value-type="float" office:value="0.533972299262128" calcext:value-type="float">
            <text:p>0.5339722993</text:p>
          </table:table-cell>
          <table:table-cell table:formula="of:=[.O45]/SUM([.$N45:.$P45])" office:value-type="float" office:value="0.101574063083023" calcext:value-type="float">
            <text:p>0.1015740631</text:p>
          </table:table-cell>
          <table:table-cell table:formula="of:=[.P45]/SUM([.$N45:.$P45])" office:value-type="float" office:value="0.364453637654849" calcext:value-type="float">
            <text:p>0.36445363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-SUM([.C46:.M46])" office:value-type="float" office:value="0.187914828598564" calcext:value-type="float">
            <text:p>0.1879148286</text:p>
          </table:table-cell>
          <table:table-cell table:formula="of:=IF(MOD(ROW(); 3)=MOD(COLUMN()+2;3); [.$Q46]*[.$Q46] + [.$Q46]*(1-[.$Q46])*[.R46]; [.$Q46]*(1-[.$Q46])*[.R46])" office:value-type="float" office:value="0.0225902464556412" calcext:value-type="float">
            <text:p>0.0225902465</text:p>
          </table:table-cell>
          <table:table-cell/>
          <table:table-cell office:value-type="float" office:value="0.147226235989846" calcext:value-type="float">
            <text:p>0.147226236</text:p>
          </table:table-cell>
          <table:table-cell/>
          <table:table-cell office:value-type="float" office:value="0.642268688955949" calcext:value-type="float">
            <text:p>0.642268689</text:p>
          </table:table-cell>
          <table:table-cell table:number-columns-repeated="6"/>
          <table:table-cell table:formula="of:=RAND()" office:value-type="float" office:value="0.196094238082878" calcext:value-type="float">
            <text:p>0.1960942381</text:p>
          </table:table-cell>
          <table:table-cell table:formula="of:=RAND()" office:value-type="float" office:value="0.641233092290349" calcext:value-type="float">
            <text:p>0.6412330923</text:p>
          </table:table-cell>
          <table:table-cell table:formula="of:=RAND()" office:value-type="float" office:value="0.790263130524916" calcext:value-type="float">
            <text:p>0.7902631305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6]/SUM([.$N46:.$P46])" office:value-type="float" office:value="0.120481314430086" calcext:value-type="float">
            <text:p>0.1204813144</text:p>
          </table:table-cell>
          <table:table-cell table:formula="of:=[.O46]/SUM([.$N46:.$P46])" office:value-type="float" office:value="0.393976929513645" calcext:value-type="float">
            <text:p>0.3939769295</text:p>
          </table:table-cell>
          <table:table-cell table:formula="of:=[.P46]/SUM([.$N46:.$P46])" office:value-type="float" office:value="0.485541756056269" calcext:value-type="float">
            <text:p>0.4855417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-SUM([.C47:.M47])" office:value-type="float" office:value="0.223539429812751" calcext:value-type="float">
            <text:p>0.2235394298</text:p>
          </table:table-cell>
          <table:table-cell table:formula="of:=IF(MOD(ROW(); 3)=MOD(COLUMN()+2;3); [.$Q47]*[.$Q47] + [.$Q47]*(1-[.$Q47])*[.R47]; [.$Q47]*(1-[.$Q47])*[.R47])" office:value-type="float" office:value="0.63847690168128" calcext:value-type="float">
            <text:p>0.6384769017</text:p>
          </table:table-cell>
          <table:table-cell/>
          <table:table-cell office:value-type="float" office:value="0.0430085217175751" calcext:value-type="float">
            <text:p>0.0430085217</text:p>
          </table:table-cell>
          <table:table-cell/>
          <table:table-cell office:value-type="float" office:value="0.0949751467883937" calcext:value-type="float">
            <text:p>0.0949751468</text:p>
          </table:table-cell>
          <table:table-cell table:number-columns-repeated="6"/>
          <table:table-cell table:formula="of:=RAND()" office:value-type="float" office:value="0.982290876447223" calcext:value-type="float">
            <text:p>0.9822908764</text:p>
          </table:table-cell>
          <table:table-cell table:formula="of:=RAND()" office:value-type="float" office:value="0.521770712337457" calcext:value-type="float">
            <text:p>0.5217707123</text:p>
          </table:table-cell>
          <table:table-cell table:formula="of:=RAND()" office:value-type="float" office:value="0.920090163368625" calcext:value-type="float">
            <text:p>0.9200901634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7]/SUM([.$N47:.$P47])" office:value-type="float" office:value="0.40521014230016" calcext:value-type="float">
            <text:p>0.4052101423</text:p>
          </table:table-cell>
          <table:table-cell table:formula="of:=[.O47]/SUM([.$N47:.$P47])" office:value-type="float" office:value="0.215238469239388" calcext:value-type="float">
            <text:p>0.2152384692</text:p>
          </table:table-cell>
          <table:table-cell table:formula="of:=[.P47]/SUM([.$N47:.$P47])" office:value-type="float" office:value="0.379551388460452" calcext:value-type="float">
            <text:p>0.3795513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-SUM([.C48:.M48])" office:value-type="float" office:value="0.217385272177601" calcext:value-type="float">
            <text:p>0.2173852722</text:p>
          </table:table-cell>
          <table:table-cell table:formula="of:=IF(MOD(ROW(); 3)=MOD(COLUMN()+2;3); [.$Q48]*[.$Q48] + [.$Q48]*(1-[.$Q48])*[.R48]; [.$Q48]*(1-[.$Q48])*[.R48])" office:value-type="float" office:value="0.00658779642494676" calcext:value-type="float">
            <text:p>0.0065877964</text:p>
          </table:table-cell>
          <table:table-cell/>
          <table:table-cell office:value-type="float" office:value="0.699133515726602" calcext:value-type="float">
            <text:p>0.6991335157</text:p>
          </table:table-cell>
          <table:table-cell/>
          <table:table-cell office:value-type="float" office:value="0.0768934156708502" calcext:value-type="float">
            <text:p>0.0768934157</text:p>
          </table:table-cell>
          <table:table-cell table:number-columns-repeated="6"/>
          <table:table-cell table:formula="of:=RAND()" office:value-type="float" office:value="0.0700279503362253" calcext:value-type="float">
            <text:p>0.0700279503</text:p>
          </table:table-cell>
          <table:table-cell table:formula="of:=RAND()" office:value-type="float" office:value="0.960967040504329" calcext:value-type="float">
            <text:p>0.9609670405</text:p>
          </table:table-cell>
          <table:table-cell table:formula="of:=RAND()" office:value-type="float" office:value="0.669797099723568" calcext:value-type="float">
            <text:p>0.6697970997</text:p>
          </table:table-cell>
          <table:table-cell table:formula="of:=[.Q47]+0.05" office:value-type="float" office:value="0.8" calcext:value-type="float">
            <text:p>0.8</text:p>
          </table:table-cell>
          <table:table-cell table:formula="of:=[.N48]/SUM([.$N48:.$P48])" office:value-type="float" office:value="0.0411737276559173" calcext:value-type="float">
            <text:p>0.0411737277</text:p>
          </table:table-cell>
          <table:table-cell table:formula="of:=[.O48]/SUM([.$N48:.$P48])" office:value-type="float" office:value="0.56501147073514" calcext:value-type="float">
            <text:p>0.5650114707</text:p>
          </table:table-cell>
          <table:table-cell table:formula="of:=[.P48]/SUM([.$N48:.$P48])" office:value-type="float" office:value="0.393814801608942" calcext:value-type="float">
            <text:p>0.3938148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-SUM([.C49:.M49])" office:value-type="float" office:value="0.255624150909441" calcext:value-type="float">
            <text:p>0.2556241509</text:p>
          </table:table-cell>
          <table:table-cell table:formula="of:=IF(MOD(ROW(); 3)=MOD(COLUMN()+2;3); [.$Q49]*[.$Q49] + [.$Q49]*(1-[.$Q49])*[.R49]; [.$Q49]*(1-[.$Q49])*[.R49])" office:value-type="float" office:value="0.0266977278593838" calcext:value-type="float">
            <text:p>0.0266977279</text:p>
          </table:table-cell>
          <table:table-cell/>
          <table:table-cell office:value-type="float" office:value="0.0713866689260438" calcext:value-type="float">
            <text:p>0.0713866689</text:p>
          </table:table-cell>
          <table:table-cell/>
          <table:table-cell office:value-type="float" office:value="0.646291452305131" calcext:value-type="float">
            <text:p>0.6462914523</text:p>
          </table:table-cell>
          <table:table-cell table:number-columns-repeated="6"/>
          <table:table-cell table:formula="of:=RAND()" office:value-type="float" office:value="0.240110824466683" calcext:value-type="float">
            <text:p>0.2401108245</text:p>
          </table:table-cell>
          <table:table-cell table:formula="of:=RAND()" office:value-type="float" office:value="0.643326172721572" calcext:value-type="float">
            <text:p>0.6433261727</text:p>
          </table:table-cell>
          <table:table-cell table:formula="of:=RAND()" office:value-type="float" office:value="0.555551823022003" calcext:value-type="float">
            <text:p>0.555551823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49]/SUM([.$N49:.$P49])" office:value-type="float" office:value="0.166860799121149" calcext:value-type="float">
            <text:p>0.1668607991</text:p>
          </table:table-cell>
          <table:table-cell table:formula="of:=[.O49]/SUM([.$N49:.$P49])" office:value-type="float" office:value="0.447068221577686" calcext:value-type="float">
            <text:p>0.4470682216</text:p>
          </table:table-cell>
          <table:table-cell table:formula="of:=[.P49]/SUM([.$N49:.$P49])" office:value-type="float" office:value="0.386070979301166" calcext:value-type="float">
            <text:p>0.38607097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-SUM([.C50:.M50])" office:value-type="float" office:value="0.170593529886114" calcext:value-type="float">
            <text:p>0.1705935299</text:p>
          </table:table-cell>
          <table:table-cell table:formula="of:=IF(MOD(ROW(); 3)=MOD(COLUMN()+2;3); [.$Q50]*[.$Q50] + [.$Q50]*(1-[.$Q50])*[.R50]; [.$Q50]*(1-[.$Q50])*[.R50])" office:value-type="float" office:value="0.667948909510319" calcext:value-type="float">
            <text:p>0.6679489095</text:p>
          </table:table-cell>
          <table:table-cell/>
          <table:table-cell office:value-type="float" office:value="0.141154374715078" calcext:value-type="float">
            <text:p>0.1411543747</text:p>
          </table:table-cell>
          <table:table-cell/>
          <table:table-cell office:value-type="float" office:value="0.0203031858884888" calcext:value-type="float">
            <text:p>0.0203031859</text:p>
          </table:table-cell>
          <table:table-cell table:number-columns-repeated="6"/>
          <table:table-cell table:formula="of:=RAND()" office:value-type="float" office:value="0.23389892175328" calcext:value-type="float">
            <text:p>0.2338989218</text:p>
          </table:table-cell>
          <table:table-cell table:formula="of:=RAND()" office:value-type="float" office:value="0.290682846331038" calcext:value-type="float">
            <text:p>0.2906828463</text:p>
          </table:table-cell>
          <table:table-cell table:formula="of:=RAND()" office:value-type="float" office:value="0.814426734795114" calcext:value-type="float">
            <text:p>0.8144267348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50]/SUM([.$N50:.$P50])" office:value-type="float" office:value="0.174680684439493" calcext:value-type="float">
            <text:p>0.1746806844</text:p>
          </table:table-cell>
          <table:table-cell table:formula="of:=[.O50]/SUM([.$N50:.$P50])" office:value-type="float" office:value="0.217088125807974" calcext:value-type="float">
            <text:p>0.2170881258</text:p>
          </table:table-cell>
          <table:table-cell table:formula="of:=[.P50]/SUM([.$N50:.$P50])" office:value-type="float" office:value="0.608231189752533" calcext:value-type="float">
            <text:p>0.60823118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-SUM([.C51:.M51])" office:value-type="float" office:value="0.135548704277551" calcext:value-type="float">
            <text:p>0.1355487043</text:p>
          </table:table-cell>
          <table:table-cell table:formula="of:=IF(MOD(ROW(); 3)=MOD(COLUMN()+2;3); [.$Q51]*[.$Q51] + [.$Q51]*(1-[.$Q51])*[.R51]; [.$Q51]*(1-[.$Q51])*[.R51])" office:value-type="float" office:value="0.0814283194330959" calcext:value-type="float">
            <text:p>0.0814283194</text:p>
          </table:table-cell>
          <table:table-cell/>
          <table:table-cell office:value-type="float" office:value="0.725542665110498" calcext:value-type="float">
            <text:p>0.7255426651</text:p>
          </table:table-cell>
          <table:table-cell/>
          <table:table-cell office:value-type="float" office:value="0.0574803111788555" calcext:value-type="float">
            <text:p>0.0574803112</text:p>
          </table:table-cell>
          <table:table-cell table:number-columns-repeated="6"/>
          <table:table-cell table:formula="of:=RAND()" office:value-type="float" office:value="0.8343678569654" calcext:value-type="float">
            <text:p>0.834367857</text:p>
          </table:table-cell>
          <table:table-cell table:formula="of:=RAND()" office:value-type="float" office:value="0.464742977521382" calcext:value-type="float">
            <text:p>0.4647429775</text:p>
          </table:table-cell>
          <table:table-cell table:formula="of:=RAND()" office:value-type="float" office:value="0.0073376161716538" calcext:value-type="float">
            <text:p>0.0073376162</text:p>
          </table:table-cell>
          <table:table-cell table:formula="of:=[.Q50]+0.05" office:value-type="float" office:value="0.85" calcext:value-type="float">
            <text:p>0.85</text:p>
          </table:table-cell>
          <table:table-cell table:formula="of:=[.N51]/SUM([.$N51:.$P51])" office:value-type="float" office:value="0.638653485749773" calcext:value-type="float">
            <text:p>0.6386534857</text:p>
          </table:table-cell>
          <table:table-cell table:formula="of:=[.O51]/SUM([.$N51:.$P51])" office:value-type="float" office:value="0.355730053709472" calcext:value-type="float">
            <text:p>0.3557300537</text:p>
          </table:table-cell>
          <table:table-cell table:formula="of:=[.P51]/SUM([.$N51:.$P51])" office:value-type="float" office:value="0.00561646054075514" calcext:value-type="float">
            <text:p>0.0056164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-SUM([.C52:.M52])" office:value-type="float" office:value="0.133043801543973" calcext:value-type="float">
            <text:p>0.1330438015</text:p>
          </table:table-cell>
          <table:table-cell table:formula="of:=IF(MOD(ROW(); 3)=MOD(COLUMN()+2;3); [.$Q52]*[.$Q52] + [.$Q52]*(1-[.$Q52])*[.R52]; [.$Q52]*(1-[.$Q52])*[.R52])" office:value-type="float" office:value="0.0412758443221856" calcext:value-type="float">
            <text:p>0.0412758443</text:p>
          </table:table-cell>
          <table:table-cell/>
          <table:table-cell office:value-type="float" office:value="0.0602396211914105" calcext:value-type="float">
            <text:p>0.0602396212</text:p>
          </table:table-cell>
          <table:table-cell/>
          <table:table-cell office:value-type="float" office:value="0.765440732942431" calcext:value-type="float">
            <text:p>0.7654407329</text:p>
          </table:table-cell>
          <table:table-cell table:number-columns-repeated="6"/>
          <table:table-cell table:formula="of:=RAND()" office:value-type="float" office:value="0.371723077842034" calcext:value-type="float">
            <text:p>0.3717230778</text:p>
          </table:table-cell>
          <table:table-cell table:formula="of:=RAND()" office:value-type="float" office:value="0.581156216445379" calcext:value-type="float">
            <text:p>0.5811562164</text:p>
          </table:table-cell>
          <table:table-cell table:formula="of:=RAND()" office:value-type="float" office:value="0.195363538855187" calcext:value-type="float">
            <text:p>0.1953635389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2]/SUM([.$N52:.$P52])" office:value-type="float" office:value="0.323732112330868" calcext:value-type="float">
            <text:p>0.3237321123</text:p>
          </table:table-cell>
          <table:table-cell table:formula="of:=[.O52]/SUM([.$N52:.$P52])" office:value-type="float" office:value="0.506126578517216" calcext:value-type="float">
            <text:p>0.5061265785</text:p>
          </table:table-cell>
          <table:table-cell table:formula="of:=[.P52]/SUM([.$N52:.$P52])" office:value-type="float" office:value="0.170141309151916" calcext:value-type="float">
            <text:p>0.17014130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-SUM([.C53:.M53])" office:value-type="float" office:value="0.149506940210798" calcext:value-type="float">
            <text:p>0.1495069402</text:p>
          </table:table-cell>
          <table:table-cell table:formula="of:=IF(MOD(ROW(); 3)=MOD(COLUMN()+2;3); [.$Q53]*[.$Q53] + [.$Q53]*(1-[.$Q53])*[.R53]; [.$Q53]*(1-[.$Q53])*[.R53])" office:value-type="float" office:value="0.772234264054939" calcext:value-type="float">
            <text:p>0.7722342641</text:p>
          </table:table-cell>
          <table:table-cell/>
          <table:table-cell office:value-type="float" office:value="0.0352352859274761" calcext:value-type="float">
            <text:p>0.0352352859</text:p>
          </table:table-cell>
          <table:table-cell/>
          <table:table-cell office:value-type="float" office:value="0.0430235098067871" calcext:value-type="float">
            <text:p>0.0430235098</text:p>
          </table:table-cell>
          <table:table-cell table:number-columns-repeated="6"/>
          <table:table-cell table:formula="of:=RAND()" office:value-type="float" office:value="0.485144932637922" calcext:value-type="float">
            <text:p>0.4851449326</text:p>
          </table:table-cell>
          <table:table-cell table:formula="of:=RAND()" office:value-type="float" office:value="0.516116855083965" calcext:value-type="float">
            <text:p>0.5161168551</text:p>
          </table:table-cell>
          <table:table-cell table:formula="of:=RAND()" office:value-type="float" office:value="0.242467863992803" calcext:value-type="float">
            <text:p>0.242467864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3]/SUM([.$N53:.$P53])" office:value-type="float" office:value="0.39007265925442" calcext:value-type="float">
            <text:p>0.3900726593</text:p>
          </table:table-cell>
          <table:table-cell table:formula="of:=[.O53]/SUM([.$N53:.$P53])" office:value-type="float" office:value="0.414975114867135" calcext:value-type="float">
            <text:p>0.4149751149</text:p>
          </table:table-cell>
          <table:table-cell table:formula="of:=[.P53]/SUM([.$N53:.$P53])" office:value-type="float" office:value="0.194952225878446" calcext:value-type="float">
            <text:p>0.19495222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-SUM([.C54:.M54])" office:value-type="float" office:value="0.0762941707667076" calcext:value-type="float">
            <text:p>0.0762941708</text:p>
          </table:table-cell>
          <table:table-cell table:formula="of:=IF(MOD(ROW(); 3)=MOD(COLUMN()+2;3); [.$Q54]*[.$Q54] + [.$Q54]*(1-[.$Q54])*[.R54]; [.$Q54]*(1-[.$Q54])*[.R54])" office:value-type="float" office:value="0.0260375339155594" calcext:value-type="float">
            <text:p>0.0260375339</text:p>
          </table:table-cell>
          <table:table-cell/>
          <table:table-cell office:value-type="float" office:value="0.834615130835932" calcext:value-type="float">
            <text:p>0.8346151308</text:p>
          </table:table-cell>
          <table:table-cell/>
          <table:table-cell office:value-type="float" office:value="0.0630531644818009" calcext:value-type="float">
            <text:p>0.0630531645</text:p>
          </table:table-cell>
          <table:table-cell table:number-columns-repeated="6"/>
          <table:table-cell table:formula="of:=RAND()" office:value-type="float" office:value="0.515481066075154" calcext:value-type="float">
            <text:p>0.5154810661</text:p>
          </table:table-cell>
          <table:table-cell table:formula="of:=RAND()" office:value-type="float" office:value="0.375292867072858" calcext:value-type="float">
            <text:p>0.3752928671</text:p>
          </table:table-cell>
          <table:table-cell table:formula="of:=RAND()" office:value-type="float" office:value="0.891011396338977" calcext:value-type="float">
            <text:p>0.8910113963</text:p>
          </table:table-cell>
          <table:table-cell table:formula="of:=[.Q53]+0.05" office:value-type="float" office:value="0.9" calcext:value-type="float">
            <text:p>0.9</text:p>
          </table:table-cell>
          <table:table-cell table:formula="of:=[.N54]/SUM([.$N54:.$P54])" office:value-type="float" office:value="0.289305932395106" calcext:value-type="float">
            <text:p>0.2893059324</text:p>
          </table:table-cell>
          <table:table-cell table:formula="of:=[.O54]/SUM([.$N54:.$P54])" office:value-type="float" office:value="0.210627431297188" calcext:value-type="float">
            <text:p>0.2106274313</text:p>
          </table:table-cell>
          <table:table-cell table:formula="of:=[.P54]/SUM([.$N54:.$P54])" office:value-type="float" office:value="0.500066636307707" calcext:value-type="float">
            <text:p>0.5000666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-SUM([.C55:.M55])" office:value-type="float" office:value="0.114131645570001" calcext:value-type="float">
            <text:p>0.1141316456</text:p>
          </table:table-cell>
          <table:table-cell table:formula="of:=IF(MOD(ROW(); 3)=MOD(COLUMN()+2;3); [.$Q55]*[.$Q55] + [.$Q55]*(1-[.$Q55])*[.R55]; [.$Q55]*(1-[.$Q55])*[.R55])" office:value-type="float" office:value="0.0220884999845652" calcext:value-type="float">
            <text:p>0.0220885</text:p>
          </table:table-cell>
          <table:table-cell/>
          <table:table-cell office:value-type="float" office:value="0.0491695748207594" calcext:value-type="float">
            <text:p>0.0491695748</text:p>
          </table:table-cell>
          <table:table-cell/>
          <table:table-cell office:value-type="float" office:value="0.814610279624674" calcext:value-type="float">
            <text:p>0.8146102796</text:p>
          </table:table-cell>
          <table:table-cell table:number-columns-repeated="6"/>
          <table:table-cell table:formula="of:=RAND()" office:value-type="float" office:value="0.585929376189597" calcext:value-type="float">
            <text:p>0.5859293762</text:p>
          </table:table-cell>
          <table:table-cell table:formula="of:=RAND()" office:value-type="float" office:value="0.891040764865465" calcext:value-type="float">
            <text:p>0.8910407649</text:p>
          </table:table-cell>
          <table:table-cell table:formula="of:=RAND()" office:value-type="float" office:value="0.910409893529102" calcext:value-type="float">
            <text:p>0.9104098935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5]/SUM([.$N55:.$P55])" office:value-type="float" office:value="0.245427777606281" calcext:value-type="float">
            <text:p>0.2454277776</text:p>
          </table:table-cell>
          <table:table-cell table:formula="of:=[.O55]/SUM([.$N55:.$P55])" office:value-type="float" office:value="0.373229545341602" calcext:value-type="float">
            <text:p>0.3732295453</text:p>
          </table:table-cell>
          <table:table-cell table:formula="of:=[.P55]/SUM([.$N55:.$P55])" office:value-type="float" office:value="0.381342677052118" calcext:value-type="float">
            <text:p>0.38134267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-SUM([.C56:.M56])" office:value-type="float" office:value="0.113418732487817" calcext:value-type="float">
            <text:p>0.1134187325</text:p>
          </table:table-cell>
          <table:table-cell table:formula="of:=IF(MOD(ROW(); 3)=MOD(COLUMN()+2;3); [.$Q56]*[.$Q56] + [.$Q56]*(1-[.$Q56])*[.R56]; [.$Q56]*(1-[.$Q56])*[.R56])" office:value-type="float" office:value="0.846570034692576" calcext:value-type="float">
            <text:p>0.8465700347</text:p>
          </table:table-cell>
          <table:table-cell/>
          <table:table-cell office:value-type="float" office:value="0.0106500112571682" calcext:value-type="float">
            <text:p>0.0106500113</text:p>
          </table:table-cell>
          <table:table-cell/>
          <table:table-cell office:value-type="float" office:value="0.029361221562439" calcext:value-type="float">
            <text:p>0.0293612216</text:p>
          </table:table-cell>
          <table:table-cell table:number-columns-repeated="6"/>
          <table:table-cell table:formula="of:=RAND()" office:value-type="float" office:value="0.546927065472119" calcext:value-type="float">
            <text:p>0.5469270655</text:p>
          </table:table-cell>
          <table:table-cell table:formula="of:=RAND()" office:value-type="float" office:value="0.701047403621487" calcext:value-type="float">
            <text:p>0.7010474036</text:p>
          </table:table-cell>
          <table:table-cell table:formula="of:=RAND()" office:value-type="float" office:value="0.0980301575436119" calcext:value-type="float">
            <text:p>0.0980301575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6]/SUM([.$N56:.$P56])" office:value-type="float" office:value="0.406333718806398" calcext:value-type="float">
            <text:p>0.4063337188</text:p>
          </table:table-cell>
          <table:table-cell table:formula="of:=[.O56]/SUM([.$N56:.$P56])" office:value-type="float" office:value="0.520835805277241" calcext:value-type="float">
            <text:p>0.5208358053</text:p>
          </table:table-cell>
          <table:table-cell table:formula="of:=[.P56]/SUM([.$N56:.$P56])" office:value-type="float" office:value="0.0728304759163606" calcext:value-type="float">
            <text:p>0.07283047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-SUM([.C57:.M57])" office:value-type="float" office:value="0.0731462958862831" calcext:value-type="float">
            <text:p>0.0731462959</text:p>
          </table:table-cell>
          <table:table-cell table:formula="of:=IF(MOD(ROW(); 3)=MOD(COLUMN()+2;3); [.$Q57]*[.$Q57] + [.$Q57]*(1-[.$Q57])*[.R57]; [.$Q57]*(1-[.$Q57])*[.R57])" office:value-type="float" office:value="0.00893611436553911" calcext:value-type="float">
            <text:p>0.0089361144</text:p>
          </table:table-cell>
          <table:table-cell/>
          <table:table-cell office:value-type="float" office:value="0.915533560579953" calcext:value-type="float">
            <text:p>0.9155335606</text:p>
          </table:table-cell>
          <table:table-cell/>
          <table:table-cell office:value-type="float" office:value="0.00238402916822474" calcext:value-type="float">
            <text:p>0.0023840292</text:p>
          </table:table-cell>
          <table:table-cell table:number-columns-repeated="6"/>
          <table:table-cell table:formula="of:=RAND()" office:value-type="float" office:value="0.21575156354811" calcext:value-type="float">
            <text:p>0.2157515635</text:p>
          </table:table-cell>
          <table:table-cell table:formula="of:=RAND()" office:value-type="float" office:value="0.867031992063858" calcext:value-type="float">
            <text:p>0.8670319921</text:p>
          </table:table-cell>
          <table:table-cell table:formula="of:=RAND()" office:value-type="float" office:value="0.0640459106777596" calcext:value-type="float">
            <text:p>0.0640459107</text:p>
          </table:table-cell>
          <table:table-cell table:formula="of:=[.Q56]+0.05" office:value-type="float" office:value="0.95" calcext:value-type="float">
            <text:p>0.95</text:p>
          </table:table-cell>
          <table:table-cell table:formula="of:=[.N57]/SUM([.$N57:.$P57])" office:value-type="float" office:value="0.188128723485035" calcext:value-type="float">
            <text:p>0.1881287235</text:p>
          </table:table-cell>
          <table:table-cell table:formula="of:=[.O57]/SUM([.$N57:.$P57])" office:value-type="float" office:value="0.756025213468675" calcext:value-type="float">
            <text:p>0.7560252135</text:p>
          </table:table-cell>
          <table:table-cell table:formula="of:=[.P57]/SUM([.$N57:.$P57])" office:value-type="float" office:value="0.0558460630462903" calcext:value-type="float">
            <text:p>0.0558460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-SUM([.C58:.M58])" office:value-type="float" office:value="0.025386827633594" calcext:value-type="float">
            <text:p>0.0253868276</text:p>
          </table:table-cell>
          <table:table-cell table:formula="of:=IF(MOD(ROW(); 3)=MOD(COLUMN()+2;3); [.$Q58]*[.$Q58] + [.$Q58]*(1-[.$Q58])*[.R58]; [.$Q58]*(1-[.$Q58])*[.R58])" office:value-type="float" office:value="0.0132334283431692" calcext:value-type="float">
            <text:p>0.0132334283</text:p>
          </table:table-cell>
          <table:table-cell/>
          <table:table-cell office:value-type="float" office:value="0.0244917865070567" calcext:value-type="float">
            <text:p>0.0244917865</text:p>
          </table:table-cell>
          <table:table-cell/>
          <table:table-cell office:value-type="float" office:value="0.93688795751618" calcext:value-type="float">
            <text:p>0.9368879575</text:p>
          </table:table-cell>
          <table:table-cell table:number-columns-repeated="6"/>
          <table:table-cell table:formula="of:=RAND()" office:value-type="float" office:value="0.36973225523252" calcext:value-type="float">
            <text:p>0.3697322552</text:p>
          </table:table-cell>
          <table:table-cell table:formula="of:=RAND()" office:value-type="float" office:value="0.483564497320913" calcext:value-type="float">
            <text:p>0.4835644973</text:p>
          </table:table-cell>
          <table:table-cell table:formula="of:=RAND()" office:value-type="float" office:value="0.47381831303045" calcext:value-type="float">
            <text:p>0.473818313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8]/SUM([.$N58:.$P58])" office:value-type="float" office:value="0.278598491435143" calcext:value-type="float">
            <text:p>0.2785984914</text:p>
          </table:table-cell>
          <table:table-cell table:formula="of:=[.O58]/SUM([.$N58:.$P58])" office:value-type="float" office:value="0.364372698239366" calcext:value-type="float">
            <text:p>0.3643726982</text:p>
          </table:table-cell>
          <table:table-cell table:formula="of:=[.P58]/SUM([.$N58:.$P58])" office:value-type="float" office:value="0.357028810325491" calcext:value-type="float">
            <text:p>0.3570288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-SUM([.C59:.M59])" office:value-type="float" office:value="0.0486655021445971" calcext:value-type="float">
            <text:p>0.0486655021</text:p>
          </table:table-cell>
          <table:table-cell table:formula="of:=IF(MOD(ROW(); 3)=MOD(COLUMN()+2;3); [.$Q59]*[.$Q59] + [.$Q59]*(1-[.$Q59])*[.R59]; [.$Q59]*(1-[.$Q59])*[.R59])" office:value-type="float" office:value="0.906764362183176" calcext:value-type="float">
            <text:p>0.9067643622</text:p>
          </table:table-cell>
          <table:table-cell/>
          <table:table-cell office:value-type="float" office:value="0.0216180093015909" calcext:value-type="float">
            <text:p>0.0216180093</text:p>
          </table:table-cell>
          <table:table-cell/>
          <table:table-cell office:value-type="float" office:value="0.0229521263706363" calcext:value-type="float">
            <text:p>0.0229521264</text:p>
          </table:table-cell>
          <table:table-cell table:number-columns-repeated="6"/>
          <table:table-cell table:formula="of:=RAND()" office:value-type="float" office:value="0.143862669705413" calcext:value-type="float">
            <text:p>0.1438626697</text:p>
          </table:table-cell>
          <table:table-cell table:formula="of:=RAND()" office:value-type="float" office:value="0.793098155525513" calcext:value-type="float">
            <text:p>0.7930981555</text:p>
          </table:table-cell>
          <table:table-cell table:formula="of:=RAND()" office:value-type="float" office:value="0.665500813221838" calcext:value-type="float">
            <text:p>0.6655008132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9]/SUM([.$N59:.$P59])" office:value-type="float" office:value="0.0897760459615857" calcext:value-type="float">
            <text:p>0.089776046</text:p>
          </table:table-cell>
          <table:table-cell table:formula="of:=[.O59]/SUM([.$N59:.$P59])" office:value-type="float" office:value="0.494924893360492" calcext:value-type="float">
            <text:p>0.4949248934</text:p>
          </table:table-cell>
          <table:table-cell table:formula="of:=[.P59]/SUM([.$N59:.$P59])" office:value-type="float" office:value="0.415299060677923" calcext:value-type="float">
            <text:p>0.41529906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-SUM([.C60:.M60])" office:value-type="float" office:value="0" calcext:value-type="float">
            <text:p>0</text:p>
          </table:table-cell>
          <table:table-cell table:formula="of:=IF(MOD(ROW(); 3)=MOD(COLUMN()+2;3); [.$Q60]*[.$Q60] + [.$Q60]*(1-[.$Q60])*[.R60]; [.$Q60]*(1-[.$Q60])*[.R6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693916750955395" calcext:value-type="float">
            <text:p>0.693916751</text:p>
          </table:table-cell>
          <table:table-cell table:formula="of:=RAND()" office:value-type="float" office:value="0.695682165096514" calcext:value-type="float">
            <text:p>0.6956821651</text:p>
          </table:table-cell>
          <table:table-cell table:formula="of:=RAND()" office:value-type="float" office:value="0.0126548608666562" calcext:value-type="float">
            <text:p>0.0126548609</text:p>
          </table:table-cell>
          <table:table-cell table:formula="of:=[.Q59]+0.05" office:value-type="float" office:value="1" calcext:value-type="float">
            <text:p>1</text:p>
          </table:table-cell>
          <table:table-cell table:formula="of:=[.N60]/SUM([.$N60:.$P60])" office:value-type="float" office:value="0.494858179294955" calcext:value-type="float">
            <text:p>0.4948581793</text:p>
          </table:table-cell>
          <table:table-cell table:formula="of:=[.O60]/SUM([.$N60:.$P60])" office:value-type="float" office:value="0.496117162633191" calcext:value-type="float">
            <text:p>0.4961171626</text:p>
          </table:table-cell>
          <table:table-cell table:formula="of:=[.P60]/SUM([.$N60:.$P60])" office:value-type="float" office:value="0.00902465807185419" calcext:value-type="float">
            <text:p>0.00902465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-SUM([.C61:.M61])" office:value-type="float" office:value="0" calcext:value-type="float">
            <text:p>0</text:p>
          </table:table-cell>
          <table:table-cell table:formula="of:=IF(MOD(ROW(); 3)=MOD(COLUMN()+2;3); [.$Q61]*[.$Q61] + [.$Q61]*(1-[.$Q61])*[.R61]; [.$Q61]*(1-[.$Q61])*[.R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RAND()" office:value-type="float" office:value="0.684035377460532" calcext:value-type="float">
            <text:p>0.6840353775</text:p>
          </table:table-cell>
          <table:table-cell table:formula="of:=RAND()" office:value-type="float" office:value="0.275291812489741" calcext:value-type="float">
            <text:p>0.2752918125</text:p>
          </table:table-cell>
          <table:table-cell table:formula="of:=RAND()" office:value-type="float" office:value="0.227091300870939" calcext:value-type="float">
            <text:p>0.2270913009</text:p>
          </table:table-cell>
          <table:table-cell table:formula="of:=[.Q60]" office:value-type="float" office:value="1" calcext:value-type="float">
            <text:p>1</text:p>
          </table:table-cell>
          <table:table-cell table:formula="of:=[.N61]/SUM([.$N61:.$P61])" office:value-type="float" office:value="0.57655488577817" calcext:value-type="float">
            <text:p>0.5765548858</text:p>
          </table:table-cell>
          <table:table-cell table:formula="of:=[.O61]/SUM([.$N61:.$P61])" office:value-type="float" office:value="0.232036009738174" calcext:value-type="float">
            <text:p>0.2320360097</text:p>
          </table:table-cell>
          <table:table-cell table:formula="of:=[.P61]/SUM([.$N61:.$P61])" office:value-type="float" office:value="0.191409104483656" calcext:value-type="float">
            <text:p>0.19140910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-SUM([.C62:.M62])" office:value-type="float" office:value="0" calcext:value-type="float">
            <text:p>0</text:p>
          </table:table-cell>
          <table:table-cell table:formula="of:=IF(MOD(ROW(); 3)=MOD(COLUMN()+2;3); [.$Q62]*[.$Q62] + [.$Q62]*(1-[.$Q62])*[.R62]; [.$Q62]*(1-[.$Q62])*[.R6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819545901031233" calcext:value-type="float">
            <text:p>0.819545901</text:p>
          </table:table-cell>
          <table:table-cell table:formula="of:=RAND()" office:value-type="float" office:value="0.76174134912435" calcext:value-type="float">
            <text:p>0.7617413491</text:p>
          </table:table-cell>
          <table:table-cell table:formula="of:=RAND()" office:value-type="float" office:value="0.770937632116404" calcext:value-type="float">
            <text:p>0.7709376321</text:p>
          </table:table-cell>
          <table:table-cell table:formula="of:=[.Q60]" office:value-type="float" office:value="1" calcext:value-type="float">
            <text:p>1</text:p>
          </table:table-cell>
          <table:table-cell table:formula="of:=[.N62]/SUM([.$N62:.$P62])" office:value-type="float" office:value="0.348413073600192" calcext:value-type="float">
            <text:p>0.3484130736</text:p>
          </table:table-cell>
          <table:table-cell table:formula="of:=[.O62]/SUM([.$N62:.$P62])" office:value-type="float" office:value="0.323838657972444" calcext:value-type="float">
            <text:p>0.323838658</text:p>
          </table:table-cell>
          <table:table-cell table:formula="of:=[.P62]/SUM([.$N62:.$P62])" office:value-type="float" office:value="0.327748268427364" calcext:value-type="float">
            <text:p>0.32774826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1-SUM([.D63:.M63])" office:value-type="float" office:value="1" calcext:value-type="float">
            <text:p>1</text:p>
          </table:table-cell>
          <table:table-cell table:formula="of:=IF(MOD(ROW(); 2)=MOD(COLUMN()+1;2); [.$Q63]*[.$Q63] + [.$Q63]*(1-[.$Q63])*[.R63]; [.$Q63]*(1-[.$Q63])*[.R6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641055454616435" calcext:value-type="float">
            <text:p>0.6410554546</text:p>
          </table:table-cell>
          <table:table-cell table:formula="of:=RAND()" office:value-type="float" office:value="0.213427376351319" calcext:value-type="float">
            <text:p>0.2134273764</text:p>
          </table:table-cell>
          <table:table-cell table:number-columns-repeated="2"/>
          <table:table-cell table:formula="of:=[.N63]/SUM([.$N63:.$O63])" office:value-type="float" office:value="0.75022625544202" calcext:value-type="float">
            <text:p>0.7502262554</text:p>
          </table:table-cell>
          <table:table-cell table:formula="of:=[.O63]/SUM([.$N63:.$O63])" office:value-type="float" office:value="0.24977374455798" calcext:value-type="float">
            <text:p>0.24977374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1-SUM([.D64:.M64])" office:value-type="float" office:value="0.931811597308527" calcext:value-type="float">
            <text:p>0.9318115973</text:p>
          </table:table-cell>
          <table:table-cell table:formula="of:=IF(MOD(ROW(); 2)=MOD(COLUMN()+1;2); [.$Q64]*[.$Q64] + [.$Q64]*(1-[.$Q64])*[.R64]; [.$Q64]*(1-[.$Q64])*[.R64])" office:value-type="float" office:value="0.023314813636614" calcext:value-type="float">
            <text:p>0.0233148136</text:p>
          </table:table-cell>
          <table:table-cell table:number-columns-repeated="3"/>
          <table:table-cell office:value-type="float" office:value="0.044873589054859" calcext:value-type="float">
            <text:p>0.0448735891</text:p>
          </table:table-cell>
          <table:table-cell table:number-columns-repeated="5"/>
          <table:table-cell table:formula="of:=RAND()" office:value-type="float" office:value="0.853371383505873" calcext:value-type="float">
            <text:p>0.8533713835</text:p>
          </table:table-cell>
          <table:table-cell table:formula="of:=RAND()" office:value-type="float" office:value="0.885228862171061" calcext:value-type="float">
            <text:p>0.8852288622</text:p>
          </table:table-cell>
          <table:table-cell/>
          <table:table-cell table:formula="of:=[.Q63]+0.05" office:value-type="float" office:value="0.05" calcext:value-type="float">
            <text:p>0.05</text:p>
          </table:table-cell>
          <table:table-cell table:formula="of:=[.N64]/SUM([.$N64:.$O64])" office:value-type="float" office:value="0.490838181823452" calcext:value-type="float">
            <text:p>0.4908381818</text:p>
          </table:table-cell>
          <table:table-cell table:formula="of:=[.O64]/SUM([.$N64:.$O64])" office:value-type="float" office:value="0.509161818176548" calcext:value-type="float">
            <text:p>0.509161818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1-SUM([.D65:.M65])" office:value-type="float" office:value="0.954529380040436" calcext:value-type="float">
            <text:p>0.95452938</text:p>
          </table:table-cell>
          <table:table-cell table:formula="of:=IF(MOD(ROW(); 2)=MOD(COLUMN()+1;2); [.$Q65]*[.$Q65] + [.$Q65]*(1-[.$Q65])*[.R65]; [.$Q65]*(1-[.$Q65])*[.R65])" office:value-type="float" office:value="0.0261747736019413" calcext:value-type="float">
            <text:p>0.0261747736</text:p>
          </table:table-cell>
          <table:table-cell table:number-columns-repeated="3"/>
          <table:table-cell office:value-type="float" office:value="0.0192958463576225" calcext:value-type="float">
            <text:p>0.0192958464</text:p>
          </table:table-cell>
          <table:table-cell table:number-columns-repeated="5"/>
          <table:table-cell table:formula="of:=RAND()" office:value-type="float" office:value="0.968633604818024" calcext:value-type="float">
            <text:p>0.9686336048</text:p>
          </table:table-cell>
          <table:table-cell table:formula="of:=RAND()" office:value-type="float" office:value="0.974789255415089" calcext:value-type="float">
            <text:p>0.9747892554</text:p>
          </table:table-cell>
          <table:table-cell/>
          <table:table-cell table:formula="of:=[.Q64]" office:value-type="float" office:value="0.05" calcext:value-type="float">
            <text:p>0.05</text:p>
          </table:table-cell>
          <table:table-cell table:formula="of:=[.N65]/SUM([.$N65:.$O65])" office:value-type="float" office:value="0.498416286356659" calcext:value-type="float">
            <text:p>0.4984162864</text:p>
          </table:table-cell>
          <table:table-cell table:formula="of:=[.O65]/SUM([.$N65:.$O65])" office:value-type="float" office:value="0.501583713643341" calcext:value-type="float">
            <text:p>0.501583713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1-SUM([.D66:.M66])" office:value-type="float" office:value="0.909091325336559" calcext:value-type="float">
            <text:p>0.9090913253</text:p>
          </table:table-cell>
          <table:table-cell table:formula="of:=IF(MOD(ROW(); 2)=MOD(COLUMN()+1;2); [.$Q66]*[.$Q66] + [.$Q66]*(1-[.$Q66])*[.R66]; [.$Q66]*(1-[.$Q66])*[.R66])" office:value-type="float" office:value="0.0448854228029361" calcext:value-type="float">
            <text:p>0.0448854228</text:p>
          </table:table-cell>
          <table:table-cell table:number-columns-repeated="3"/>
          <table:table-cell office:value-type="float" office:value="0.0460232518605044" calcext:value-type="float">
            <text:p>0.0460232519</text:p>
          </table:table-cell>
          <table:table-cell table:number-columns-repeated="5"/>
          <table:table-cell table:formula="of:=RAND()" office:value-type="float" office:value="0.898672712850384" calcext:value-type="float">
            <text:p>0.8986727129</text:p>
          </table:table-cell>
          <table:table-cell table:formula="of:=RAND()" office:value-type="float" office:value="0.903260723571293" calcext:value-type="float">
            <text:p>0.9032607236</text:p>
          </table:table-cell>
          <table:table-cell/>
          <table:table-cell table:formula="of:=[.Q65]+0.05" office:value-type="float" office:value="0.1" calcext:value-type="float">
            <text:p>0.1</text:p>
          </table:table-cell>
          <table:table-cell table:formula="of:=[.N66]/SUM([.$N66:.$O66])" office:value-type="float" office:value="0.498726920032624" calcext:value-type="float">
            <text:p>0.49872692</text:p>
          </table:table-cell>
          <table:table-cell table:formula="of:=[.O66]/SUM([.$N66:.$O66])" office:value-type="float" office:value="0.501273079967376" calcext:value-type="float">
            <text:p>0.501273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1-SUM([.D67:.M67])" office:value-type="float" office:value="0.875098364208406" calcext:value-type="float">
            <text:p>0.8750983642</text:p>
          </table:table-cell>
          <table:table-cell table:formula="of:=IF(MOD(ROW(); 2)=MOD(COLUMN()+1;2); [.$Q67]*[.$Q67] + [.$Q67]*(1-[.$Q67])*[.R67]; [.$Q67]*(1-[.$Q67])*[.R67])" office:value-type="float" office:value="0.0745724419909193" calcext:value-type="float">
            <text:p>0.074572442</text:p>
          </table:table-cell>
          <table:table-cell table:number-columns-repeated="3"/>
          <table:table-cell office:value-type="float" office:value="0.0503291938006745" calcext:value-type="float">
            <text:p>0.0503291938</text:p>
          </table:table-cell>
          <table:table-cell table:number-columns-repeated="5"/>
          <table:table-cell table:formula="of:=RAND()" office:value-type="float" office:value="0.782057766220532" calcext:value-type="float">
            <text:p>0.7820577662</text:p>
          </table:table-cell>
          <table:table-cell table:formula="of:=RAND()" office:value-type="float" office:value="0.307961393496953" calcext:value-type="float">
            <text:p>0.3079613935</text:p>
          </table:table-cell>
          <table:table-cell/>
          <table:table-cell table:formula="of:=[.Q66]" office:value-type="float" office:value="0.1" calcext:value-type="float">
            <text:p>0.1</text:p>
          </table:table-cell>
          <table:table-cell table:formula="of:=[.N67]/SUM([.$N67:.$O67])" office:value-type="float" office:value="0.717471577676881" calcext:value-type="float">
            <text:p>0.7174715777</text:p>
          </table:table-cell>
          <table:table-cell table:formula="of:=[.O67]/SUM([.$N67:.$O67])" office:value-type="float" office:value="0.282528422323119" calcext:value-type="float">
            <text:p>0.282528422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1-SUM([.D68:.M68])" office:value-type="float" office:value="0.836063922935391" calcext:value-type="float">
            <text:p>0.8360639229</text:p>
          </table:table-cell>
          <table:table-cell table:formula="of:=IF(MOD(ROW(); 2)=MOD(COLUMN()+1;2); [.$Q68]*[.$Q68] + [.$Q68]*(1-[.$Q68])*[.R68]; [.$Q68]*(1-[.$Q68])*[.R68])" office:value-type="float" office:value="0.0603976966368095" calcext:value-type="float">
            <text:p>0.0603976966</text:p>
          </table:table-cell>
          <table:table-cell table:number-columns-repeated="3"/>
          <table:table-cell office:value-type="float" office:value="0.1035383804278" calcext:value-type="float">
            <text:p>0.1035383804</text:p>
          </table:table-cell>
          <table:table-cell table:number-columns-repeated="5"/>
          <table:table-cell table:formula="of:=RAND()" office:value-type="float" office:value="0.714111776673235" calcext:value-type="float">
            <text:p>0.7141117767</text:p>
          </table:table-cell>
          <table:table-cell table:formula="of:=RAND()" office:value-type="float" office:value="0.793383651063778" calcext:value-type="float">
            <text:p>0.7933836511</text:p>
          </table:table-cell>
          <table:table-cell/>
          <table:table-cell table:formula="of:=[.Q67]+0.05" office:value-type="float" office:value="0.15" calcext:value-type="float">
            <text:p>0.15</text:p>
          </table:table-cell>
          <table:table-cell table:formula="of:=[.N68]/SUM([.$N68:.$O68])" office:value-type="float" office:value="0.473707424602427" calcext:value-type="float">
            <text:p>0.4737074246</text:p>
          </table:table-cell>
          <table:table-cell table:formula="of:=[.O68]/SUM([.$N68:.$O68])" office:value-type="float" office:value="0.526292575397573" calcext:value-type="float">
            <text:p>0.526292575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1-SUM([.D69:.M69])" office:value-type="float" office:value="0.941958906341115" calcext:value-type="float">
            <text:p>0.9419589063</text:p>
          </table:table-cell>
          <table:table-cell table:formula="of:=IF(MOD(ROW(); 2)=MOD(COLUMN()+1;2); [.$Q69]*[.$Q69] + [.$Q69]*(1-[.$Q69])*[.R69]; [.$Q69]*(1-[.$Q69])*[.R69])" office:value-type="float" office:value="0.0338624790718711" calcext:value-type="float">
            <text:p>0.0338624791</text:p>
          </table:table-cell>
          <table:table-cell table:number-columns-repeated="3"/>
          <table:table-cell office:value-type="float" office:value="0.0241786145870135" calcext:value-type="float">
            <text:p>0.0241786146</text:p>
          </table:table-cell>
          <table:table-cell table:number-columns-repeated="5"/>
          <table:table-cell table:formula="of:=RAND()" office:value-type="float" office:value="0.065393777214922" calcext:value-type="float">
            <text:p>0.0653937772</text:p>
          </table:table-cell>
          <table:table-cell table:formula="of:=RAND()" office:value-type="float" office:value="0.668399133835919" calcext:value-type="float">
            <text:p>0.6683991338</text:p>
          </table:table-cell>
          <table:table-cell/>
          <table:table-cell table:formula="of:=[.Q68]" office:value-type="float" office:value="0.15" calcext:value-type="float">
            <text:p>0.15</text:p>
          </table:table-cell>
          <table:table-cell table:formula="of:=[.N69]/SUM([.$N69:.$O69])" office:value-type="float" office:value="0.0891174829166361" calcext:value-type="float">
            <text:p>0.0891174829</text:p>
          </table:table-cell>
          <table:table-cell table:formula="of:=[.O69]/SUM([.$N69:.$O69])" office:value-type="float" office:value="0.910882517083364" calcext:value-type="float">
            <text:p>0.91088251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1-SUM([.D70:.M70])" office:value-type="float" office:value="0.7909370398585" calcext:value-type="float">
            <text:p>0.7909370399</text:p>
          </table:table-cell>
          <table:table-cell table:formula="of:=IF(MOD(ROW(); 2)=MOD(COLUMN()+1;2); [.$Q70]*[.$Q70] + [.$Q70]*(1-[.$Q70])*[.R70]; [.$Q70]*(1-[.$Q70])*[.R70])" office:value-type="float" office:value="0.0435639712396091" calcext:value-type="float">
            <text:p>0.0435639712</text:p>
          </table:table-cell>
          <table:table-cell table:number-columns-repeated="3"/>
          <table:table-cell office:value-type="float" office:value="0.165498988901891" calcext:value-type="float">
            <text:p>0.1654989889</text:p>
          </table:table-cell>
          <table:table-cell table:number-columns-repeated="5"/>
          <table:table-cell table:formula="of:=RAND()" office:value-type="float" office:value="0.303234936087392" calcext:value-type="float">
            <text:p>0.3032349361</text:p>
          </table:table-cell>
          <table:table-cell table:formula="of:=RAND()" office:value-type="float" office:value="0.810474131139927" calcext:value-type="float">
            <text:p>0.8104741311</text:p>
          </table:table-cell>
          <table:table-cell/>
          <table:table-cell table:formula="of:=[.Q69]+0.05" office:value-type="float" office:value="0.2" calcext:value-type="float">
            <text:p>0.2</text:p>
          </table:table-cell>
          <table:table-cell table:formula="of:=[.N70]/SUM([.$N70:.$O70])" office:value-type="float" office:value="0.272274820247557" calcext:value-type="float">
            <text:p>0.2722748202</text:p>
          </table:table-cell>
          <table:table-cell table:formula="of:=[.O70]/SUM([.$N70:.$O70])" office:value-type="float" office:value="0.727725179752443" calcext:value-type="float">
            <text:p>0.72772517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1-SUM([.D71:.M71])" office:value-type="float" office:value="0.888658134411195" calcext:value-type="float">
            <text:p>0.8886581344</text:p>
          </table:table-cell>
          <table:table-cell table:formula="of:=IF(MOD(ROW(); 2)=MOD(COLUMN()+1;2); [.$Q71]*[.$Q71] + [.$Q71]*(1-[.$Q71])*[.R71]; [.$Q71]*(1-[.$Q71])*[.R71])" office:value-type="float" office:value="0.0470316196462367" calcext:value-type="float">
            <text:p>0.0470316196</text:p>
          </table:table-cell>
          <table:table-cell table:number-columns-repeated="3"/>
          <table:table-cell office:value-type="float" office:value="0.0643102459425685" calcext:value-type="float">
            <text:p>0.0643102459</text:p>
          </table:table-cell>
          <table:table-cell table:number-columns-repeated="5"/>
          <table:table-cell table:formula="of:=RAND()" office:value-type="float" office:value="0.0228742024628445" calcext:value-type="float">
            <text:p>0.0228742025</text:p>
          </table:table-cell>
          <table:table-cell table:formula="of:=RAND()" office:value-type="float" office:value="0.497613619430922" calcext:value-type="float">
            <text:p>0.4976136194</text:p>
          </table:table-cell>
          <table:table-cell/>
          <table:table-cell table:formula="of:=[.Q70]" office:value-type="float" office:value="0.2" calcext:value-type="float">
            <text:p>0.2</text:p>
          </table:table-cell>
          <table:table-cell table:formula="of:=[.N71]/SUM([.$N71:.$O71])" office:value-type="float" office:value="0.043947622788979" calcext:value-type="float">
            <text:p>0.0439476228</text:p>
          </table:table-cell>
          <table:table-cell table:formula="of:=[.O71]/SUM([.$N71:.$O71])" office:value-type="float" office:value="0.956052377211021" calcext:value-type="float">
            <text:p>0.95605237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1-SUM([.D72:.M72])" office:value-type="float" office:value="0.668455990042725" calcext:value-type="float">
            <text:p>0.66845599</text:p>
          </table:table-cell>
          <table:table-cell table:formula="of:=IF(MOD(ROW(); 2)=MOD(COLUMN()+1;2); [.$Q72]*[.$Q72] + [.$Q72]*(1-[.$Q72])*[.R72]; [.$Q72]*(1-[.$Q72])*[.R72])" office:value-type="float" office:value="0.123376137754441" calcext:value-type="float">
            <text:p>0.1233761378</text:p>
          </table:table-cell>
          <table:table-cell table:number-columns-repeated="3"/>
          <table:table-cell office:value-type="float" office:value="0.208167872202834" calcext:value-type="float">
            <text:p>0.2081678722</text:p>
          </table:table-cell>
          <table:table-cell table:number-columns-repeated="5"/>
          <table:table-cell table:formula="of:=RAND()" office:value-type="float" office:value="0.95180926437024" calcext:value-type="float">
            <text:p>0.9518092644</text:p>
          </table:table-cell>
          <table:table-cell table:formula="of:=RAND()" office:value-type="float" office:value="0.49469603493344" calcext:value-type="float">
            <text:p>0.4946960349</text:p>
          </table:table-cell>
          <table:table-cell/>
          <table:table-cell table:formula="of:=[.Q71]+0.05" office:value-type="float" office:value="0.25" calcext:value-type="float">
            <text:p>0.25</text:p>
          </table:table-cell>
          <table:table-cell table:formula="of:=[.N72]/SUM([.$N72:.$O72])" office:value-type="float" office:value="0.658006068023686" calcext:value-type="float">
            <text:p>0.658006068</text:p>
          </table:table-cell>
          <table:table-cell table:formula="of:=[.O72]/SUM([.$N72:.$O72])" office:value-type="float" office:value="0.341993931976314" calcext:value-type="float">
            <text:p>0.3419939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1-SUM([.D73:.M73])" office:value-type="float" office:value="0.722015901345894" calcext:value-type="float">
            <text:p>0.7220159013</text:p>
          </table:table-cell>
          <table:table-cell table:formula="of:=IF(MOD(ROW(); 2)=MOD(COLUMN()+1;2); [.$Q73]*[.$Q73] + [.$Q73]*(1-[.$Q73])*[.R73]; [.$Q73]*(1-[.$Q73])*[.R73])" office:value-type="float" office:value="0.194355063374734" calcext:value-type="float">
            <text:p>0.1943550634</text:p>
          </table:table-cell>
          <table:table-cell table:number-columns-repeated="3"/>
          <table:table-cell office:value-type="float" office:value="0.0836290352793722" calcext:value-type="float">
            <text:p>0.0836290353</text:p>
          </table:table-cell>
          <table:table-cell table:number-columns-repeated="5"/>
          <table:table-cell table:formula="of:=RAND()" office:value-type="float" office:value="0.685391257167794" calcext:value-type="float">
            <text:p>0.6853912572</text:p>
          </table:table-cell>
          <table:table-cell table:formula="of:=RAND()" office:value-type="float" office:value="0.289246025844477" calcext:value-type="float">
            <text:p>0.2892460258</text:p>
          </table:table-cell>
          <table:table-cell/>
          <table:table-cell table:formula="of:=[.Q72]" office:value-type="float" office:value="0.25" calcext:value-type="float">
            <text:p>0.25</text:p>
          </table:table-cell>
          <table:table-cell table:formula="of:=[.N73]/SUM([.$N73:.$O73])" office:value-type="float" office:value="0.703227004665247" calcext:value-type="float">
            <text:p>0.7032270047</text:p>
          </table:table-cell>
          <table:table-cell table:formula="of:=[.O73]/SUM([.$N73:.$O73])" office:value-type="float" office:value="0.296772995334753" calcext:value-type="float">
            <text:p>0.296772995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1-SUM([.D74:.M74])" office:value-type="float" office:value="0.817721574820548" calcext:value-type="float">
            <text:p>0.8177215748</text:p>
          </table:table-cell>
          <table:table-cell table:formula="of:=IF(MOD(ROW(); 2)=MOD(COLUMN()+1;2); [.$Q74]*[.$Q74] + [.$Q74]*(1-[.$Q74])*[.R74]; [.$Q74]*(1-[.$Q74])*[.R74])" office:value-type="float" office:value="0.0634202585734101" calcext:value-type="float">
            <text:p>0.0634202586</text:p>
          </table:table-cell>
          <table:table-cell table:number-columns-repeated="3"/>
          <table:table-cell office:value-type="float" office:value="0.118858166606042" calcext:value-type="float">
            <text:p>0.1188581666</text:p>
          </table:table-cell>
          <table:table-cell table:number-columns-repeated="5"/>
          <table:table-cell table:formula="of:=RAND()" office:value-type="float" office:value="0.0589151204330847" calcext:value-type="float">
            <text:p>0.0589151204</text:p>
          </table:table-cell>
          <table:table-cell table:formula="of:=RAND()" office:value-type="float" office:value="0.136167264427058" calcext:value-type="float">
            <text:p>0.1361672644</text:p>
          </table:table-cell>
          <table:table-cell/>
          <table:table-cell table:formula="of:=[.Q73]+0.05" office:value-type="float" office:value="0.3" calcext:value-type="float">
            <text:p>0.3</text:p>
          </table:table-cell>
          <table:table-cell table:formula="of:=[.N74]/SUM([.$N74:.$O74])" office:value-type="float" office:value="0.302001231301953" calcext:value-type="float">
            <text:p>0.3020012313</text:p>
          </table:table-cell>
          <table:table-cell table:formula="of:=[.O74]/SUM([.$N74:.$O74])" office:value-type="float" office:value="0.697998768698047" calcext:value-type="float">
            <text:p>0.69799876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1-SUM([.D75:.M75])" office:value-type="float" office:value="0.659964005475839" calcext:value-type="float">
            <text:p>0.6599640055</text:p>
          </table:table-cell>
          <table:table-cell table:formula="of:=IF(MOD(ROW(); 2)=MOD(COLUMN()+1;2); [.$Q75]*[.$Q75] + [.$Q75]*(1-[.$Q75])*[.R75]; [.$Q75]*(1-[.$Q75])*[.R75])" office:value-type="float" office:value="0.172420835952391" calcext:value-type="float">
            <text:p>0.172420836</text:p>
          </table:table-cell>
          <table:table-cell table:number-columns-repeated="3"/>
          <table:table-cell office:value-type="float" office:value="0.16761515857177" calcext:value-type="float">
            <text:p>0.1676151586</text:p>
          </table:table-cell>
          <table:table-cell table:number-columns-repeated="5"/>
          <table:table-cell table:formula="of:=RAND()" office:value-type="float" office:value="0.593766289879568" calcext:value-type="float">
            <text:p>0.5937662899</text:p>
          </table:table-cell>
          <table:table-cell table:formula="of:=RAND()" office:value-type="float" office:value="0.919090494862758" calcext:value-type="float">
            <text:p>0.9190904949</text:p>
          </table:table-cell>
          <table:table-cell/>
          <table:table-cell table:formula="of:=[.Q74]" office:value-type="float" office:value="0.3" calcext:value-type="float">
            <text:p>0.3</text:p>
          </table:table-cell>
          <table:table-cell table:formula="of:=[.N75]/SUM([.$N75:.$O75])" office:value-type="float" office:value="0.392480171201863" calcext:value-type="float">
            <text:p>0.3924801712</text:p>
          </table:table-cell>
          <table:table-cell table:formula="of:=[.O75]/SUM([.$N75:.$O75])" office:value-type="float" office:value="0.607519828798137" calcext:value-type="float">
            <text:p>0.60751982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1-SUM([.D76:.M76])" office:value-type="float" office:value="0.653500067778659" calcext:value-type="float">
            <text:p>0.6535000678</text:p>
          </table:table-cell>
          <table:table-cell table:formula="of:=IF(MOD(ROW(); 2)=MOD(COLUMN()+1;2); [.$Q76]*[.$Q76] + [.$Q76]*(1-[.$Q76])*[.R76]; [.$Q76]*(1-[.$Q76])*[.R76])" office:value-type="float" office:value="0.0816791484847065" calcext:value-type="float">
            <text:p>0.0816791485</text:p>
          </table:table-cell>
          <table:table-cell table:number-columns-repeated="3"/>
          <table:table-cell office:value-type="float" office:value="0.264820783736634" calcext:value-type="float">
            <text:p>0.2648207837</text:p>
          </table:table-cell>
          <table:table-cell table:number-columns-repeated="5"/>
          <table:table-cell table:formula="of:=RAND()" office:value-type="float" office:value="0.315457259421237" calcext:value-type="float">
            <text:p>0.3154572594</text:p>
          </table:table-cell>
          <table:table-cell table:formula="of:=RAND()" office:value-type="float" office:value="0.563182244659402" calcext:value-type="float">
            <text:p>0.5631822447</text:p>
          </table:table-cell>
          <table:table-cell/>
          <table:table-cell table:formula="of:=[.Q75]+0.05" office:value-type="float" office:value="0.35" calcext:value-type="float">
            <text:p>0.35</text:p>
          </table:table-cell>
          <table:table-cell table:formula="of:=[.N76]/SUM([.$N76:.$O76])" office:value-type="float" office:value="0.3590292241086" calcext:value-type="float">
            <text:p>0.3590292241</text:p>
          </table:table-cell>
          <table:table-cell table:formula="of:=[.O76]/SUM([.$N76:.$O76])" office:value-type="float" office:value="0.6409707758914" calcext:value-type="float">
            <text:p>0.640970775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1-SUM([.D77:.M77])" office:value-type="float" office:value="0.698199897671523" calcext:value-type="float">
            <text:p>0.6981998977</text:p>
          </table:table-cell>
          <table:table-cell table:formula="of:=IF(MOD(ROW(); 2)=MOD(COLUMN()+1;2); [.$Q77]*[.$Q77] + [.$Q77]*(1-[.$Q77])*[.R77]; [.$Q77]*(1-[.$Q77])*[.R77])" office:value-type="float" office:value="0.182169220736679" calcext:value-type="float">
            <text:p>0.1821692207</text:p>
          </table:table-cell>
          <table:table-cell table:number-columns-repeated="3"/>
          <table:table-cell office:value-type="float" office:value="0.119630881591798" calcext:value-type="float">
            <text:p>0.1196308816</text:p>
          </table:table-cell>
          <table:table-cell table:number-columns-repeated="5"/>
          <table:table-cell table:formula="of:=RAND()" office:value-type="float" office:value="0.347868427750655" calcext:value-type="float">
            <text:p>0.3478684278</text:p>
          </table:table-cell>
          <table:table-cell table:formula="of:=RAND()" office:value-type="float" office:value="0.978444641805254" calcext:value-type="float">
            <text:p>0.9784446418</text:p>
          </table:table-cell>
          <table:table-cell/>
          <table:table-cell table:formula="of:=[.Q76]" office:value-type="float" office:value="0.35" calcext:value-type="float">
            <text:p>0.35</text:p>
          </table:table-cell>
          <table:table-cell table:formula="of:=[.N77]/SUM([.$N77:.$O77])" office:value-type="float" office:value="0.262282288952436" calcext:value-type="float">
            <text:p>0.262282289</text:p>
          </table:table-cell>
          <table:table-cell table:formula="of:=[.O77]/SUM([.$N77:.$O77])" office:value-type="float" office:value="0.737717711047564" calcext:value-type="float">
            <text:p>0.73771771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1-SUM([.D78:.M78])" office:value-type="float" office:value="0.455952380148541" calcext:value-type="float">
            <text:p>0.4559523801</text:p>
          </table:table-cell>
          <table:table-cell table:formula="of:=IF(MOD(ROW(); 2)=MOD(COLUMN()+1;2); [.$Q78]*[.$Q78] + [.$Q78]*(1-[.$Q78])*[.R78]; [.$Q78]*(1-[.$Q78])*[.R78])" office:value-type="float" office:value="0.175077360726004" calcext:value-type="float">
            <text:p>0.1750773607</text:p>
          </table:table-cell>
          <table:table-cell table:number-columns-repeated="3"/>
          <table:table-cell office:value-type="float" office:value="0.368970259125455" calcext:value-type="float">
            <text:p>0.3689702591</text:p>
          </table:table-cell>
          <table:table-cell table:number-columns-repeated="5"/>
          <table:table-cell table:formula="of:=RAND()" office:value-type="float" office:value="0.981248290394433" calcext:value-type="float">
            <text:p>0.9812482904</text:p>
          </table:table-cell>
          <table:table-cell table:formula="of:=RAND()" office:value-type="float" office:value="0.363869026419707" calcext:value-type="float">
            <text:p>0.3638690264</text:p>
          </table:table-cell>
          <table:table-cell/>
          <table:table-cell table:formula="of:=[.Q77]+0.05" office:value-type="float" office:value="0.4" calcext:value-type="float">
            <text:p>0.4</text:p>
          </table:table-cell>
          <table:table-cell table:formula="of:=[.N78]/SUM([.$N78:.$O78])" office:value-type="float" office:value="0.729489003025017" calcext:value-type="float">
            <text:p>0.729489003</text:p>
          </table:table-cell>
          <table:table-cell table:formula="of:=[.O78]/SUM([.$N78:.$O78])" office:value-type="float" office:value="0.270510996974983" calcext:value-type="float">
            <text:p>0.27051099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1-SUM([.D79:.M79])" office:value-type="float" office:value="0.697892627318392" calcext:value-type="float">
            <text:p>0.6978926273</text:p>
          </table:table-cell>
          <table:table-cell table:formula="of:=IF(MOD(ROW(); 2)=MOD(COLUMN()+1;2); [.$Q79]*[.$Q79] + [.$Q79]*(1-[.$Q79])*[.R79]; [.$Q79]*(1-[.$Q79])*[.R79])" office:value-type="float" office:value="0.19042915143859" calcext:value-type="float">
            <text:p>0.1904291514</text:p>
          </table:table-cell>
          <table:table-cell table:number-columns-repeated="3"/>
          <table:table-cell office:value-type="float" office:value="0.111678221243018" calcext:value-type="float">
            <text:p>0.1116782212</text:p>
          </table:table-cell>
          <table:table-cell table:number-columns-repeated="5"/>
          <table:table-cell table:formula="of:=RAND()" office:value-type="float" office:value="0.0690762916347012" calcext:value-type="float">
            <text:p>0.0690762916</text:p>
          </table:table-cell>
          <table:table-cell table:formula="of:=RAND()" office:value-type="float" office:value="0.475740412366577" calcext:value-type="float">
            <text:p>0.4757404124</text:p>
          </table:table-cell>
          <table:table-cell/>
          <table:table-cell table:formula="of:=[.Q78]" office:value-type="float" office:value="0.4" calcext:value-type="float">
            <text:p>0.4</text:p>
          </table:table-cell>
          <table:table-cell table:formula="of:=[.N79]/SUM([.$N79:.$O79])" office:value-type="float" office:value="0.126788130994125" calcext:value-type="float">
            <text:p>0.126788131</text:p>
          </table:table-cell>
          <table:table-cell table:formula="of:=[.O79]/SUM([.$N79:.$O79])" office:value-type="float" office:value="0.873211869005875" calcext:value-type="float">
            <text:p>0.8732118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1-SUM([.D80:.M80])" office:value-type="float" office:value="0.430649457622726" calcext:value-type="float">
            <text:p>0.4306494576</text:p>
          </table:table-cell>
          <table:table-cell table:formula="of:=IF(MOD(ROW(); 2)=MOD(COLUMN()+1;2); [.$Q80]*[.$Q80] + [.$Q80]*(1-[.$Q80])*[.R80]; [.$Q80]*(1-[.$Q80])*[.R80])" office:value-type="float" office:value="0.240789437959824" calcext:value-type="float">
            <text:p>0.240789438</text:p>
          </table:table-cell>
          <table:table-cell table:number-columns-repeated="3"/>
          <table:table-cell office:value-type="float" office:value="0.32856110441745" calcext:value-type="float">
            <text:p>0.3285611044</text:p>
          </table:table-cell>
          <table:table-cell table:number-columns-repeated="5"/>
          <table:table-cell table:formula="of:=RAND()" office:value-type="float" office:value="0.926133061875589" calcext:value-type="float">
            <text:p>0.9261330619</text:p>
          </table:table-cell>
          <table:table-cell table:formula="of:=RAND()" office:value-type="float" office:value="0.0258104068925604" calcext:value-type="float">
            <text:p>0.0258104069</text:p>
          </table:table-cell>
          <table:table-cell/>
          <table:table-cell table:formula="of:=[.Q79]+0.05" office:value-type="float" office:value="0.45" calcext:value-type="float">
            <text:p>0.45</text:p>
          </table:table-cell>
          <table:table-cell table:formula="of:=[.N80]/SUM([.$N80:.$O80])" office:value-type="float" office:value="0.972886618019492" calcext:value-type="float">
            <text:p>0.972886618</text:p>
          </table:table-cell>
          <table:table-cell table:formula="of:=[.O80]/SUM([.$N80:.$O80])" office:value-type="float" office:value="0.0271133819805078" calcext:value-type="float">
            <text:p>0.0271133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1-SUM([.D81:.M81])" office:value-type="float" office:value="0.580566907298816" calcext:value-type="float">
            <text:p>0.5805669073</text:p>
          </table:table-cell>
          <table:table-cell table:formula="of:=IF(MOD(ROW(); 2)=MOD(COLUMN()+1;2); [.$Q81]*[.$Q81] + [.$Q81]*(1-[.$Q81])*[.R81]; [.$Q81]*(1-[.$Q81])*[.R81])" office:value-type="float" office:value="0.256322482332717" calcext:value-type="float">
            <text:p>0.2563224823</text:p>
          </table:table-cell>
          <table:table-cell table:number-columns-repeated="3"/>
          <table:table-cell office:value-type="float" office:value="0.163110610368467" calcext:value-type="float">
            <text:p>0.1631106104</text:p>
          </table:table-cell>
          <table:table-cell table:number-columns-repeated="5"/>
          <table:table-cell table:formula="of:=RAND()" office:value-type="float" office:value="0.219938053865917" calcext:value-type="float">
            <text:p>0.2199380539</text:p>
          </table:table-cell>
          <table:table-cell table:formula="of:=RAND()" office:value-type="float" office:value="0.791436114930548" calcext:value-type="float">
            <text:p>0.7914361149</text:p>
          </table:table-cell>
          <table:table-cell/>
          <table:table-cell table:formula="of:=[.Q80]" office:value-type="float" office:value="0.45" calcext:value-type="float">
            <text:p>0.45</text:p>
          </table:table-cell>
          <table:table-cell table:formula="of:=[.N81]/SUM([.$N81:.$O81])" office:value-type="float" office:value="0.217464575081686" calcext:value-type="float">
            <text:p>0.2174645751</text:p>
          </table:table-cell>
          <table:table-cell table:formula="of:=[.O81]/SUM([.$N81:.$O81])" office:value-type="float" office:value="0.782535424918313" calcext:value-type="float">
            <text:p>0.782535424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1-SUM([.D82:.M82])" office:value-type="float" office:value="0.319526804370546" calcext:value-type="float">
            <text:p>0.3195268044</text:p>
          </table:table-cell>
          <table:table-cell table:formula="of:=IF(MOD(ROW(); 2)=MOD(COLUMN()+1;2); [.$Q82]*[.$Q82] + [.$Q82]*(1-[.$Q82])*[.R82]; [.$Q82]*(1-[.$Q82])*[.R82])" office:value-type="float" office:value="0.236846453701683" calcext:value-type="float">
            <text:p>0.2368464537</text:p>
          </table:table-cell>
          <table:table-cell table:number-columns-repeated="3"/>
          <table:table-cell office:value-type="float" office:value="0.443626741927771" calcext:value-type="float">
            <text:p>0.4436267419</text:p>
          </table:table-cell>
          <table:table-cell table:number-columns-repeated="5"/>
          <table:table-cell table:formula="of:=RAND()" office:value-type="float" office:value="0.167128999135457" calcext:value-type="float">
            <text:p>0.1671289991</text:p>
          </table:table-cell>
          <table:table-cell table:formula="of:=RAND()" office:value-type="float" office:value="0.00928170548286289" calcext:value-type="float">
            <text:p>0.0092817055</text:p>
          </table:table-cell>
          <table:table-cell/>
          <table:table-cell table:formula="of:=[.Q81]+0.05" office:value-type="float" office:value="0.5" calcext:value-type="float">
            <text:p>0.5</text:p>
          </table:table-cell>
          <table:table-cell table:formula="of:=[.N82]/SUM([.$N82:.$O82])" office:value-type="float" office:value="0.947385814806734" calcext:value-type="float">
            <text:p>0.9473858148</text:p>
          </table:table-cell>
          <table:table-cell table:formula="of:=[.O82]/SUM([.$N82:.$O82])" office:value-type="float" office:value="0.0526141851932664" calcext:value-type="float">
            <text:p>0.05261418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1-SUM([.D83:.M83])" office:value-type="float" office:value="0.309814444328234" calcext:value-type="float">
            <text:p>0.3098144443</text:p>
          </table:table-cell>
          <table:table-cell table:formula="of:=IF(MOD(ROW(); 2)=MOD(COLUMN()+1;2); [.$Q83]*[.$Q83] + [.$Q83]*(1-[.$Q83])*[.R83]; [.$Q83]*(1-[.$Q83])*[.R83])" office:value-type="float" office:value="0.46604763398924" calcext:value-type="float">
            <text:p>0.466047634</text:p>
          </table:table-cell>
          <table:table-cell table:number-columns-repeated="3"/>
          <table:table-cell office:value-type="float" office:value="0.224137921682526" calcext:value-type="float">
            <text:p>0.2241379217</text:p>
          </table:table-cell>
          <table:table-cell table:number-columns-repeated="5"/>
          <table:table-cell table:formula="of:=RAND()" office:value-type="float" office:value="0.789013799629174" calcext:value-type="float">
            <text:p>0.7890137996</text:p>
          </table:table-cell>
          <table:table-cell table:formula="of:=RAND()" office:value-type="float" office:value="0.123995272791944" calcext:value-type="float">
            <text:p>0.1239952728</text:p>
          </table:table-cell>
          <table:table-cell/>
          <table:table-cell table:formula="of:=[.Q82]" office:value-type="float" office:value="0.5" calcext:value-type="float">
            <text:p>0.5</text:p>
          </table:table-cell>
          <table:table-cell table:formula="of:=[.N83]/SUM([.$N83:.$O83])" office:value-type="float" office:value="0.864190535956961" calcext:value-type="float">
            <text:p>0.864190536</text:p>
          </table:table-cell>
          <table:table-cell table:formula="of:=[.O83]/SUM([.$N83:.$O83])" office:value-type="float" office:value="0.135809464043039" calcext:value-type="float">
            <text:p>0.1358094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1-SUM([.D84:.M84])" office:value-type="float" office:value="0.389396519161496" calcext:value-type="float">
            <text:p>0.3893965192</text:p>
          </table:table-cell>
          <table:table-cell table:formula="of:=IF(MOD(ROW(); 2)=MOD(COLUMN()+1;2); [.$Q84]*[.$Q84] + [.$Q84]*(1-[.$Q84])*[.R84]; [.$Q84]*(1-[.$Q84])*[.R84])" office:value-type="float" office:value="0.213789404824933" calcext:value-type="float">
            <text:p>0.2137894048</text:p>
          </table:table-cell>
          <table:table-cell table:number-columns-repeated="3"/>
          <table:table-cell office:value-type="float" office:value="0.396814076013571" calcext:value-type="float">
            <text:p>0.396814076</text:p>
          </table:table-cell>
          <table:table-cell table:number-columns-repeated="5"/>
          <table:table-cell table:formula="of:=RAND()" office:value-type="float" office:value="0.820784291368909" calcext:value-type="float">
            <text:p>0.8207842914</text:p>
          </table:table-cell>
          <table:table-cell table:formula="of:=RAND()" office:value-type="float" office:value="0.129422349040397" calcext:value-type="float">
            <text:p>0.129422349</text:p>
          </table:table-cell>
          <table:table-cell/>
          <table:table-cell table:formula="of:=[.Q83]+0.05" office:value-type="float" office:value="0.55" calcext:value-type="float">
            <text:p>0.55</text:p>
          </table:table-cell>
          <table:table-cell table:formula="of:=[.N84]/SUM([.$N84:.$O84])" office:value-type="float" office:value="0.863795575050236" calcext:value-type="float">
            <text:p>0.8637955751</text:p>
          </table:table-cell>
          <table:table-cell table:formula="of:=[.O84]/SUM([.$N84:.$O84])" office:value-type="float" office:value="0.136204424949764" calcext:value-type="float">
            <text:p>0.136204424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1-SUM([.D85:.M85])" office:value-type="float" office:value="0.309653376510777" calcext:value-type="float">
            <text:p>0.3096533765</text:p>
          </table:table-cell>
          <table:table-cell table:formula="of:=IF(MOD(ROW(); 2)=MOD(COLUMN()+1;2); [.$Q85]*[.$Q85] + [.$Q85]*(1-[.$Q85])*[.R85]; [.$Q85]*(1-[.$Q85])*[.R85])" office:value-type="float" office:value="0.454812404815416" calcext:value-type="float">
            <text:p>0.4548124048</text:p>
          </table:table-cell>
          <table:table-cell table:number-columns-repeated="3"/>
          <table:table-cell office:value-type="float" office:value="0.235534218673807" calcext:value-type="float">
            <text:p>0.2355342187</text:p>
          </table:table-cell>
          <table:table-cell table:number-columns-repeated="5"/>
          <table:table-cell table:formula="of:=RAND()" office:value-type="float" office:value="0.319526490406133" calcext:value-type="float">
            <text:p>0.3195264904</text:p>
          </table:table-cell>
          <table:table-cell table:formula="of:=RAND()" office:value-type="float" office:value="0.199687991640531" calcext:value-type="float">
            <text:p>0.1996879916</text:p>
          </table:table-cell>
          <table:table-cell/>
          <table:table-cell table:formula="of:=[.Q84]" office:value-type="float" office:value="0.55" calcext:value-type="float">
            <text:p>0.55</text:p>
          </table:table-cell>
          <table:table-cell table:formula="of:=[.N85]/SUM([.$N85:.$O85])" office:value-type="float" office:value="0.615403655819862" calcext:value-type="float">
            <text:p>0.6154036558</text:p>
          </table:table-cell>
          <table:table-cell table:formula="of:=[.O85]/SUM([.$N85:.$O85])" office:value-type="float" office:value="0.384596344180137" calcext:value-type="float">
            <text:p>0.38459634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1-SUM([.D86:.M86])" office:value-type="float" office:value="0.521336719461922" calcext:value-type="float">
            <text:p>0.5213367195</text:p>
          </table:table-cell>
          <table:table-cell table:formula="of:=IF(MOD(ROW(); 2)=MOD(COLUMN()+1;2); [.$Q86]*[.$Q86] + [.$Q86]*(1-[.$Q86])*[.R86]; [.$Q86]*(1-[.$Q86])*[.R86])" office:value-type="float" office:value="0.11823697445818" calcext:value-type="float">
            <text:p>0.1182369745</text:p>
          </table:table-cell>
          <table:table-cell table:number-columns-repeated="3"/>
          <table:table-cell office:value-type="float" office:value="0.360426306079898" calcext:value-type="float">
            <text:p>0.3604263061</text:p>
          </table:table-cell>
          <table:table-cell table:number-columns-repeated="5"/>
          <table:table-cell table:formula="of:=RAND()" office:value-type="float" office:value="0.716472094296478" calcext:value-type="float">
            <text:p>0.7164720943</text:p>
          </table:table-cell>
          <table:table-cell table:formula="of:=RAND()" office:value-type="float" office:value="0.737838652567007" calcext:value-type="float">
            <text:p>0.7378386526</text:p>
          </table:table-cell>
          <table:table-cell/>
          <table:table-cell table:formula="of:=[.Q85]+0.05" office:value-type="float" office:value="0.6" calcext:value-type="float">
            <text:p>0.6</text:p>
          </table:table-cell>
          <table:table-cell table:formula="of:=[.N86]/SUM([.$N86:.$O86])" office:value-type="float" office:value="0.492654060242417" calcext:value-type="float">
            <text:p>0.4926540602</text:p>
          </table:table-cell>
          <table:table-cell table:formula="of:=[.O86]/SUM([.$N86:.$O86])" office:value-type="float" office:value="0.507345939757583" calcext:value-type="float">
            <text:p>0.507345939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1-SUM([.D87:.M87])" office:value-type="float" office:value="0.399409961210016" calcext:value-type="float">
            <text:p>0.3994099612</text:p>
          </table:table-cell>
          <table:table-cell table:formula="of:=IF(MOD(ROW(); 2)=MOD(COLUMN()+1;2); [.$Q87]*[.$Q87] + [.$Q87]*(1-[.$Q87])*[.R87]; [.$Q87]*(1-[.$Q87])*[.R87])" office:value-type="float" office:value="0.430453977057943" calcext:value-type="float">
            <text:p>0.4304539771</text:p>
          </table:table-cell>
          <table:table-cell table:number-columns-repeated="3"/>
          <table:table-cell office:value-type="float" office:value="0.170136061732041" calcext:value-type="float">
            <text:p>0.1701360617</text:p>
          </table:table-cell>
          <table:table-cell table:number-columns-repeated="5"/>
          <table:table-cell table:formula="of:=RAND()" office:value-type="float" office:value="0.400163292768411" calcext:value-type="float">
            <text:p>0.4001632928</text:p>
          </table:table-cell>
          <table:table-cell table:formula="of:=RAND()" office:value-type="float" office:value="0.962984598590992" calcext:value-type="float">
            <text:p>0.9629845986</text:p>
          </table:table-cell>
          <table:table-cell/>
          <table:table-cell table:formula="of:=[.Q86]" office:value-type="float" office:value="0.6" calcext:value-type="float">
            <text:p>0.6</text:p>
          </table:table-cell>
          <table:table-cell table:formula="of:=[.N87]/SUM([.$N87:.$O87])" office:value-type="float" office:value="0.293558237741429" calcext:value-type="float">
            <text:p>0.2935582377</text:p>
          </table:table-cell>
          <table:table-cell table:formula="of:=[.O87]/SUM([.$N87:.$O87])" office:value-type="float" office:value="0.706441762258571" calcext:value-type="float">
            <text:p>0.706441762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1-SUM([.D88:.M88])" office:value-type="float" office:value="0.286547325387044" calcext:value-type="float">
            <text:p>0.2865473254</text:p>
          </table:table-cell>
          <table:table-cell table:formula="of:=IF(MOD(ROW(); 2)=MOD(COLUMN()+1;2); [.$Q88]*[.$Q88] + [.$Q88]*(1-[.$Q88])*[.R88]; [.$Q88]*(1-[.$Q88])*[.R88])" office:value-type="float" office:value="0.180545276755631" calcext:value-type="float">
            <text:p>0.1805452768</text:p>
          </table:table-cell>
          <table:table-cell table:number-columns-repeated="3"/>
          <table:table-cell office:value-type="float" office:value="0.532907397857325" calcext:value-type="float">
            <text:p>0.5329073979</text:p>
          </table:table-cell>
          <table:table-cell table:number-columns-repeated="5"/>
          <table:table-cell table:formula="of:=RAND()" office:value-type="float" office:value="0.600335488445126" calcext:value-type="float">
            <text:p>0.6003354884</text:p>
          </table:table-cell>
          <table:table-cell table:formula="of:=RAND()" office:value-type="float" office:value="0.156130291637965" calcext:value-type="float">
            <text:p>0.1561302916</text:p>
          </table:table-cell>
          <table:table-cell/>
          <table:table-cell table:formula="of:=[.Q87]+0.05" office:value-type="float" office:value="0.65" calcext:value-type="float">
            <text:p>0.65</text:p>
          </table:table-cell>
          <table:table-cell table:formula="of:=[.N88]/SUM([.$N88:.$O88])" office:value-type="float" office:value="0.793605612112665" calcext:value-type="float">
            <text:p>0.7936056121</text:p>
          </table:table-cell>
          <table:table-cell table:formula="of:=[.O88]/SUM([.$N88:.$O88])" office:value-type="float" office:value="0.206394387887335" calcext:value-type="float">
            <text:p>0.20639438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1-SUM([.D89:.M89])" office:value-type="float" office:value="0.284333953516551" calcext:value-type="float">
            <text:p>0.2843339535</text:p>
          </table:table-cell>
          <table:table-cell table:formula="of:=IF(MOD(ROW(); 2)=MOD(COLUMN()+1;2); [.$Q89]*[.$Q89] + [.$Q89]*(1-[.$Q89])*[.R89]; [.$Q89]*(1-[.$Q89])*[.R89])" office:value-type="float" office:value="0.590376434554175" calcext:value-type="float">
            <text:p>0.5903764346</text:p>
          </table:table-cell>
          <table:table-cell table:number-columns-repeated="3"/>
          <table:table-cell office:value-type="float" office:value="0.125289611929274" calcext:value-type="float">
            <text:p>0.1252896119</text:p>
          </table:table-cell>
          <table:table-cell table:number-columns-repeated="5"/>
          <table:table-cell table:formula="of:=RAND()" office:value-type="float" office:value="0.888709699851461" calcext:value-type="float">
            <text:p>0.8887096999</text:p>
          </table:table-cell>
          <table:table-cell table:formula="of:=RAND()" office:value-type="float" office:value="0.315637159510516" calcext:value-type="float">
            <text:p>0.3156371595</text:p>
          </table:table-cell>
          <table:table-cell/>
          <table:table-cell table:formula="of:=[.Q88]" office:value-type="float" office:value="0.65" calcext:value-type="float">
            <text:p>0.65</text:p>
          </table:table-cell>
          <table:table-cell table:formula="of:=[.N89]/SUM([.$N89:.$O89])" office:value-type="float" office:value="0.737918393644726" calcext:value-type="float">
            <text:p>0.7379183936</text:p>
          </table:table-cell>
          <table:table-cell table:formula="of:=[.O89]/SUM([.$N89:.$O89])" office:value-type="float" office:value="0.262081606355274" calcext:value-type="float">
            <text:p>0.262081606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1-SUM([.D90:.M90])" office:value-type="float" office:value="0.334114381499818" calcext:value-type="float">
            <text:p>0.3341143815</text:p>
          </table:table-cell>
          <table:table-cell table:formula="of:=IF(MOD(ROW(); 2)=MOD(COLUMN()+1;2); [.$Q90]*[.$Q90] + [.$Q90]*(1-[.$Q90])*[.R90]; [.$Q90]*(1-[.$Q90])*[.R90])" office:value-type="float" office:value="0.089372254144154" calcext:value-type="float">
            <text:p>0.0893722541</text:p>
          </table:table-cell>
          <table:table-cell table:number-columns-repeated="3"/>
          <table:table-cell office:value-type="float" office:value="0.576513364356028" calcext:value-type="float">
            <text:p>0.5765133644</text:p>
          </table:table-cell>
          <table:table-cell table:number-columns-repeated="5"/>
          <table:table-cell table:formula="of:=RAND()" office:value-type="float" office:value="0.547394342138432" calcext:value-type="float">
            <text:p>0.5473943421</text:p>
          </table:table-cell>
          <table:table-cell table:formula="of:=RAND()" office:value-type="float" office:value="0.738830481772311" calcext:value-type="float">
            <text:p>0.7388304818</text:p>
          </table:table-cell>
          <table:table-cell/>
          <table:table-cell table:formula="of:=[.Q89]+0.05" office:value-type="float" office:value="0.7" calcext:value-type="float">
            <text:p>0.7</text:p>
          </table:table-cell>
          <table:table-cell table:formula="of:=[.N90]/SUM([.$N90:.$O90])" office:value-type="float" office:value="0.42558216259121" calcext:value-type="float">
            <text:p>0.4255821626</text:p>
          </table:table-cell>
          <table:table-cell table:formula="of:=[.O90]/SUM([.$N90:.$O90])" office:value-type="float" office:value="0.57441783740879" calcext:value-type="float">
            <text:p>0.57441783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1-SUM([.D91:.M91])" office:value-type="float" office:value="0.296006134091265" calcext:value-type="float">
            <text:p>0.2960061341</text:p>
          </table:table-cell>
          <table:table-cell table:formula="of:=IF(MOD(ROW(); 2)=MOD(COLUMN()+1;2); [.$Q91]*[.$Q91] + [.$Q91]*(1-[.$Q91])*[.R91]; [.$Q91]*(1-[.$Q91])*[.R91])" office:value-type="float" office:value="0.553585941644792" calcext:value-type="float">
            <text:p>0.5535859416</text:p>
          </table:table-cell>
          <table:table-cell table:number-columns-repeated="3"/>
          <table:table-cell office:value-type="float" office:value="0.150407924263943" calcext:value-type="float">
            <text:p>0.1504079243</text:p>
          </table:table-cell>
          <table:table-cell table:number-columns-repeated="5"/>
          <table:table-cell table:formula="of:=RAND()" office:value-type="float" office:value="0.394955330411904" calcext:value-type="float">
            <text:p>0.3949553304</text:p>
          </table:table-cell>
          <table:table-cell table:formula="of:=RAND()" office:value-type="float" office:value="0.909430784522556" calcext:value-type="float">
            <text:p>0.9094307845</text:p>
          </table:table-cell>
          <table:table-cell/>
          <table:table-cell table:formula="of:=[.Q90]" office:value-type="float" office:value="0.7" calcext:value-type="float">
            <text:p>0.7</text:p>
          </table:table-cell>
          <table:table-cell table:formula="of:=[.N91]/SUM([.$N91:.$O91])" office:value-type="float" office:value="0.302790198308534" calcext:value-type="float">
            <text:p>0.3027901983</text:p>
          </table:table-cell>
          <table:table-cell table:formula="of:=[.O91]/SUM([.$N91:.$O91])" office:value-type="float" office:value="0.697209801691466" calcext:value-type="float">
            <text:p>0.69720980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1-SUM([.D92:.M92])" office:value-type="float" office:value="0.228956204863963" calcext:value-type="float">
            <text:p>0.2289562049</text:p>
          </table:table-cell>
          <table:table-cell table:formula="of:=IF(MOD(ROW(); 2)=MOD(COLUMN()+1;2); [.$Q92]*[.$Q92] + [.$Q92]*(1-[.$Q92])*[.R92]; [.$Q92]*(1-[.$Q92])*[.R92])" office:value-type="float" office:value="0.064525334647077" calcext:value-type="float">
            <text:p>0.0645253346</text:p>
          </table:table-cell>
          <table:table-cell table:number-columns-repeated="3"/>
          <table:table-cell office:value-type="float" office:value="0.70651846048896" calcext:value-type="float">
            <text:p>0.7065184605</text:p>
          </table:table-cell>
          <table:table-cell table:number-columns-repeated="5"/>
          <table:table-cell table:formula="of:=RAND()" office:value-type="float" office:value="0.240393110201694" calcext:value-type="float">
            <text:p>0.2403931102</text:p>
          </table:table-cell>
          <table:table-cell table:formula="of:=RAND()" office:value-type="float" office:value="0.458149693324231" calcext:value-type="float">
            <text:p>0.4581496933</text:p>
          </table:table-cell>
          <table:table-cell/>
          <table:table-cell table:formula="of:=[.Q91]+0.05" office:value-type="float" office:value="0.75" calcext:value-type="float">
            <text:p>0.75</text:p>
          </table:table-cell>
          <table:table-cell table:formula="of:=[.N92]/SUM([.$N92:.$O92])" office:value-type="float" office:value="0.344135118117744" calcext:value-type="float">
            <text:p>0.3441351181</text:p>
          </table:table-cell>
          <table:table-cell table:formula="of:=[.O92]/SUM([.$N92:.$O92])" office:value-type="float" office:value="0.655864881882256" calcext:value-type="float">
            <text:p>0.65586488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1-SUM([.D93:.M93])" office:value-type="float" office:value="0.17495833449592" calcext:value-type="float">
            <text:p>0.1749583345</text:p>
          </table:table-cell>
          <table:table-cell table:formula="of:=IF(MOD(ROW(); 2)=MOD(COLUMN()+1;2); [.$Q93]*[.$Q93] + [.$Q93]*(1-[.$Q93])*[.R93]; [.$Q93]*(1-[.$Q93])*[.R93])" office:value-type="float" office:value="0.65688708482751" calcext:value-type="float">
            <text:p>0.6568870848</text:p>
          </table:table-cell>
          <table:table-cell table:number-columns-repeated="3"/>
          <table:table-cell office:value-type="float" office:value="0.16815458067657" calcext:value-type="float">
            <text:p>0.1681545807</text:p>
          </table:table-cell>
          <table:table-cell table:number-columns-repeated="5"/>
          <table:table-cell table:formula="of:=RAND()" office:value-type="float" office:value="0.659068221109919" calcext:value-type="float">
            <text:p>0.6590682211</text:p>
          </table:table-cell>
          <table:table-cell table:formula="of:=RAND()" office:value-type="float" office:value="0.650171191082336" calcext:value-type="float">
            <text:p>0.6501711911</text:p>
          </table:table-cell>
          <table:table-cell/>
          <table:table-cell table:formula="of:=[.Q92]" office:value-type="float" office:value="0.75" calcext:value-type="float">
            <text:p>0.75</text:p>
          </table:table-cell>
          <table:table-cell table:formula="of:=[.N93]/SUM([.$N93:.$O93])" office:value-type="float" office:value="0.503397785746721" calcext:value-type="float">
            <text:p>0.5033977857</text:p>
          </table:table-cell>
          <table:table-cell table:formula="of:=[.O93]/SUM([.$N93:.$O93])" office:value-type="float" office:value="0.496602214253279" calcext:value-type="float">
            <text:p>0.496602214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1-SUM([.D94:.M94])" office:value-type="float" office:value="0.191406071027672" calcext:value-type="float">
            <text:p>0.191406071</text:p>
          </table:table-cell>
          <table:table-cell table:formula="of:=IF(MOD(ROW(); 2)=MOD(COLUMN()+1;2); [.$Q94]*[.$Q94] + [.$Q94]*(1-[.$Q94])*[.R94]; [.$Q94]*(1-[.$Q94])*[.R94])" office:value-type="float" office:value="0.0707042369609143" calcext:value-type="float">
            <text:p>0.070704237</text:p>
          </table:table-cell>
          <table:table-cell table:number-columns-repeated="3"/>
          <table:table-cell office:value-type="float" office:value="0.737889692011414" calcext:value-type="float">
            <text:p>0.737889692</text:p>
          </table:table-cell>
          <table:table-cell table:number-columns-repeated="5"/>
          <table:table-cell table:formula="of:=RAND()" office:value-type="float" office:value="0.175141839659773" calcext:value-type="float">
            <text:p>0.1751418397</text:p>
          </table:table-cell>
          <table:table-cell table:formula="of:=RAND()" office:value-type="float" office:value="0.22119500732515" calcext:value-type="float">
            <text:p>0.2211950073</text:p>
          </table:table-cell>
          <table:table-cell/>
          <table:table-cell table:formula="of:=[.Q93]+0.05" office:value-type="float" office:value="0.8" calcext:value-type="float">
            <text:p>0.8</text:p>
          </table:table-cell>
          <table:table-cell table:formula="of:=[.N94]/SUM([.$N94:.$O94])" office:value-type="float" office:value="0.441901481005715" calcext:value-type="float">
            <text:p>0.441901481</text:p>
          </table:table-cell>
          <table:table-cell table:formula="of:=[.O94]/SUM([.$N94:.$O94])" office:value-type="float" office:value="0.558098518994285" calcext:value-type="float">
            <text:p>0.55809851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1-SUM([.D95:.M95])" office:value-type="float" office:value="0.282707152023717" calcext:value-type="float">
            <text:p>0.282707152</text:p>
          </table:table-cell>
          <table:table-cell table:formula="of:=IF(MOD(ROW(); 2)=MOD(COLUMN()+1;2); [.$Q95]*[.$Q95] + [.$Q95]*(1-[.$Q95])*[.R95]; [.$Q95]*(1-[.$Q95])*[.R95])" office:value-type="float" office:value="0.704902534973649" calcext:value-type="float">
            <text:p>0.704902535</text:p>
          </table:table-cell>
          <table:table-cell table:number-columns-repeated="3"/>
          <table:table-cell office:value-type="float" office:value="0.0123903130026334" calcext:value-type="float">
            <text:p>0.012390313</text:p>
          </table:table-cell>
          <table:table-cell table:number-columns-repeated="5"/>
          <table:table-cell table:formula="of:=RAND()" office:value-type="float" office:value="0.0835102392593399" calcext:value-type="float">
            <text:p>0.0835102393</text:p>
          </table:table-cell>
          <table:table-cell table:formula="of:=RAND()" office:value-type="float" office:value="0.122362124384381" calcext:value-type="float">
            <text:p>0.1223621244</text:p>
          </table:table-cell>
          <table:table-cell/>
          <table:table-cell table:formula="of:=[.Q94]" office:value-type="float" office:value="0.8" calcext:value-type="float">
            <text:p>0.8</text:p>
          </table:table-cell>
          <table:table-cell table:formula="of:=[.N95]/SUM([.$N95:.$O95])" office:value-type="float" office:value="0.405640843585307" calcext:value-type="float">
            <text:p>0.4056408436</text:p>
          </table:table-cell>
          <table:table-cell table:formula="of:=[.O95]/SUM([.$N95:.$O95])" office:value-type="float" office:value="0.594359156414694" calcext:value-type="float">
            <text:p>0.59435915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1-SUM([.D96:.M96])" office:value-type="float" office:value="0.159431207540424" calcext:value-type="float">
            <text:p>0.1594312075</text:p>
          </table:table-cell>
          <table:table-cell table:formula="of:=IF(MOD(ROW(); 2)=MOD(COLUMN()+1;2); [.$Q96]*[.$Q96] + [.$Q96]*(1-[.$Q96])*[.R96]; [.$Q96]*(1-[.$Q96])*[.R96])" office:value-type="float" office:value="0.0605190034979975" calcext:value-type="float">
            <text:p>0.0605190035</text:p>
          </table:table-cell>
          <table:table-cell table:number-columns-repeated="3"/>
          <table:table-cell office:value-type="float" office:value="0.780049788961578" calcext:value-type="float">
            <text:p>0.780049789</text:p>
          </table:table-cell>
          <table:table-cell table:number-columns-repeated="5"/>
          <table:table-cell table:formula="of:=RAND()" office:value-type="float" office:value="0.829338389332406" calcext:value-type="float">
            <text:p>0.8293383893</text:p>
          </table:table-cell>
          <table:table-cell table:formula="of:=RAND()" office:value-type="float" office:value="0.91789204289671" calcext:value-type="float">
            <text:p>0.9178920429</text:p>
          </table:table-cell>
          <table:table-cell/>
          <table:table-cell table:formula="of:=[.Q95]+0.05" office:value-type="float" office:value="0.85" calcext:value-type="float">
            <text:p>0.85</text:p>
          </table:table-cell>
          <table:table-cell table:formula="of:=[.N96]/SUM([.$N96:.$O96])" office:value-type="float" office:value="0.474658850964687" calcext:value-type="float">
            <text:p>0.474658851</text:p>
          </table:table-cell>
          <table:table-cell table:formula="of:=[.O96]/SUM([.$N96:.$O96])" office:value-type="float" office:value="0.525341149035313" calcext:value-type="float">
            <text:p>0.52534114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1-SUM([.D97:.M97])" office:value-type="float" office:value="0.0840271869766382" calcext:value-type="float">
            <text:p>0.084027187</text:p>
          </table:table-cell>
          <table:table-cell table:formula="of:=IF(MOD(ROW(); 2)=MOD(COLUMN()+1;2); [.$Q97]*[.$Q97] + [.$Q97]*(1-[.$Q97])*[.R97]; [.$Q97]*(1-[.$Q97])*[.R97])" office:value-type="float" office:value="0.793917148028722" calcext:value-type="float">
            <text:p>0.793917148</text:p>
          </table:table-cell>
          <table:table-cell table:number-columns-repeated="3"/>
          <table:table-cell office:value-type="float" office:value="0.12205566499464" calcext:value-type="float">
            <text:p>0.122055665</text:p>
          </table:table-cell>
          <table:table-cell table:number-columns-repeated="5"/>
          <table:table-cell table:formula="of:=RAND()" office:value-type="float" office:value="0.944935611798428" calcext:value-type="float">
            <text:p>0.9449356118</text:p>
          </table:table-cell>
          <table:table-cell table:formula="of:=RAND()" office:value-type="float" office:value="0.742044249898754" calcext:value-type="float">
            <text:p>0.7420442499</text:p>
          </table:table-cell>
          <table:table-cell/>
          <table:table-cell table:formula="of:=[.Q96]" office:value-type="float" office:value="0.85" calcext:value-type="float">
            <text:p>0.85</text:p>
          </table:table-cell>
          <table:table-cell table:formula="of:=[.N97]/SUM([.$N97:.$O97])" office:value-type="float" office:value="0.560134494342913" calcext:value-type="float">
            <text:p>0.5601344943</text:p>
          </table:table-cell>
          <table:table-cell table:formula="of:=[.O97]/SUM([.$N97:.$O97])" office:value-type="float" office:value="0.439865505657087" calcext:value-type="float">
            <text:p>0.439865505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1-SUM([.D98:.M98])" office:value-type="float" office:value="0.162090783323069" calcext:value-type="float">
            <text:p>0.1620907833</text:p>
          </table:table-cell>
          <table:table-cell table:formula="of:=IF(MOD(ROW(); 2)=MOD(COLUMN()+1;2); [.$Q98]*[.$Q98] + [.$Q98]*(1-[.$Q98])*[.R98]; [.$Q98]*(1-[.$Q98])*[.R98])" office:value-type="float" office:value="0.0203639690236307" calcext:value-type="float">
            <text:p>0.020363969</text:p>
          </table:table-cell>
          <table:table-cell table:number-columns-repeated="3"/>
          <table:table-cell office:value-type="float" office:value="0.8175452476533" calcext:value-type="float">
            <text:p>0.8175452477</text:p>
          </table:table-cell>
          <table:table-cell table:number-columns-repeated="5"/>
          <table:table-cell table:formula="of:=RAND()" office:value-type="float" office:value="0.283241582917981" calcext:value-type="float">
            <text:p>0.2832415829</text:p>
          </table:table-cell>
          <table:table-cell table:formula="of:=RAND()" office:value-type="float" office:value="0.9685646063881" calcext:value-type="float">
            <text:p>0.9685646064</text:p>
          </table:table-cell>
          <table:table-cell/>
          <table:table-cell table:formula="of:=[.Q97]+0.05" office:value-type="float" office:value="0.9" calcext:value-type="float">
            <text:p>0.9</text:p>
          </table:table-cell>
          <table:table-cell table:formula="of:=[.N98]/SUM([.$N98:.$O98])" office:value-type="float" office:value="0.226266322484786" calcext:value-type="float">
            <text:p>0.2262663225</text:p>
          </table:table-cell>
          <table:table-cell table:formula="of:=[.O98]/SUM([.$N98:.$O98])" office:value-type="float" office:value="0.773733677515214" calcext:value-type="float">
            <text:p>0.77373367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1-SUM([.D99:.M99])" office:value-type="float" office:value="0.109682024414551" calcext:value-type="float">
            <text:p>0.1096820244</text:p>
          </table:table-cell>
          <table:table-cell table:formula="of:=IF(MOD(ROW(); 2)=MOD(COLUMN()+1;2); [.$Q99]*[.$Q99] + [.$Q99]*(1-[.$Q99])*[.R99]; [.$Q99]*(1-[.$Q99])*[.R99])" office:value-type="float" office:value="0.858425038000566" calcext:value-type="float">
            <text:p>0.858425038</text:p>
          </table:table-cell>
          <table:table-cell table:number-columns-repeated="3"/>
          <table:table-cell office:value-type="float" office:value="0.0318929375848823" calcext:value-type="float">
            <text:p>0.0318929376</text:p>
          </table:table-cell>
          <table:table-cell table:number-columns-repeated="5"/>
          <table:table-cell table:formula="of:=RAND()" office:value-type="float" office:value="0.860479201306589" calcext:value-type="float">
            <text:p>0.8604792013</text:p>
          </table:table-cell>
          <table:table-cell table:formula="of:=RAND()" office:value-type="float" office:value="0.738758121267892" calcext:value-type="float">
            <text:p>0.7387581213</text:p>
          </table:table-cell>
          <table:table-cell/>
          <table:table-cell table:formula="of:=[.Q98]" office:value-type="float" office:value="0.9" calcext:value-type="float">
            <text:p>0.9</text:p>
          </table:table-cell>
          <table:table-cell table:formula="of:=[.N99]/SUM([.$N99:.$O99])" office:value-type="float" office:value="0.538055977784069" calcext:value-type="float">
            <text:p>0.5380559778</text:p>
          </table:table-cell>
          <table:table-cell table:formula="of:=[.O99]/SUM([.$N99:.$O99])" office:value-type="float" office:value="0.461944022215931" calcext:value-type="float">
            <text:p>0.461944022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1-SUM([.D100:.M100])" office:value-type="float" office:value="0.0585050171046927" calcext:value-type="float">
            <text:p>0.0585050171</text:p>
          </table:table-cell>
          <table:table-cell table:formula="of:=IF(MOD(ROW(); 2)=MOD(COLUMN()+1;2); [.$Q100]*[.$Q100] + [.$Q100]*(1-[.$Q100])*[.R100]; [.$Q100]*(1-[.$Q100])*[.R100])" office:value-type="float" office:value="0.0201662889431292" calcext:value-type="float">
            <text:p>0.0201662889</text:p>
          </table:table-cell>
          <table:table-cell table:number-columns-repeated="3"/>
          <table:table-cell office:value-type="float" office:value="0.921328693952178" calcext:value-type="float">
            <text:p>0.921328694</text:p>
          </table:table-cell>
          <table:table-cell table:number-columns-repeated="5"/>
          <table:table-cell table:formula="of:=RAND()" office:value-type="float" office:value="0.375242748646997" calcext:value-type="float">
            <text:p>0.3752427486</text:p>
          </table:table-cell>
          <table:table-cell table:formula="of:=RAND()" office:value-type="float" office:value="0.508610032149591" calcext:value-type="float">
            <text:p>0.5086100321</text:p>
          </table:table-cell>
          <table:table-cell/>
          <table:table-cell table:formula="of:=[.Q99]+0.05" office:value-type="float" office:value="0.95" calcext:value-type="float">
            <text:p>0.95</text:p>
          </table:table-cell>
          <table:table-cell table:formula="of:=[.N100]/SUM([.$N100:.$O100])" office:value-type="float" office:value="0.424553451434302" calcext:value-type="float">
            <text:p>0.4245534514</text:p>
          </table:table-cell>
          <table:table-cell table:formula="of:=[.O100]/SUM([.$N100:.$O100])" office:value-type="float" office:value="0.575446548565698" calcext:value-type="float">
            <text:p>0.57544654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1-SUM([.D101:.M101])" office:value-type="float" office:value="0.0441183326709449" calcext:value-type="float">
            <text:p>0.0441183327</text:p>
          </table:table-cell>
          <table:table-cell table:formula="of:=IF(MOD(ROW(); 2)=MOD(COLUMN()+1;2); [.$Q101]*[.$Q101] + [.$Q101]*(1-[.$Q101])*[.R101]; [.$Q101]*(1-[.$Q101])*[.R101])" office:value-type="float" office:value="0.938967424005643" calcext:value-type="float">
            <text:p>0.938967424</text:p>
          </table:table-cell>
          <table:table-cell table:number-columns-repeated="3"/>
          <table:table-cell office:value-type="float" office:value="0.0169142433234117" calcext:value-type="float">
            <text:p>0.0169142433</text:p>
          </table:table-cell>
          <table:table-cell table:number-columns-repeated="5"/>
          <table:table-cell table:formula="of:=RAND()" office:value-type="float" office:value="0.501936621847563" calcext:value-type="float">
            <text:p>0.5019366218</text:p>
          </table:table-cell>
          <table:table-cell table:formula="of:=RAND()" office:value-type="float" office:value="0.151852072798647" calcext:value-type="float">
            <text:p>0.1518520728</text:p>
          </table:table-cell>
          <table:table-cell/>
          <table:table-cell table:formula="of:=[.Q100]" office:value-type="float" office:value="0.95" calcext:value-type="float">
            <text:p>0.95</text:p>
          </table:table-cell>
          <table:table-cell table:formula="of:=[.N101]/SUM([.$N101:.$O101])" office:value-type="float" office:value="0.767735242224064" calcext:value-type="float">
            <text:p>0.7677352422</text:p>
          </table:table-cell>
          <table:table-cell table:formula="of:=[.O101]/SUM([.$N101:.$O101])" office:value-type="float" office:value="0.232264757775936" calcext:value-type="float">
            <text:p>0.23226475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1-SUM([.D102:.M102])" office:value-type="float" office:value="0" calcext:value-type="float">
            <text:p>0</text:p>
          </table:table-cell>
          <table:table-cell table:formula="of:=IF(MOD(ROW(); 2)=MOD(COLUMN()+1;2); [.$Q102]*[.$Q102] + [.$Q102]*(1-[.$Q102])*[.R102]; [.$Q102]*(1-[.$Q102])*[.R102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876150264288299" calcext:value-type="float">
            <text:p>0.8761502643</text:p>
          </table:table-cell>
          <table:table-cell table:formula="of:=RAND()" office:value-type="float" office:value="0.230033352389" calcext:value-type="float">
            <text:p>0.2300333524</text:p>
          </table:table-cell>
          <table:table-cell/>
          <table:table-cell table:formula="of:=[.Q101]+0.05" office:value-type="float" office:value="1" calcext:value-type="float">
            <text:p>1</text:p>
          </table:table-cell>
          <table:table-cell table:formula="of:=[.N102]/SUM([.$N102:.$O102])" office:value-type="float" office:value="0.79204776772959" calcext:value-type="float">
            <text:p>0.7920477677</text:p>
          </table:table-cell>
          <table:table-cell table:formula="of:=[.O102]/SUM([.$N102:.$O102])" office:value-type="float" office:value="0.20795223227041" calcext:value-type="float">
            <text:p>0.20795223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1-SUM([.D103:.M103])" office:value-type="float" office:value="0" calcext:value-type="float">
            <text:p>0</text:p>
          </table:table-cell>
          <table:table-cell table:formula="of:=IF(MOD(ROW(); 2)=MOD(COLUMN()+1;2); [.$Q103]*[.$Q103] + [.$Q103]*(1-[.$Q103])*[.R103]; [.$Q103]*(1-[.$Q103])*[.R103]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767446773243137" calcext:value-type="float">
            <text:p>0.7674467732</text:p>
          </table:table-cell>
          <table:table-cell table:formula="of:=RAND()" office:value-type="float" office:value="0.924915315234102" calcext:value-type="float">
            <text:p>0.9249153152</text:p>
          </table:table-cell>
          <table:table-cell/>
          <table:table-cell table:formula="of:=[.Q102]" office:value-type="float" office:value="1" calcext:value-type="float">
            <text:p>1</text:p>
          </table:table-cell>
          <table:table-cell table:formula="of:=[.N103]/SUM([.$N103:.$O103])" office:value-type="float" office:value="0.453476698910027" calcext:value-type="float">
            <text:p>0.4534766989</text:p>
          </table:table-cell>
          <table:table-cell table:formula="of:=[.O103]/SUM([.$N103:.$O103])" office:value-type="float" office:value="0.546523301089973" calcext:value-type="float">
            <text:p>0.546523301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815472671645694" calcext:value-type="float">
            <text:p>0.8154726716</text:p>
          </table:table-cell>
          <table:table-cell table:formula="of:=RAND()" office:value-type="float" office:value="0.94312819361221" calcext:value-type="float">
            <text:p>0.9431281936</text:p>
          </table:table-cell>
          <table:table-cell table:number-columns-repeated="2"/>
          <table:table-cell table:formula="of:=[.N104]/SUM([.$N104:.$O104])" office:value-type="float" office:value="0.463705373831999" calcext:value-type="float">
            <text:p>0.4637053738</text:p>
          </table:table-cell>
          <table:table-cell table:formula="of:=[.O104]/SUM([.$N104:.$O104])" office:value-type="float" office:value="0.536294626168001" calcext:value-type="float">
            <text:p>0.536294626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0330948071145411" calcext:value-type="float">
            <text:p>0.0330948071</text:p>
          </table:table-cell>
          <table:table-cell office:value-type="float" office:value="0.940578441889215" calcext:value-type="float">
            <text:p>0.9405784419</text:p>
          </table:table-cell>
          <table:table-cell office:value-type="float" office:value="0.0263267509962436" calcext:value-type="float">
            <text:p>0.026326751</text:p>
          </table:table-cell>
          <table:table-cell table:number-columns-repeated="7"/>
          <table:table-cell table:formula="of:=RAND()" office:value-type="float" office:value="0.281738950987346" calcext:value-type="float">
            <text:p>0.281738951</text:p>
          </table:table-cell>
          <table:table-cell table:formula="of:=RAND()" office:value-type="float" office:value="0.658613362931646" calcext:value-type="float">
            <text:p>0.6586133629</text:p>
          </table:table-cell>
          <table:table-cell/>
          <table:table-cell table:formula="of:=[.Q104]+0.05" office:value-type="float" office:value="0.05" calcext:value-type="float">
            <text:p>0.05</text:p>
          </table:table-cell>
          <table:table-cell table:formula="of:=[.N105]/SUM([.$N105:.$O105])" office:value-type="float" office:value="0.299609993847069" calcext:value-type="float">
            <text:p>0.2996099938</text:p>
          </table:table-cell>
          <table:table-cell table:formula="of:=[.O105]/SUM([.$N105:.$O105])" office:value-type="float" office:value="0.700390006152931" calcext:value-type="float">
            <text:p>0.700390006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0359720949586926" calcext:value-type="float">
            <text:p>0.035972095</text:p>
          </table:table-cell>
          <table:table-cell office:value-type="float" office:value="0.949426015318707" calcext:value-type="float">
            <text:p>0.9494260153</text:p>
          </table:table-cell>
          <table:table-cell office:value-type="float" office:value="0.0146018897226001" calcext:value-type="float">
            <text:p>0.0146018897</text:p>
          </table:table-cell>
          <table:table-cell table:number-columns-repeated="7"/>
          <table:table-cell table:formula="of:=RAND()" office:value-type="float" office:value="0.849088621209376" calcext:value-type="float">
            <text:p>0.8490886212</text:p>
          </table:table-cell>
          <table:table-cell table:formula="of:=RAND()" office:value-type="float" office:value="0.909183667157777" calcext:value-type="float">
            <text:p>0.9091836672</text:p>
          </table:table-cell>
          <table:table-cell/>
          <table:table-cell table:formula="of:=[.Q105]" office:value-type="float" office:value="0.05" calcext:value-type="float">
            <text:p>0.05</text:p>
          </table:table-cell>
          <table:table-cell table:formula="of:=[.N106]/SUM([.$N106:.$O106])" office:value-type="float" office:value="0.482910768045998" calcext:value-type="float">
            <text:p>0.482910768</text:p>
          </table:table-cell>
          <table:table-cell table:formula="of:=[.O106]/SUM([.$N106:.$O106])" office:value-type="float" office:value="0.517089231954002" calcext:value-type="float">
            <text:p>0.51708923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.0273049077703038" calcext:value-type="float">
            <text:p>0.0273049078</text:p>
          </table:table-cell>
          <table:table-cell office:value-type="float" office:value="0.899354375086405" calcext:value-type="float">
            <text:p>0.8993543751</text:p>
          </table:table-cell>
          <table:table-cell office:value-type="float" office:value="0.0733407171432911" calcext:value-type="float">
            <text:p>0.0733407171</text:p>
          </table:table-cell>
          <table:table-cell table:number-columns-repeated="7"/>
          <table:table-cell table:formula="of:=RAND()" office:value-type="float" office:value="0.39632842678111" calcext:value-type="float">
            <text:p>0.3963284268</text:p>
          </table:table-cell>
          <table:table-cell table:formula="of:=RAND()" office:value-type="float" office:value="0.497070340090431" calcext:value-type="float">
            <text:p>0.4970703401</text:p>
          </table:table-cell>
          <table:table-cell/>
          <table:table-cell table:formula="of:=[.Q106]+0.05" office:value-type="float" office:value="0.1" calcext:value-type="float">
            <text:p>0.1</text:p>
          </table:table-cell>
          <table:table-cell table:formula="of:=[.N107]/SUM([.$N107:.$O107])" office:value-type="float" office:value="0.443618730490253" calcext:value-type="float">
            <text:p>0.4436187305</text:p>
          </table:table-cell>
          <table:table-cell table:formula="of:=[.O107]/SUM([.$N107:.$O107])" office:value-type="float" office:value="0.556381269509747" calcext:value-type="float">
            <text:p>0.556381269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.0861394235106343" calcext:value-type="float">
            <text:p>0.0861394235</text:p>
          </table:table-cell>
          <table:table-cell office:value-type="float" office:value="0.8841757749909" calcext:value-type="float">
            <text:p>0.884175775</text:p>
          </table:table-cell>
          <table:table-cell office:value-type="float" office:value="0.0296848014984659" calcext:value-type="float">
            <text:p>0.0296848015</text:p>
          </table:table-cell>
          <table:table-cell table:number-columns-repeated="7"/>
          <table:table-cell table:formula="of:=RAND()" office:value-type="float" office:value="0.777066054171883" calcext:value-type="float">
            <text:p>0.7770660542</text:p>
          </table:table-cell>
          <table:table-cell table:formula="of:=RAND()" office:value-type="float" office:value="0.15250693319831" calcext:value-type="float">
            <text:p>0.1525069332</text:p>
          </table:table-cell>
          <table:table-cell/>
          <table:table-cell table:formula="of:=[.Q107]" office:value-type="float" office:value="0.1" calcext:value-type="float">
            <text:p>0.1</text:p>
          </table:table-cell>
          <table:table-cell table:formula="of:=[.N108]/SUM([.$N108:.$O108])" office:value-type="float" office:value="0.835938721036032" calcext:value-type="float">
            <text:p>0.835938721</text:p>
          </table:table-cell>
          <table:table-cell table:formula="of:=[.O108]/SUM([.$N108:.$O108])" office:value-type="float" office:value="0.164061278963968" calcext:value-type="float">
            <text:p>0.16406127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0760730518457984" calcext:value-type="float">
            <text:p>0.0760730518</text:p>
          </table:table-cell>
          <table:table-cell office:value-type="float" office:value="0.872983129323091" calcext:value-type="float">
            <text:p>0.8729831293</text:p>
          </table:table-cell>
          <table:table-cell office:value-type="float" office:value="0.0509438188311103" calcext:value-type="float">
            <text:p>0.0509438188</text:p>
          </table:table-cell>
          <table:table-cell table:number-columns-repeated="7"/>
          <table:table-cell table:formula="of:=RAND()" office:value-type="float" office:value="0.559388578054495" calcext:value-type="float">
            <text:p>0.5593885781</text:p>
          </table:table-cell>
          <table:table-cell table:formula="of:=RAND()" office:value-type="float" office:value="0.0816105605335906" calcext:value-type="float">
            <text:p>0.0816105605</text:p>
          </table:table-cell>
          <table:table-cell/>
          <table:table-cell table:formula="of:=[.Q108]+0.05" office:value-type="float" office:value="0.15" calcext:value-type="float">
            <text:p>0.15</text:p>
          </table:table-cell>
          <table:table-cell table:formula="of:=[.N109]/SUM([.$N109:.$O109])" office:value-type="float" office:value="0.872682261768163" calcext:value-type="float">
            <text:p>0.8726822618</text:p>
          </table:table-cell>
          <table:table-cell table:formula="of:=[.O109]/SUM([.$N109:.$O109])" office:value-type="float" office:value="0.127317738231837" calcext:value-type="float">
            <text:p>0.127317738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.0395493920148912" calcext:value-type="float">
            <text:p>0.039549392</text:p>
          </table:table-cell>
          <table:table-cell office:value-type="float" office:value="0.890035872568729" calcext:value-type="float">
            <text:p>0.8900358726</text:p>
          </table:table-cell>
          <table:table-cell office:value-type="float" office:value="0.0704147354163797" calcext:value-type="float">
            <text:p>0.0704147354</text:p>
          </table:table-cell>
          <table:table-cell table:number-columns-repeated="7"/>
          <table:table-cell table:formula="of:=RAND()" office:value-type="float" office:value="0.302358223474585" calcext:value-type="float">
            <text:p>0.3023582235</text:p>
          </table:table-cell>
          <table:table-cell table:formula="of:=RAND()" office:value-type="float" office:value="0.764582236181013" calcext:value-type="float">
            <text:p>0.7645822362</text:p>
          </table:table-cell>
          <table:table-cell/>
          <table:table-cell table:formula="of:=[.Q109]" office:value-type="float" office:value="0.15" calcext:value-type="float">
            <text:p>0.15</text:p>
          </table:table-cell>
          <table:table-cell table:formula="of:=[.N110]/SUM([.$N110:.$O110])" office:value-type="float" office:value="0.283388094188671" calcext:value-type="float">
            <text:p>0.2833880942</text:p>
          </table:table-cell>
          <table:table-cell table:formula="of:=[.O110]/SUM([.$N110:.$O110])" office:value-type="float" office:value="0.716611905811329" calcext:value-type="float">
            <text:p>0.716611905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0498900956173437" calcext:value-type="float">
            <text:p>0.0498900956</text:p>
          </table:table-cell>
          <table:table-cell office:value-type="float" office:value="0.817872972747778" calcext:value-type="float">
            <text:p>0.8178729727</text:p>
          </table:table-cell>
          <table:table-cell office:value-type="float" office:value="0.132236931634878" calcext:value-type="float">
            <text:p>0.1322369316</text:p>
          </table:table-cell>
          <table:table-cell table:number-columns-repeated="7"/>
          <table:table-cell table:formula="of:=RAND()" office:value-type="float" office:value="0.739084250642918" calcext:value-type="float">
            <text:p>0.7390842506</text:p>
          </table:table-cell>
          <table:table-cell table:formula="of:=RAND()" office:value-type="float" office:value="0.222894533886574" calcext:value-type="float">
            <text:p>0.2228945339</text:p>
          </table:table-cell>
          <table:table-cell/>
          <table:table-cell table:formula="of:=[.Q110]+0.05" office:value-type="float" office:value="0.2" calcext:value-type="float">
            <text:p>0.2</text:p>
          </table:table-cell>
          <table:table-cell table:formula="of:=[.N111]/SUM([.$N111:.$O111])" office:value-type="float" office:value="0.768295790436176" calcext:value-type="float">
            <text:p>0.7682957904</text:p>
          </table:table-cell>
          <table:table-cell table:formula="of:=[.O111]/SUM([.$N111:.$O111])" office:value-type="float" office:value="0.231704209563824" calcext:value-type="float">
            <text:p>0.231704209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.129420114781323" calcext:value-type="float">
            <text:p>0.1294201148</text:p>
          </table:table-cell>
          <table:table-cell office:value-type="float" office:value="0.803634507599657" calcext:value-type="float">
            <text:p>0.8036345076</text:p>
          </table:table-cell>
          <table:table-cell office:value-type="float" office:value="0.0669453776190205" calcext:value-type="float">
            <text:p>0.0669453776</text:p>
          </table:table-cell>
          <table:table-cell table:number-columns-repeated="7"/>
          <table:table-cell table:formula="of:=RAND()" office:value-type="float" office:value="0.972902622190304" calcext:value-type="float">
            <text:p>0.9729026222</text:p>
          </table:table-cell>
          <table:table-cell table:formula="of:=RAND()" office:value-type="float" office:value="0.612148137181066" calcext:value-type="float">
            <text:p>0.6121481372</text:p>
          </table:table-cell>
          <table:table-cell/>
          <table:table-cell table:formula="of:=[.Q111]" office:value-type="float" office:value="0.2" calcext:value-type="float">
            <text:p>0.2</text:p>
          </table:table-cell>
          <table:table-cell table:formula="of:=[.N112]/SUM([.$N112:.$O112])" office:value-type="float" office:value="0.613799032263267" calcext:value-type="float">
            <text:p>0.6137990323</text:p>
          </table:table-cell>
          <table:table-cell table:formula="of:=[.O112]/SUM([.$N112:.$O112])" office:value-type="float" office:value="0.386200967736733" calcext:value-type="float">
            <text:p>0.386200967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.0840927852045928" calcext:value-type="float">
            <text:p>0.0840927852</text:p>
          </table:table-cell>
          <table:table-cell office:value-type="float" office:value="0.690767523370022" calcext:value-type="float">
            <text:p>0.6907675234</text:p>
          </table:table-cell>
          <table:table-cell office:value-type="float" office:value="0.225139691425385" calcext:value-type="float">
            <text:p>0.2251396914</text:p>
          </table:table-cell>
          <table:table-cell table:number-columns-repeated="7"/>
          <table:table-cell table:formula="of:=RAND()" office:value-type="float" office:value="0.474737604265101" calcext:value-type="float">
            <text:p>0.4747376043</text:p>
          </table:table-cell>
          <table:table-cell table:formula="of:=RAND()" office:value-type="float" office:value="0.287116666673683" calcext:value-type="float">
            <text:p>0.2871166667</text:p>
          </table:table-cell>
          <table:table-cell/>
          <table:table-cell table:formula="of:=[.Q112]+0.05" office:value-type="float" office:value="0.25" calcext:value-type="float">
            <text:p>0.25</text:p>
          </table:table-cell>
          <table:table-cell table:formula="of:=[.N113]/SUM([.$N113:.$O113])" office:value-type="float" office:value="0.623134400336317" calcext:value-type="float">
            <text:p>0.6231344003</text:p>
          </table:table-cell>
          <table:table-cell table:formula="of:=[.O113]/SUM([.$N113:.$O113])" office:value-type="float" office:value="0.376865599663683" calcext:value-type="float">
            <text:p>0.376865599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.173673996075985" calcext:value-type="float">
            <text:p>0.1736739961</text:p>
          </table:table-cell>
          <table:table-cell office:value-type="float" office:value="0.6473332789133" calcext:value-type="float">
            <text:p>0.6473332789</text:p>
          </table:table-cell>
          <table:table-cell office:value-type="float" office:value="0.178992725010715" calcext:value-type="float">
            <text:p>0.178992725</text:p>
          </table:table-cell>
          <table:table-cell table:number-columns-repeated="7"/>
          <table:table-cell table:formula="of:=RAND()" office:value-type="float" office:value="0.23561835300643" calcext:value-type="float">
            <text:p>0.235618353</text:p>
          </table:table-cell>
          <table:table-cell table:formula="of:=RAND()" office:value-type="float" office:value="0.116801108582877" calcext:value-type="float">
            <text:p>0.1168011086</text:p>
          </table:table-cell>
          <table:table-cell/>
          <table:table-cell table:formula="of:=[.Q113]" office:value-type="float" office:value="0.25" calcext:value-type="float">
            <text:p>0.25</text:p>
          </table:table-cell>
          <table:table-cell table:formula="of:=[.N114]/SUM([.$N114:.$O114])" office:value-type="float" office:value="0.668573613794941" calcext:value-type="float">
            <text:p>0.6685736138</text:p>
          </table:table-cell>
          <table:table-cell table:formula="of:=[.O114]/SUM([.$N114:.$O114])" office:value-type="float" office:value="0.331426386205059" calcext:value-type="float">
            <text:p>0.33142638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20510580079031" calcext:value-type="float">
            <text:p>0.2051058008</text:p>
          </table:table-cell>
          <table:table-cell office:value-type="float" office:value="0.519055642707044" calcext:value-type="float">
            <text:p>0.5190556427</text:p>
          </table:table-cell>
          <table:table-cell office:value-type="float" office:value="0.275838556502646" calcext:value-type="float">
            <text:p>0.2758385565</text:p>
          </table:table-cell>
          <table:table-cell table:number-columns-repeated="7"/>
          <table:table-cell table:formula="of:=RAND()" office:value-type="float" office:value="0.648434457485564" calcext:value-type="float">
            <text:p>0.6484344575</text:p>
          </table:table-cell>
          <table:table-cell table:formula="of:=RAND()" office:value-type="float" office:value="0.873228874173947" calcext:value-type="float">
            <text:p>0.8732288742</text:p>
          </table:table-cell>
          <table:table-cell/>
          <table:table-cell table:formula="of:=[.Q114]+0.05" office:value-type="float" office:value="0.3" calcext:value-type="float">
            <text:p>0.3</text:p>
          </table:table-cell>
          <table:table-cell table:formula="of:=[.N115]/SUM([.$N115:.$O115])" office:value-type="float" office:value="0.426135298126944" calcext:value-type="float">
            <text:p>0.4261352981</text:p>
          </table:table-cell>
          <table:table-cell table:formula="of:=[.O115]/SUM([.$N115:.$O115])" office:value-type="float" office:value="0.573864701873056" calcext:value-type="float">
            <text:p>0.57386470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.1614026841617" calcext:value-type="float">
            <text:p>0.1614026842</text:p>
          </table:table-cell>
          <table:table-cell office:value-type="float" office:value="0.678059899292148" calcext:value-type="float">
            <text:p>0.6780598993</text:p>
          </table:table-cell>
          <table:table-cell office:value-type="float" office:value="0.160537416546152" calcext:value-type="float">
            <text:p>0.1605374165</text:p>
          </table:table-cell>
          <table:table-cell table:number-columns-repeated="7"/>
          <table:table-cell table:formula="of:=RAND()" office:value-type="float" office:value="0.398129297071137" calcext:value-type="float">
            <text:p>0.3981292971</text:p>
          </table:table-cell>
          <table:table-cell table:formula="of:=RAND()" office:value-type="float" office:value="0.984581914148293" calcext:value-type="float">
            <text:p>0.9845819141</text:p>
          </table:table-cell>
          <table:table-cell/>
          <table:table-cell table:formula="of:=[.Q115]" office:value-type="float" office:value="0.3" calcext:value-type="float">
            <text:p>0.3</text:p>
          </table:table-cell>
          <table:table-cell table:formula="of:=[.N116]/SUM([.$N116:.$O116])" office:value-type="float" office:value="0.287933802691902" calcext:value-type="float">
            <text:p>0.2879338027</text:p>
          </table:table-cell>
          <table:table-cell table:formula="of:=[.O116]/SUM([.$N116:.$O116])" office:value-type="float" office:value="0.712066197308098" calcext:value-type="float">
            <text:p>0.712066197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.158520110840718" calcext:value-type="float">
            <text:p>0.1585201108</text:p>
          </table:table-cell>
          <table:table-cell office:value-type="float" office:value="0.596049260063392" calcext:value-type="float">
            <text:p>0.5960492601</text:p>
          </table:table-cell>
          <table:table-cell office:value-type="float" office:value="0.24543062909589" calcext:value-type="float">
            <text:p>0.2454306291</text:p>
          </table:table-cell>
          <table:table-cell table:number-columns-repeated="7"/>
          <table:table-cell table:formula="of:=RAND()" office:value-type="float" office:value="0.514654308906756" calcext:value-type="float">
            <text:p>0.5146543089</text:p>
          </table:table-cell>
          <table:table-cell table:formula="of:=RAND()" office:value-type="float" office:value="0.155609448323958" calcext:value-type="float">
            <text:p>0.1556094483</text:p>
          </table:table-cell>
          <table:table-cell/>
          <table:table-cell table:formula="of:=[.Q116]+0.05" office:value-type="float" office:value="0.35" calcext:value-type="float">
            <text:p>0.35</text:p>
          </table:table-cell>
          <table:table-cell table:formula="of:=[.N117]/SUM([.$N117:.$O117])" office:value-type="float" office:value="0.767838486498391" calcext:value-type="float">
            <text:p>0.7678384865</text:p>
          </table:table-cell>
          <table:table-cell table:formula="of:=[.O117]/SUM([.$N117:.$O117])" office:value-type="float" office:value="0.232161513501609" calcext:value-type="float">
            <text:p>0.232161513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.26287583932334" calcext:value-type="float">
            <text:p>0.2628758393</text:p>
          </table:table-cell>
          <table:table-cell office:value-type="float" office:value="0.517662501006368" calcext:value-type="float">
            <text:p>0.517662501</text:p>
          </table:table-cell>
          <table:table-cell office:value-type="float" office:value="0.219461659670292" calcext:value-type="float">
            <text:p>0.2194616597</text:p>
          </table:table-cell>
          <table:table-cell table:number-columns-repeated="7"/>
          <table:table-cell table:formula="of:=RAND()" office:value-type="float" office:value="0.0404872969957069" calcext:value-type="float">
            <text:p>0.040487297</text:p>
          </table:table-cell>
          <table:table-cell table:formula="of:=RAND()" office:value-type="float" office:value="0.0983219387708232" calcext:value-type="float">
            <text:p>0.0983219388</text:p>
          </table:table-cell>
          <table:table-cell/>
          <table:table-cell table:formula="of:=[.Q117]" office:value-type="float" office:value="0.35" calcext:value-type="float">
            <text:p>0.35</text:p>
          </table:table-cell>
          <table:table-cell table:formula="of:=[.N118]/SUM([.$N118:.$O118])" office:value-type="float" office:value="0.291675815172734" calcext:value-type="float">
            <text:p>0.2916758152</text:p>
          </table:table-cell>
          <table:table-cell table:formula="of:=[.O118]/SUM([.$N118:.$O118])" office:value-type="float" office:value="0.708324184827266" calcext:value-type="float">
            <text:p>0.70832418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0.227346515807657" calcext:value-type="float">
            <text:p>0.2273465158</text:p>
          </table:table-cell>
          <table:table-cell office:value-type="float" office:value="0.475134799684687" calcext:value-type="float">
            <text:p>0.4751347997</text:p>
          </table:table-cell>
          <table:table-cell office:value-type="float" office:value="0.297518684507656" calcext:value-type="float">
            <text:p>0.2975186845</text:p>
          </table:table-cell>
          <table:table-cell table:number-columns-repeated="7"/>
          <table:table-cell table:formula="of:=RAND()" office:value-type="float" office:value="0.358291428419761" calcext:value-type="float">
            <text:p>0.3582914284</text:p>
          </table:table-cell>
          <table:table-cell table:formula="of:=RAND()" office:value-type="float" office:value="0.379562878166325" calcext:value-type="float">
            <text:p>0.3795628782</text:p>
          </table:table-cell>
          <table:table-cell/>
          <table:table-cell table:formula="of:=[.Q118]+0.05" office:value-type="float" office:value="0.4" calcext:value-type="float">
            <text:p>0.4</text:p>
          </table:table-cell>
          <table:table-cell table:formula="of:=[.N119]/SUM([.$N119:.$O119])" office:value-type="float" office:value="0.485585603040671" calcext:value-type="float">
            <text:p>0.485585603</text:p>
          </table:table-cell>
          <table:table-cell table:formula="of:=[.O119]/SUM([.$N119:.$O119])" office:value-type="float" office:value="0.514414396959329" calcext:value-type="float">
            <text:p>0.51441439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.264794223446175" calcext:value-type="float">
            <text:p>0.2647942234</text:p>
          </table:table-cell>
          <table:table-cell office:value-type="float" office:value="0.588228480353793" calcext:value-type="float">
            <text:p>0.5882284804</text:p>
          </table:table-cell>
          <table:table-cell office:value-type="float" office:value="0.146977296200032" calcext:value-type="float">
            <text:p>0.1469772962</text:p>
          </table:table-cell>
          <table:table-cell table:number-columns-repeated="7"/>
          <table:table-cell table:formula="of:=RAND()" office:value-type="float" office:value="0.219150433666073" calcext:value-type="float">
            <text:p>0.2191504337</text:p>
          </table:table-cell>
          <table:table-cell table:formula="of:=RAND()" office:value-type="float" office:value="0.566941626020707" calcext:value-type="float">
            <text:p>0.566941626</text:p>
          </table:table-cell>
          <table:table-cell/>
          <table:table-cell table:formula="of:=[.Q119]" office:value-type="float" office:value="0.4" calcext:value-type="float">
            <text:p>0.4</text:p>
          </table:table-cell>
          <table:table-cell table:formula="of:=[.N120]/SUM([.$N120:.$O120])" office:value-type="float" office:value="0.278784693173715" calcext:value-type="float">
            <text:p>0.2787846932</text:p>
          </table:table-cell>
          <table:table-cell table:formula="of:=[.O120]/SUM([.$N120:.$O120])" office:value-type="float" office:value="0.721215306826285" calcext:value-type="float">
            <text:p>0.72121530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173974712802458" calcext:value-type="float">
            <text:p>0.1739747128</text:p>
          </table:table-cell>
          <table:table-cell office:value-type="float" office:value="0.489866261229443" calcext:value-type="float">
            <text:p>0.4898662612</text:p>
          </table:table-cell>
          <table:table-cell office:value-type="float" office:value="0.336159025968099" calcext:value-type="float">
            <text:p>0.336159026</text:p>
          </table:table-cell>
          <table:table-cell table:number-columns-repeated="7"/>
          <table:table-cell table:formula="of:=RAND()" office:value-type="float" office:value="0.74717126658652" calcext:value-type="float">
            <text:p>0.7471712666</text:p>
          </table:table-cell>
          <table:table-cell table:formula="of:=RAND()" office:value-type="float" office:value="0.695461215334944" calcext:value-type="float">
            <text:p>0.6954612153</text:p>
          </table:table-cell>
          <table:table-cell/>
          <table:table-cell table:formula="of:=[.Q120]+0.05" office:value-type="float" office:value="0.45" calcext:value-type="float">
            <text:p>0.45</text:p>
          </table:table-cell>
          <table:table-cell table:formula="of:=[.N121]/SUM([.$N121:.$O121])" office:value-type="float" office:value="0.517922115264832" calcext:value-type="float">
            <text:p>0.5179221153</text:p>
          </table:table-cell>
          <table:table-cell table:formula="of:=[.O121]/SUM([.$N121:.$O121])" office:value-type="float" office:value="0.482077884735168" calcext:value-type="float">
            <text:p>0.48207788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.34938842723999" calcext:value-type="float">
            <text:p>0.3493884272</text:p>
          </table:table-cell>
          <table:table-cell office:value-type="float" office:value="0.557931068629908" calcext:value-type="float">
            <text:p>0.5579310686</text:p>
          </table:table-cell>
          <table:table-cell office:value-type="float" office:value="0.0926805041301016" calcext:value-type="float">
            <text:p>0.0926805041</text:p>
          </table:table-cell>
          <table:table-cell table:number-columns-repeated="7"/>
          <table:table-cell table:formula="of:=RAND()" office:value-type="float" office:value="0.114581042784266" calcext:value-type="float">
            <text:p>0.1145810428</text:p>
          </table:table-cell>
          <table:table-cell table:formula="of:=RAND()" office:value-type="float" office:value="0.165979052311741" calcext:value-type="float">
            <text:p>0.1659790523</text:p>
          </table:table-cell>
          <table:table-cell/>
          <table:table-cell table:formula="of:=[.Q121]" office:value-type="float" office:value="0.45" calcext:value-type="float">
            <text:p>0.45</text:p>
          </table:table-cell>
          <table:table-cell table:formula="of:=[.N122]/SUM([.$N122:.$O122])" office:value-type="float" office:value="0.408401069100924" calcext:value-type="float">
            <text:p>0.4084010691</text:p>
          </table:table-cell>
          <table:table-cell table:formula="of:=[.O122]/SUM([.$N122:.$O122])" office:value-type="float" office:value="0.591598930899076" calcext:value-type="float">
            <text:p>0.591598930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.180483025696521" calcext:value-type="float">
            <text:p>0.1804830257</text:p>
          </table:table-cell>
          <table:table-cell office:value-type="float" office:value="0.500922569106456" calcext:value-type="float">
            <text:p>0.5009225691</text:p>
          </table:table-cell>
          <table:table-cell office:value-type="float" office:value="0.318594405197023" calcext:value-type="float">
            <text:p>0.3185944052</text:p>
          </table:table-cell>
          <table:table-cell table:number-columns-repeated="7"/>
          <table:table-cell table:formula="of:=RAND()" office:value-type="float" office:value="0.27894649899099" calcext:value-type="float">
            <text:p>0.278946499</text:p>
          </table:table-cell>
          <table:table-cell table:formula="of:=RAND()" office:value-type="float" office:value="0.3197934118798" calcext:value-type="float">
            <text:p>0.3197934119</text:p>
          </table:table-cell>
          <table:table-cell/>
          <table:table-cell table:formula="of:=[.Q122]+0.05" office:value-type="float" office:value="0.5" calcext:value-type="float">
            <text:p>0.5</text:p>
          </table:table-cell>
          <table:table-cell table:formula="of:=[.N123]/SUM([.$N123:.$O123])" office:value-type="float" office:value="0.465889268322364" calcext:value-type="float">
            <text:p>0.4658892683</text:p>
          </table:table-cell>
          <table:table-cell table:formula="of:=[.O123]/SUM([.$N123:.$O123])" office:value-type="float" office:value="0.534110731677636" calcext:value-type="float">
            <text:p>0.534110731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.353238096983173" calcext:value-type="float">
            <text:p>0.353238097</text:p>
          </table:table-cell>
          <table:table-cell office:value-type="float" office:value="0.416737716870009" calcext:value-type="float">
            <text:p>0.4167377169</text:p>
          </table:table-cell>
          <table:table-cell office:value-type="float" office:value="0.230024186146818" calcext:value-type="float">
            <text:p>0.2300241861</text:p>
          </table:table-cell>
          <table:table-cell table:number-columns-repeated="7"/>
          <table:table-cell table:formula="of:=RAND()" office:value-type="float" office:value="0.235074149793945" calcext:value-type="float">
            <text:p>0.2350741498</text:p>
          </table:table-cell>
          <table:table-cell table:formula="of:=RAND()" office:value-type="float" office:value="0.546157497563399" calcext:value-type="float">
            <text:p>0.5461574976</text:p>
          </table:table-cell>
          <table:table-cell/>
          <table:table-cell table:formula="of:=[.Q123]" office:value-type="float" office:value="0.5" calcext:value-type="float">
            <text:p>0.5</text:p>
          </table:table-cell>
          <table:table-cell table:formula="of:=[.N124]/SUM([.$N124:.$O124])" office:value-type="float" office:value="0.300901980339795" calcext:value-type="float">
            <text:p>0.3009019803</text:p>
          </table:table-cell>
          <table:table-cell table:formula="of:=[.O124]/SUM([.$N124:.$O124])" office:value-type="float" office:value="0.699098019660205" calcext:value-type="float">
            <text:p>0.699098019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.0793621685084725" calcext:value-type="float">
            <text:p>0.0793621685</text:p>
          </table:table-cell>
          <table:table-cell office:value-type="float" office:value="0.56080248009088" calcext:value-type="float">
            <text:p>0.5608024801</text:p>
          </table:table-cell>
          <table:table-cell office:value-type="float" office:value="0.359835351400648" calcext:value-type="float">
            <text:p>0.3598353514</text:p>
          </table:table-cell>
          <table:table-cell table:number-columns-repeated="7"/>
          <table:table-cell table:formula="of:=RAND()" office:value-type="float" office:value="0.299480267218314" calcext:value-type="float">
            <text:p>0.2994802672</text:p>
          </table:table-cell>
          <table:table-cell table:formula="of:=RAND()" office:value-type="float" office:value="0.895682984148152" calcext:value-type="float">
            <text:p>0.8956829841</text:p>
          </table:table-cell>
          <table:table-cell/>
          <table:table-cell table:formula="of:=[.Q124]+0.05" office:value-type="float" office:value="0.55" calcext:value-type="float">
            <text:p>0.55</text:p>
          </table:table-cell>
          <table:table-cell table:formula="of:=[.N125]/SUM([.$N125:.$O125])" office:value-type="float" office:value="0.250576870461763" calcext:value-type="float">
            <text:p>0.2505768705</text:p>
          </table:table-cell>
          <table:table-cell table:formula="of:=[.O125]/SUM([.$N125:.$O125])" office:value-type="float" office:value="0.749423129538237" calcext:value-type="float">
            <text:p>0.749423129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370820229880617" calcext:value-type="float">
            <text:p>0.3708202299</text:p>
          </table:table-cell>
          <table:table-cell office:value-type="float" office:value="0.49319388160283" calcext:value-type="float">
            <text:p>0.4931938816</text:p>
          </table:table-cell>
          <table:table-cell office:value-type="float" office:value="0.135985888516554" calcext:value-type="float">
            <text:p>0.1359858885</text:p>
          </table:table-cell>
          <table:table-cell table:number-columns-repeated="7"/>
          <table:table-cell table:formula="of:=RAND()" office:value-type="float" office:value="0.425073470571078" calcext:value-type="float">
            <text:p>0.4250734706</text:p>
          </table:table-cell>
          <table:table-cell table:formula="of:=RAND()" office:value-type="float" office:value="0.95211565925274" calcext:value-type="float">
            <text:p>0.9521156593</text:p>
          </table:table-cell>
          <table:table-cell/>
          <table:table-cell table:formula="of:=[.Q125]" office:value-type="float" office:value="0.55" calcext:value-type="float">
            <text:p>0.55</text:p>
          </table:table-cell>
          <table:table-cell table:formula="of:=[.N126]/SUM([.$N126:.$O126])" office:value-type="float" office:value="0.308652937614645" calcext:value-type="float">
            <text:p>0.3086529376</text:p>
          </table:table-cell>
          <table:table-cell table:formula="of:=[.O126]/SUM([.$N126:.$O126])" office:value-type="float" office:value="0.691347062385355" calcext:value-type="float">
            <text:p>0.69134706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.195449513276268" calcext:value-type="float">
            <text:p>0.1954495133</text:p>
          </table:table-cell>
          <table:table-cell office:value-type="float" office:value="0.302455298594873" calcext:value-type="float">
            <text:p>0.3024552986</text:p>
          </table:table-cell>
          <table:table-cell office:value-type="float" office:value="0.50209518812886" calcext:value-type="float">
            <text:p>0.5020951881</text:p>
          </table:table-cell>
          <table:table-cell table:number-columns-repeated="7"/>
          <table:table-cell table:formula="of:=RAND()" office:value-type="float" office:value="0.956433641142212" calcext:value-type="float">
            <text:p>0.9564336411</text:p>
          </table:table-cell>
          <table:table-cell table:formula="of:=RAND()" office:value-type="float" office:value="0.904361730790697" calcext:value-type="float">
            <text:p>0.9043617308</text:p>
          </table:table-cell>
          <table:table-cell/>
          <table:table-cell table:formula="of:=[.Q126]+0.05" office:value-type="float" office:value="0.6" calcext:value-type="float">
            <text:p>0.6</text:p>
          </table:table-cell>
          <table:table-cell table:formula="of:=[.N127]/SUM([.$N127:.$O127])" office:value-type="float" office:value="0.513991842181289" calcext:value-type="float">
            <text:p>0.5139918422</text:p>
          </table:table-cell>
          <table:table-cell table:formula="of:=[.O127]/SUM([.$N127:.$O127])" office:value-type="float" office:value="0.486008157818711" calcext:value-type="float">
            <text:p>0.486008157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454774846848652" calcext:value-type="float">
            <text:p>0.4547748468</text:p>
          </table:table-cell>
          <table:table-cell office:value-type="float" office:value="0.332362138284051" calcext:value-type="float">
            <text:p>0.3323621383</text:p>
          </table:table-cell>
          <table:table-cell office:value-type="float" office:value="0.212863014867297" calcext:value-type="float">
            <text:p>0.2128630149</text:p>
          </table:table-cell>
          <table:table-cell table:number-columns-repeated="7"/>
          <table:table-cell table:formula="of:=RAND()" office:value-type="float" office:value="0.988669730606489" calcext:value-type="float">
            <text:p>0.9886697306</text:p>
          </table:table-cell>
          <table:table-cell table:formula="of:=RAND()" office:value-type="float" office:value="0.927946393494494" calcext:value-type="float">
            <text:p>0.9279463935</text:p>
          </table:table-cell>
          <table:table-cell/>
          <table:table-cell table:formula="of:=[.Q127]" office:value-type="float" office:value="0.6" calcext:value-type="float">
            <text:p>0.6</text:p>
          </table:table-cell>
          <table:table-cell table:formula="of:=[.N128]/SUM([.$N128:.$O128])" office:value-type="float" office:value="0.51584128828627" calcext:value-type="float">
            <text:p>0.5158412883</text:p>
          </table:table-cell>
          <table:table-cell table:formula="of:=[.O128]/SUM([.$N128:.$O128])" office:value-type="float" office:value="0.48415871171373" calcext:value-type="float">
            <text:p>0.48415871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124961235813795" calcext:value-type="float">
            <text:p>0.1249612358</text:p>
          </table:table-cell>
          <table:table-cell office:value-type="float" office:value="0.362123868315349" calcext:value-type="float">
            <text:p>0.3621238683</text:p>
          </table:table-cell>
          <table:table-cell office:value-type="float" office:value="0.512914895870856" calcext:value-type="float">
            <text:p>0.5129148959</text:p>
          </table:table-cell>
          <table:table-cell table:number-columns-repeated="7"/>
          <table:table-cell table:formula="of:=RAND()" office:value-type="float" office:value="0.944868239224888" calcext:value-type="float">
            <text:p>0.9448682392</text:p>
          </table:table-cell>
          <table:table-cell table:formula="of:=RAND()" office:value-type="float" office:value="0.789139538654126" calcext:value-type="float">
            <text:p>0.7891395387</text:p>
          </table:table-cell>
          <table:table-cell/>
          <table:table-cell table:formula="of:=[.Q128]+0.05" office:value-type="float" office:value="0.65" calcext:value-type="float">
            <text:p>0.65</text:p>
          </table:table-cell>
          <table:table-cell table:formula="of:=[.N129]/SUM([.$N129:.$O129])" office:value-type="float" office:value="0.544904268180747" calcext:value-type="float">
            <text:p>0.5449042682</text:p>
          </table:table-cell>
          <table:table-cell table:formula="of:=[.O129]/SUM([.$N129:.$O129])" office:value-type="float" office:value="0.455095731819253" calcext:value-type="float">
            <text:p>0.45509573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599492424389442" calcext:value-type="float">
            <text:p>0.5994924244</text:p>
          </table:table-cell>
          <table:table-cell office:value-type="float" office:value="0.255460902208058" calcext:value-type="float">
            <text:p>0.2554609022</text:p>
          </table:table-cell>
          <table:table-cell office:value-type="float" office:value="0.1450466734025" calcext:value-type="float">
            <text:p>0.1450466734</text:p>
          </table:table-cell>
          <table:table-cell table:number-columns-repeated="7"/>
          <table:table-cell table:formula="of:=RAND()" office:value-type="float" office:value="0.299108810140751" calcext:value-type="float">
            <text:p>0.2991088101</text:p>
          </table:table-cell>
          <table:table-cell table:formula="of:=RAND()" office:value-type="float" office:value="0.631954211625271" calcext:value-type="float">
            <text:p>0.6319542116</text:p>
          </table:table-cell>
          <table:table-cell/>
          <table:table-cell table:formula="of:=[.Q129]" office:value-type="float" office:value="0.65" calcext:value-type="float">
            <text:p>0.65</text:p>
          </table:table-cell>
          <table:table-cell table:formula="of:=[.N130]/SUM([.$N130:.$O130])" office:value-type="float" office:value="0.321255170862019" calcext:value-type="float">
            <text:p>0.3212551709</text:p>
          </table:table-cell>
          <table:table-cell table:formula="of:=[.O130]/SUM([.$N130:.$O130])" office:value-type="float" office:value="0.678744829137981" calcext:value-type="float">
            <text:p>0.678744829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201661342543094" calcext:value-type="float">
            <text:p>0.2016613425</text:p>
          </table:table-cell>
          <table:table-cell office:value-type="float" office:value="0.21218843117637" calcext:value-type="float">
            <text:p>0.2121884312</text:p>
          </table:table-cell>
          <table:table-cell office:value-type="float" office:value="0.586150226280535" calcext:value-type="float">
            <text:p>0.5861502263</text:p>
          </table:table-cell>
          <table:table-cell table:number-columns-repeated="7"/>
          <table:table-cell table:formula="of:=RAND()" office:value-type="float" office:value="0.338792927679606" calcext:value-type="float">
            <text:p>0.3387929277</text:p>
          </table:table-cell>
          <table:table-cell table:formula="of:=RAND()" office:value-type="float" office:value="0.547201183973812" calcext:value-type="float">
            <text:p>0.547201184</text:p>
          </table:table-cell>
          <table:table-cell/>
          <table:table-cell table:formula="of:=[.Q130]+0.05" office:value-type="float" office:value="0.7" calcext:value-type="float">
            <text:p>0.7</text:p>
          </table:table-cell>
          <table:table-cell table:formula="of:=[.N131]/SUM([.$N131:.$O131])" office:value-type="float" office:value="0.382387335562942" calcext:value-type="float">
            <text:p>0.3823873356</text:p>
          </table:table-cell>
          <table:table-cell table:formula="of:=[.O131]/SUM([.$N131:.$O131])" office:value-type="float" office:value="0.617612664437058" calcext:value-type="float">
            <text:p>0.617612664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648640899800589" calcext:value-type="float">
            <text:p>0.6486408998</text:p>
          </table:table-cell>
          <table:table-cell office:value-type="float" office:value="0.317279128386247" calcext:value-type="float">
            <text:p>0.3172791284</text:p>
          </table:table-cell>
          <table:table-cell office:value-type="float" office:value="0.0340799718131635" calcext:value-type="float">
            <text:p>0.0340799718</text:p>
          </table:table-cell>
          <table:table-cell table:number-columns-repeated="7"/>
          <table:table-cell table:formula="of:=RAND()" office:value-type="float" office:value="0.0827699488727376" calcext:value-type="float">
            <text:p>0.0827699489</text:p>
          </table:table-cell>
          <table:table-cell table:formula="of:=RAND()" office:value-type="float" office:value="0.892129337531514" calcext:value-type="float">
            <text:p>0.8921293375</text:p>
          </table:table-cell>
          <table:table-cell/>
          <table:table-cell table:formula="of:=[.Q131]" office:value-type="float" office:value="0.7" calcext:value-type="float">
            <text:p>0.7</text:p>
          </table:table-cell>
          <table:table-cell table:formula="of:=[.N132]/SUM([.$N132:.$O132])" office:value-type="float" office:value="0.0849010251900176" calcext:value-type="float">
            <text:p>0.0849010252</text:p>
          </table:table-cell>
          <table:table-cell table:formula="of:=[.O132]/SUM([.$N132:.$O132])" office:value-type="float" office:value="0.915098974809982" calcext:value-type="float">
            <text:p>0.915098974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031478331629893" calcext:value-type="float">
            <text:p>0.0314783316</text:p>
          </table:table-cell>
          <table:table-cell office:value-type="float" office:value="0.265059660784789" calcext:value-type="float">
            <text:p>0.2650596608</text:p>
          </table:table-cell>
          <table:table-cell office:value-type="float" office:value="0.703462007585318" calcext:value-type="float">
            <text:p>0.7034620076</text:p>
          </table:table-cell>
          <table:table-cell table:number-columns-repeated="7"/>
          <table:table-cell table:formula="of:=RAND()" office:value-type="float" office:value="0.207239705487154" calcext:value-type="float">
            <text:p>0.2072397055</text:p>
          </table:table-cell>
          <table:table-cell table:formula="of:=RAND()" office:value-type="float" office:value="0.528381723794155" calcext:value-type="float">
            <text:p>0.5283817238</text:p>
          </table:table-cell>
          <table:table-cell/>
          <table:table-cell table:formula="of:=[.Q132]+0.05" office:value-type="float" office:value="0.75" calcext:value-type="float">
            <text:p>0.75</text:p>
          </table:table-cell>
          <table:table-cell table:formula="of:=[.N133]/SUM([.$N133:.$O133])" office:value-type="float" office:value="0.281720593280737" calcext:value-type="float">
            <text:p>0.2817205933</text:p>
          </table:table-cell>
          <table:table-cell table:formula="of:=[.O133]/SUM([.$N133:.$O133])" office:value-type="float" office:value="0.718279406719263" calcext:value-type="float">
            <text:p>0.71827940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9026283939258" calcext:value-type="float">
            <text:p>0.5902628394</text:p>
          </table:table-cell>
          <table:table-cell office:value-type="float" office:value="0.332495422523558" calcext:value-type="float">
            <text:p>0.3324954225</text:p>
          </table:table-cell>
          <table:table-cell office:value-type="float" office:value="0.0772417380838616" calcext:value-type="float">
            <text:p>0.0772417381</text:p>
          </table:table-cell>
          <table:table-cell table:number-columns-repeated="7"/>
          <table:table-cell table:formula="of:=RAND()" office:value-type="float" office:value="0.754623449523933" calcext:value-type="float">
            <text:p>0.7546234495</text:p>
          </table:table-cell>
          <table:table-cell table:formula="of:=RAND()" office:value-type="float" office:value="0.205651739262976" calcext:value-type="float">
            <text:p>0.2056517393</text:p>
          </table:table-cell>
          <table:table-cell/>
          <table:table-cell table:formula="of:=[.Q133]" office:value-type="float" office:value="0.75" calcext:value-type="float">
            <text:p>0.75</text:p>
          </table:table-cell>
          <table:table-cell table:formula="of:=[.N134]/SUM([.$N134:.$O134])" office:value-type="float" office:value="0.785840828062245" calcext:value-type="float">
            <text:p>0.7858408281</text:p>
          </table:table-cell>
          <table:table-cell table:formula="of:=[.O134]/SUM([.$N134:.$O134])" office:value-type="float" office:value="0.214159171937755" calcext:value-type="float">
            <text:p>0.214159171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157992961917453" calcext:value-type="float">
            <text:p>0.1579929619</text:p>
          </table:table-cell>
          <table:table-cell office:value-type="float" office:value="0.0664283422886125" calcext:value-type="float">
            <text:p>0.0664283423</text:p>
          </table:table-cell>
          <table:table-cell office:value-type="float" office:value="0.775578695793934" calcext:value-type="float">
            <text:p>0.7755786958</text:p>
          </table:table-cell>
          <table:table-cell table:number-columns-repeated="7"/>
          <table:table-cell table:formula="of:=RAND()" office:value-type="float" office:value="0.725401670788415" calcext:value-type="float">
            <text:p>0.7254016708</text:p>
          </table:table-cell>
          <table:table-cell table:formula="of:=RAND()" office:value-type="float" office:value="0.537076156702824" calcext:value-type="float">
            <text:p>0.5370761567</text:p>
          </table:table-cell>
          <table:table-cell/>
          <table:table-cell table:formula="of:=[.Q134]+0.05" office:value-type="float" office:value="0.8" calcext:value-type="float">
            <text:p>0.8</text:p>
          </table:table-cell>
          <table:table-cell table:formula="of:=[.N135]/SUM([.$N135:.$O135])" office:value-type="float" office:value="0.574585671916245" calcext:value-type="float">
            <text:p>0.5745856719</text:p>
          </table:table-cell>
          <table:table-cell table:formula="of:=[.O135]/SUM([.$N135:.$O135])" office:value-type="float" office:value="0.425414328083755" calcext:value-type="float">
            <text:p>0.425414328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.673266715861443" calcext:value-type="float">
            <text:p>0.6732667159</text:p>
          </table:table-cell>
          <table:table-cell office:value-type="float" office:value="0.242159343906626" calcext:value-type="float">
            <text:p>0.2421593439</text:p>
          </table:table-cell>
          <table:table-cell office:value-type="float" office:value="0.0845739402319307" calcext:value-type="float">
            <text:p>0.0845739402</text:p>
          </table:table-cell>
          <table:table-cell table:number-columns-repeated="7"/>
          <table:table-cell table:formula="of:=RAND()" office:value-type="float" office:value="0.254845319665037" calcext:value-type="float">
            <text:p>0.2548453197</text:p>
          </table:table-cell>
          <table:table-cell table:formula="of:=RAND()" office:value-type="float" office:value="0.89506647887174" calcext:value-type="float">
            <text:p>0.8950664789</text:p>
          </table:table-cell>
          <table:table-cell/>
          <table:table-cell table:formula="of:=[.Q135]" office:value-type="float" office:value="0.8" calcext:value-type="float">
            <text:p>0.8</text:p>
          </table:table-cell>
          <table:table-cell table:formula="of:=[.N136]/SUM([.$N136:.$O136])" office:value-type="float" office:value="0.221621623492618" calcext:value-type="float">
            <text:p>0.2216216235</text:p>
          </table:table-cell>
          <table:table-cell table:formula="of:=[.O136]/SUM([.$N136:.$O136])" office:value-type="float" office:value="0.778378376507382" calcext:value-type="float">
            <text:p>0.778378376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.0736918520437331" calcext:value-type="float">
            <text:p>0.073691852</text:p>
          </table:table-cell>
          <table:table-cell office:value-type="float" office:value="0.13977205305155" calcext:value-type="float">
            <text:p>0.1397720531</text:p>
          </table:table-cell>
          <table:table-cell office:value-type="float" office:value="0.786536094904717" calcext:value-type="float">
            <text:p>0.7865360949</text:p>
          </table:table-cell>
          <table:table-cell table:number-columns-repeated="7"/>
          <table:table-cell table:formula="of:=RAND()" office:value-type="float" office:value="0.31322093855124" calcext:value-type="float">
            <text:p>0.3132209386</text:p>
          </table:table-cell>
          <table:table-cell table:formula="of:=RAND()" office:value-type="float" office:value="0.551333241746761" calcext:value-type="float">
            <text:p>0.5513332417</text:p>
          </table:table-cell>
          <table:table-cell/>
          <table:table-cell table:formula="of:=[.Q136]+0.05" office:value-type="float" office:value="0.85" calcext:value-type="float">
            <text:p>0.85</text:p>
          </table:table-cell>
          <table:table-cell table:formula="of:=[.N137]/SUM([.$N137:.$O137])" office:value-type="float" office:value="0.36229185595202" calcext:value-type="float">
            <text:p>0.362291856</text:p>
          </table:table-cell>
          <table:table-cell table:formula="of:=[.O137]/SUM([.$N137:.$O137])" office:value-type="float" office:value="0.63770814404798" calcext:value-type="float">
            <text:p>0.6377081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0.829695477383434" calcext:value-type="float">
            <text:p>0.8296954774</text:p>
          </table:table-cell>
          <table:table-cell office:value-type="float" office:value="0.0643291330541911" calcext:value-type="float">
            <text:p>0.0643291331</text:p>
          </table:table-cell>
          <table:table-cell office:value-type="float" office:value="0.105975389562375" calcext:value-type="float">
            <text:p>0.1059753896</text:p>
          </table:table-cell>
          <table:table-cell table:number-columns-repeated="7"/>
          <table:table-cell table:formula="of:=RAND()" office:value-type="float" office:value="0.741175374132581" calcext:value-type="float">
            <text:p>0.7411753741</text:p>
          </table:table-cell>
          <table:table-cell table:formula="of:=RAND()" office:value-type="float" office:value="0.603819310548715" calcext:value-type="float">
            <text:p>0.6038193105</text:p>
          </table:table-cell>
          <table:table-cell/>
          <table:table-cell table:formula="of:=[.Q137]" office:value-type="float" office:value="0.85" calcext:value-type="float">
            <text:p>0.85</text:p>
          </table:table-cell>
          <table:table-cell table:formula="of:=[.N138]/SUM([.$N138:.$O138])" office:value-type="float" office:value="0.551061935466464" calcext:value-type="float">
            <text:p>0.5510619355</text:p>
          </table:table-cell>
          <table:table-cell table:formula="of:=[.O138]/SUM([.$N138:.$O138])" office:value-type="float" office:value="0.448938064533536" calcext:value-type="float">
            <text:p>0.448938064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.0546545450263699" calcext:value-type="float">
            <text:p>0.054654545</text:p>
          </table:table-cell>
          <table:table-cell office:value-type="float" office:value="0.0948703840978534" calcext:value-type="float">
            <text:p>0.0948703841</text:p>
          </table:table-cell>
          <table:table-cell office:value-type="float" office:value="0.850475070875777" calcext:value-type="float">
            <text:p>0.8504750709</text:p>
          </table:table-cell>
          <table:table-cell table:number-columns-repeated="7"/>
          <table:table-cell table:formula="of:=RAND()" office:value-type="float" office:value="0.867183178314008" calcext:value-type="float">
            <text:p>0.8671831783</text:p>
          </table:table-cell>
          <table:table-cell table:formula="of:=RAND()" office:value-type="float" office:value="0.505042698816396" calcext:value-type="float">
            <text:p>0.5050426988</text:p>
          </table:table-cell>
          <table:table-cell/>
          <table:table-cell table:formula="of:=[.Q138]+0.05" office:value-type="float" office:value="0.9" calcext:value-type="float">
            <text:p>0.9</text:p>
          </table:table-cell>
          <table:table-cell table:formula="of:=[.N139]/SUM([.$N139:.$O139])" office:value-type="float" office:value="0.631953669411525" calcext:value-type="float">
            <text:p>0.6319536694</text:p>
          </table:table-cell>
          <table:table-cell table:formula="of:=[.O139]/SUM([.$N139:.$O139])" office:value-type="float" office:value="0.368046330588475" calcext:value-type="float">
            <text:p>0.36804633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.839499202457836" calcext:value-type="float">
            <text:p>0.8394992025</text:p>
          </table:table-cell>
          <table:table-cell office:value-type="float" office:value="0.102601840979724" calcext:value-type="float">
            <text:p>0.102601841</text:p>
          </table:table-cell>
          <table:table-cell office:value-type="float" office:value="0.0578989565624401" calcext:value-type="float">
            <text:p>0.0578989566</text:p>
          </table:table-cell>
          <table:table-cell table:number-columns-repeated="7"/>
          <table:table-cell table:formula="of:=RAND()" office:value-type="float" office:value="0.975256660603918" calcext:value-type="float">
            <text:p>0.9752566606</text:p>
          </table:table-cell>
          <table:table-cell table:formula="of:=RAND()" office:value-type="float" office:value="0.797060958459042" calcext:value-type="float">
            <text:p>0.7970609585</text:p>
          </table:table-cell>
          <table:table-cell/>
          <table:table-cell table:formula="of:=[.Q139]" office:value-type="float" office:value="0.9" calcext:value-type="float">
            <text:p>0.9</text:p>
          </table:table-cell>
          <table:table-cell table:formula="of:=[.N140]/SUM([.$N140:.$O140])" office:value-type="float" office:value="0.550271943422616" calcext:value-type="float">
            <text:p>0.5502719434</text:p>
          </table:table-cell>
          <table:table-cell table:formula="of:=[.O140]/SUM([.$N140:.$O140])" office:value-type="float" office:value="0.449728056577384" calcext:value-type="float">
            <text:p>0.44972805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00429245124964862" calcext:value-type="float">
            <text:p>0.0042924512</text:p>
          </table:table-cell>
          <table:table-cell office:value-type="float" office:value="0.0909404657339653" calcext:value-type="float">
            <text:p>0.0909404657</text:p>
          </table:table-cell>
          <table:table-cell office:value-type="float" office:value="0.904767083016386" calcext:value-type="float">
            <text:p>0.904767083</text:p>
          </table:table-cell>
          <table:table-cell table:number-columns-repeated="7"/>
          <table:table-cell table:formula="of:=RAND()" office:value-type="float" office:value="0.664392674225383" calcext:value-type="float">
            <text:p>0.6643926742</text:p>
          </table:table-cell>
          <table:table-cell table:formula="of:=RAND()" office:value-type="float" office:value="0.0577620643889532" calcext:value-type="float">
            <text:p>0.0577620644</text:p>
          </table:table-cell>
          <table:table-cell/>
          <table:table-cell table:formula="of:=[.Q140]+0.05" office:value-type="float" office:value="0.95" calcext:value-type="float">
            <text:p>0.95</text:p>
          </table:table-cell>
          <table:table-cell table:formula="of:=[.N141]/SUM([.$N141:.$O141])" office:value-type="float" office:value="0.920014283227184" calcext:value-type="float">
            <text:p>0.9200142832</text:p>
          </table:table-cell>
          <table:table-cell table:formula="of:=[.O141]/SUM([.$N141:.$O141])" office:value-type="float" office:value="0.0799857167728159" calcext:value-type="float">
            <text:p>0.079985716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.924375608375054" calcext:value-type="float">
            <text:p>0.9243756084</text:p>
          </table:table-cell>
          <table:table-cell office:value-type="float" office:value="0.0599586997266892" calcext:value-type="float">
            <text:p>0.0599586997</text:p>
          </table:table-cell>
          <table:table-cell office:value-type="float" office:value="0.0156656918982568" calcext:value-type="float">
            <text:p>0.0156656919</text:p>
          </table:table-cell>
          <table:table-cell table:number-columns-repeated="7"/>
          <table:table-cell table:formula="of:=RAND()" office:value-type="float" office:value="0.16950091032777" calcext:value-type="float">
            <text:p>0.1695009103</text:p>
          </table:table-cell>
          <table:table-cell table:formula="of:=RAND()" office:value-type="float" office:value="0.23348889790941" calcext:value-type="float">
            <text:p>0.2334888979</text:p>
          </table:table-cell>
          <table:table-cell/>
          <table:table-cell table:formula="of:=[.Q141]" office:value-type="float" office:value="0.95" calcext:value-type="float">
            <text:p>0.95</text:p>
          </table:table-cell>
          <table:table-cell table:formula="of:=[.N142]/SUM([.$N142:.$O142])" office:value-type="float" office:value="0.420608429451918" calcext:value-type="float">
            <text:p>0.4206084295</text:p>
          </table:table-cell>
          <table:table-cell table:formula="of:=[.O142]/SUM([.$N142:.$O142])" office:value-type="float" office:value="0.579391570548082" calcext:value-type="float">
            <text:p>0.57939157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RAND()" office:value-type="float" office:value="0.982732671895064" calcext:value-type="float">
            <text:p>0.9827326719</text:p>
          </table:table-cell>
          <table:table-cell table:formula="of:=RAND()" office:value-type="float" office:value="0.287833104026504" calcext:value-type="float">
            <text:p>0.287833104</text:p>
          </table:table-cell>
          <table:table-cell/>
          <table:table-cell table:formula="of:=[.Q142]+0.05" office:value-type="float" office:value="1" calcext:value-type="float">
            <text:p>1</text:p>
          </table:table-cell>
          <table:table-cell table:formula="of:=[.N143]/SUM([.$N143:.$O143])" office:value-type="float" office:value="0.77346068225572" calcext:value-type="float">
            <text:p>0.7734606823</text:p>
          </table:table-cell>
          <table:table-cell table:formula="of:=[.O143]/SUM([.$N143:.$O143])" office:value-type="float" office:value="0.22653931774428" calcext:value-type="float">
            <text:p>0.226539317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417141323094256" calcext:value-type="float">
            <text:p>0.4171413231</text:p>
          </table:table-cell>
          <table:table-cell table:formula="of:=RAND()" office:value-type="float" office:value="0.347336002276279" calcext:value-type="float">
            <text:p>0.3473360023</text:p>
          </table:table-cell>
          <table:table-cell/>
          <table:table-cell table:formula="of:=[.Q143]" office:value-type="float" office:value="1" calcext:value-type="float">
            <text:p>1</text:p>
          </table:table-cell>
          <table:table-cell table:formula="of:=[.N144]/SUM([.$N144:.$O144])" office:value-type="float" office:value="0.545655586177225" calcext:value-type="float">
            <text:p>0.5456555862</text:p>
          </table:table-cell>
          <table:table-cell table:formula="of:=[.O144]/SUM([.$N144:.$O144])" office:value-type="float" office:value="0.454344413822775" calcext:value-type="float">
            <text:p>0.454344413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716044982080348" calcext:value-type="float">
            <text:p>0.7160449821</text:p>
          </table:table-cell>
          <table:table-cell table:formula="of:=RAND()" office:value-type="float" office:value="0.441894259420224" calcext:value-type="float">
            <text:p>0.4418942594</text:p>
          </table:table-cell>
          <table:table-cell table:number-columns-repeated="2"/>
          <table:table-cell table:formula="of:=[.N145]/SUM([.$N145:.$O145])" office:value-type="float" office:value="0.618378716617658" calcext:value-type="float">
            <text:p>0.6183787166</text:p>
          </table:table-cell>
          <table:table-cell table:formula="of:=[.O145]/SUM([.$N145:.$O145])" office:value-type="float" office:value="0.381621283382342" calcext:value-type="float">
            <text:p>0.381621283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0.0252801340752939" calcext:value-type="float">
            <text:p>0.0252801341</text:p>
          </table:table-cell>
          <table:table-cell office:value-type="float" office:value="0.948705458334354" calcext:value-type="float">
            <text:p>0.9487054583</text:p>
          </table:table-cell>
          <table:table-cell office:value-type="float" office:value="0.0260144075903517" calcext:value-type="float">
            <text:p>0.0260144076</text:p>
          </table:table-cell>
          <table:table-cell table:number-columns-repeated="5"/>
          <table:table-cell table:formula="of:=RAND()" office:value-type="float" office:value="0.141348518314771" calcext:value-type="float">
            <text:p>0.1413485183</text:p>
          </table:table-cell>
          <table:table-cell table:formula="of:=RAND()" office:value-type="float" office:value="0.409095766837709" calcext:value-type="float">
            <text:p>0.4090957668</text:p>
          </table:table-cell>
          <table:table-cell/>
          <table:table-cell table:formula="of:=[.Q145]+0.05" office:value-type="float" office:value="0.05" calcext:value-type="float">
            <text:p>0.05</text:p>
          </table:table-cell>
          <table:table-cell table:formula="of:=[.N146]/SUM([.$N146:.$O146])" office:value-type="float" office:value="0.256789873430362" calcext:value-type="float">
            <text:p>0.2567898734</text:p>
          </table:table-cell>
          <table:table-cell table:formula="of:=[.O146]/SUM([.$N146:.$O146])" office:value-type="float" office:value="0.743210126569638" calcext:value-type="float">
            <text:p>0.743210126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0.0391936883732308" calcext:value-type="float">
            <text:p>0.0391936884</text:p>
          </table:table-cell>
          <table:table-cell office:value-type="float" office:value="0.929340089131332" calcext:value-type="float">
            <text:p>0.9293400891</text:p>
          </table:table-cell>
          <table:table-cell office:value-type="float" office:value="0.0314662224954372" calcext:value-type="float">
            <text:p>0.0314662225</text:p>
          </table:table-cell>
          <table:table-cell table:number-columns-repeated="5"/>
          <table:table-cell table:formula="of:=RAND()" office:value-type="float" office:value="0.610108798486181" calcext:value-type="float">
            <text:p>0.6101087985</text:p>
          </table:table-cell>
          <table:table-cell table:formula="of:=RAND()" office:value-type="float" office:value="0.334786237101071" calcext:value-type="float">
            <text:p>0.3347862371</text:p>
          </table:table-cell>
          <table:table-cell/>
          <table:table-cell table:formula="of:=[.Q146]" office:value-type="float" office:value="0.05" calcext:value-type="float">
            <text:p>0.05</text:p>
          </table:table-cell>
          <table:table-cell table:formula="of:=[.N147]/SUM([.$N147:.$O147])" office:value-type="float" office:value="0.645689495137413" calcext:value-type="float">
            <text:p>0.6456894951</text:p>
          </table:table-cell>
          <table:table-cell table:formula="of:=[.O147]/SUM([.$N147:.$O147])" office:value-type="float" office:value="0.354310504862586" calcext:value-type="float">
            <text:p>0.354310504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0.0620505998000958" calcext:value-type="float">
            <text:p>0.0620505998</text:p>
          </table:table-cell>
          <table:table-cell office:value-type="float" office:value="0.901854670622525" calcext:value-type="float">
            <text:p>0.9018546706</text:p>
          </table:table-cell>
          <table:table-cell office:value-type="float" office:value="0.0360947295773789" calcext:value-type="float">
            <text:p>0.0360947296</text:p>
          </table:table-cell>
          <table:table-cell table:number-columns-repeated="5"/>
          <table:table-cell table:formula="of:=RAND()" office:value-type="float" office:value="0.890296665369533" calcext:value-type="float">
            <text:p>0.8902966654</text:p>
          </table:table-cell>
          <table:table-cell table:formula="of:=RAND()" office:value-type="float" office:value="0.723769466276281" calcext:value-type="float">
            <text:p>0.7237694663</text:p>
          </table:table-cell>
          <table:table-cell/>
          <table:table-cell table:formula="of:=[.Q147]+0.05" office:value-type="float" office:value="0.1" calcext:value-type="float">
            <text:p>0.1</text:p>
          </table:table-cell>
          <table:table-cell table:formula="of:=[.N148]/SUM([.$N148:.$O148])" office:value-type="float" office:value="0.55158623795775" calcext:value-type="float">
            <text:p>0.551586238</text:p>
          </table:table-cell>
          <table:table-cell table:formula="of:=[.O148]/SUM([.$N148:.$O148])" office:value-type="float" office:value="0.44841376204225" calcext:value-type="float">
            <text:p>0.44841376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0.0475270640577735" calcext:value-type="float">
            <text:p>0.0475270641</text:p>
          </table:table-cell>
          <table:table-cell office:value-type="float" office:value="0.914133472547782" calcext:value-type="float">
            <text:p>0.9141334725</text:p>
          </table:table-cell>
          <table:table-cell office:value-type="float" office:value="0.038339463394444" calcext:value-type="float">
            <text:p>0.0383394634</text:p>
          </table:table-cell>
          <table:table-cell table:number-columns-repeated="5"/>
          <table:table-cell table:formula="of:=RAND()" office:value-type="float" office:value="0.0221641709795222" calcext:value-type="float">
            <text:p>0.022164171</text:p>
          </table:table-cell>
          <table:table-cell table:formula="of:=RAND()" office:value-type="float" office:value="0.0912428196752444" calcext:value-type="float">
            <text:p>0.0912428197</text:p>
          </table:table-cell>
          <table:table-cell/>
          <table:table-cell table:formula="of:=[.Q148]" office:value-type="float" office:value="0.1" calcext:value-type="float">
            <text:p>0.1</text:p>
          </table:table-cell>
          <table:table-cell table:formula="of:=[.N149]/SUM([.$N149:.$O149])" office:value-type="float" office:value="0.195439195163853" calcext:value-type="float">
            <text:p>0.1954391952</text:p>
          </table:table-cell>
          <table:table-cell table:formula="of:=[.O149]/SUM([.$N149:.$O149])" office:value-type="float" office:value="0.804560804836147" calcext:value-type="float">
            <text:p>0.80456080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0.101725818466442" calcext:value-type="float">
            <text:p>0.1017258185</text:p>
          </table:table-cell>
          <table:table-cell office:value-type="float" office:value="0.806192018850611" calcext:value-type="float">
            <text:p>0.8061920189</text:p>
          </table:table-cell>
          <table:table-cell office:value-type="float" office:value="0.0920821626829464" calcext:value-type="float">
            <text:p>0.0920821627</text:p>
          </table:table-cell>
          <table:table-cell table:number-columns-repeated="5"/>
          <table:table-cell table:formula="of:=RAND()" office:value-type="float" office:value="0.45182141137775" calcext:value-type="float">
            <text:p>0.4518214114</text:p>
          </table:table-cell>
          <table:table-cell table:formula="of:=RAND()" office:value-type="float" office:value="0.875596440513618" calcext:value-type="float">
            <text:p>0.8755964405</text:p>
          </table:table-cell>
          <table:table-cell/>
          <table:table-cell table:formula="of:=[.Q149]+0.05" office:value-type="float" office:value="0.15" calcext:value-type="float">
            <text:p>0.15</text:p>
          </table:table-cell>
          <table:table-cell table:formula="of:=[.N150]/SUM([.$N150:.$O150])" office:value-type="float" office:value="0.340376175244271" calcext:value-type="float">
            <text:p>0.3403761752</text:p>
          </table:table-cell>
          <table:table-cell table:formula="of:=[.O150]/SUM([.$N150:.$O150])" office:value-type="float" office:value="0.659623824755729" calcext:value-type="float">
            <text:p>0.65962382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102233313493626" calcext:value-type="float">
            <text:p>0.1022333135</text:p>
          </table:table-cell>
          <table:table-cell office:value-type="float" office:value="0.831008223090099" calcext:value-type="float">
            <text:p>0.8310082231</text:p>
          </table:table-cell>
          <table:table-cell office:value-type="float" office:value="0.0667584634162748" calcext:value-type="float">
            <text:p>0.0667584634</text:p>
          </table:table-cell>
          <table:table-cell table:number-columns-repeated="5"/>
          <table:table-cell table:formula="of:=RAND()" office:value-type="float" office:value="0.366370764910243" calcext:value-type="float">
            <text:p>0.3663707649</text:p>
          </table:table-cell>
          <table:table-cell table:formula="of:=RAND()" office:value-type="float" office:value="0.0774148168275133" calcext:value-type="float">
            <text:p>0.0774148168</text:p>
          </table:table-cell>
          <table:table-cell/>
          <table:table-cell table:formula="of:=[.Q150]" office:value-type="float" office:value="0.15" calcext:value-type="float">
            <text:p>0.15</text:p>
          </table:table-cell>
          <table:table-cell table:formula="of:=[.N151]/SUM([.$N151:.$O151])" office:value-type="float" office:value="0.825558062241735" calcext:value-type="float">
            <text:p>0.8255580622</text:p>
          </table:table-cell>
          <table:table-cell table:formula="of:=[.O151]/SUM([.$N151:.$O151])" office:value-type="float" office:value="0.174441937758265" calcext:value-type="float">
            <text:p>0.174441937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0.154059087835411" calcext:value-type="float">
            <text:p>0.1540590878</text:p>
          </table:table-cell>
          <table:table-cell office:value-type="float" office:value="0.72859158389988" calcext:value-type="float">
            <text:p>0.7285915839</text:p>
          </table:table-cell>
          <table:table-cell office:value-type="float" office:value="0.117349328264709" calcext:value-type="float">
            <text:p>0.1173493283</text:p>
          </table:table-cell>
          <table:table-cell table:number-columns-repeated="5"/>
          <table:table-cell table:formula="of:=RAND()" office:value-type="float" office:value="0.231384998071007" calcext:value-type="float">
            <text:p>0.2313849981</text:p>
          </table:table-cell>
          <table:table-cell table:formula="of:=RAND()" office:value-type="float" office:value="0.850790189928375" calcext:value-type="float">
            <text:p>0.8507901899</text:p>
          </table:table-cell>
          <table:table-cell/>
          <table:table-cell table:formula="of:=[.Q151]+0.05" office:value-type="float" office:value="0.2" calcext:value-type="float">
            <text:p>0.2</text:p>
          </table:table-cell>
          <table:table-cell table:formula="of:=[.N152]/SUM([.$N152:.$O152])" office:value-type="float" office:value="0.213814732251225" calcext:value-type="float">
            <text:p>0.2138147323</text:p>
          </table:table-cell>
          <table:table-cell table:formula="of:=[.O152]/SUM([.$N152:.$O152])" office:value-type="float" office:value="0.786185267748775" calcext:value-type="float">
            <text:p>0.786185267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0.111851795471112" calcext:value-type="float">
            <text:p>0.1118517955</text:p>
          </table:table-cell>
          <table:table-cell office:value-type="float" office:value="0.799426117729931" calcext:value-type="float">
            <text:p>0.7994261177</text:p>
          </table:table-cell>
          <table:table-cell office:value-type="float" office:value="0.0887220867989565" calcext:value-type="float">
            <text:p>0.0887220868</text:p>
          </table:table-cell>
          <table:table-cell table:number-columns-repeated="5"/>
          <table:table-cell table:formula="of:=RAND()" office:value-type="float" office:value="0.82763063616585" calcext:value-type="float">
            <text:p>0.8276306362</text:p>
          </table:table-cell>
          <table:table-cell table:formula="of:=RAND()" office:value-type="float" office:value="0.508972084731795" calcext:value-type="float">
            <text:p>0.5089720847</text:p>
          </table:table-cell>
          <table:table-cell/>
          <table:table-cell table:formula="of:=[.Q152]" office:value-type="float" office:value="0.2" calcext:value-type="float">
            <text:p>0.2</text:p>
          </table:table-cell>
          <table:table-cell table:formula="of:=[.N153]/SUM([.$N153:.$O153])" office:value-type="float" office:value="0.619204662107843" calcext:value-type="float">
            <text:p>0.6192046621</text:p>
          </table:table-cell>
          <table:table-cell table:formula="of:=[.O153]/SUM([.$N153:.$O153])" office:value-type="float" office:value="0.380795337892157" calcext:value-type="float">
            <text:p>0.380795337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0764059608697184" calcext:value-type="float">
            <text:p>0.0764059609</text:p>
          </table:table-cell>
          <table:table-cell office:value-type="float" office:value="0.813426036515348" calcext:value-type="float">
            <text:p>0.8134260365</text:p>
          </table:table-cell>
          <table:table-cell office:value-type="float" office:value="0.110168002614933" calcext:value-type="float">
            <text:p>0.1101680026</text:p>
          </table:table-cell>
          <table:table-cell table:number-columns-repeated="5"/>
          <table:table-cell table:formula="of:=RAND()" office:value-type="float" office:value="0.714978700852953" calcext:value-type="float">
            <text:p>0.7149787009</text:p>
          </table:table-cell>
          <table:table-cell table:formula="of:=RAND()" office:value-type="float" office:value="0.909181837108918" calcext:value-type="float">
            <text:p>0.9091818371</text:p>
          </table:table-cell>
          <table:table-cell/>
          <table:table-cell table:formula="of:=[.Q153]+0.05" office:value-type="float" office:value="0.25" calcext:value-type="float">
            <text:p>0.25</text:p>
          </table:table-cell>
          <table:table-cell table:formula="of:=[.N154]/SUM([.$N154:.$O154])" office:value-type="float" office:value="0.440214304030664" calcext:value-type="float">
            <text:p>0.440214304</text:p>
          </table:table-cell>
          <table:table-cell table:formula="of:=[.O154]/SUM([.$N154:.$O154])" office:value-type="float" office:value="0.559785695969336" calcext:value-type="float">
            <text:p>0.55978569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0.197042379949791" calcext:value-type="float">
            <text:p>0.1970423799</text:p>
          </table:table-cell>
          <table:table-cell office:value-type="float" office:value="0.745647591452606" calcext:value-type="float">
            <text:p>0.7456475915</text:p>
          </table:table-cell>
          <table:table-cell office:value-type="float" office:value="0.0573100285976024" calcext:value-type="float">
            <text:p>0.0573100286</text:p>
          </table:table-cell>
          <table:table-cell table:number-columns-repeated="5"/>
          <table:table-cell table:formula="of:=RAND()" office:value-type="float" office:value="0.982993323239498" calcext:value-type="float">
            <text:p>0.9829933232</text:p>
          </table:table-cell>
          <table:table-cell table:formula="of:=RAND()" office:value-type="float" office:value="0.654532020096667" calcext:value-type="float">
            <text:p>0.6545320201</text:p>
          </table:table-cell>
          <table:table-cell/>
          <table:table-cell table:formula="of:=[.Q154]" office:value-type="float" office:value="0.25" calcext:value-type="float">
            <text:p>0.25</text:p>
          </table:table-cell>
          <table:table-cell table:formula="of:=[.N155]/SUM([.$N155:.$O155])" office:value-type="float" office:value="0.600291975473689" calcext:value-type="float">
            <text:p>0.6002919755</text:p>
          </table:table-cell>
          <table:table-cell table:formula="of:=[.O155]/SUM([.$N155:.$O155])" office:value-type="float" office:value="0.399708024526311" calcext:value-type="float">
            <text:p>0.399708024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0.0858831451996129" calcext:value-type="float">
            <text:p>0.0858831452</text:p>
          </table:table-cell>
          <table:table-cell office:value-type="float" office:value="0.61658849889759" calcext:value-type="float">
            <text:p>0.6165884989</text:p>
          </table:table-cell>
          <table:table-cell office:value-type="float" office:value="0.297528355902797" calcext:value-type="float">
            <text:p>0.2975283559</text:p>
          </table:table-cell>
          <table:table-cell table:number-columns-repeated="5"/>
          <table:table-cell table:formula="of:=RAND()" office:value-type="float" office:value="0.683701318339445" calcext:value-type="float">
            <text:p>0.6837013183</text:p>
          </table:table-cell>
          <table:table-cell table:formula="of:=RAND()" office:value-type="float" office:value="0.761507512419485" calcext:value-type="float">
            <text:p>0.7615075124</text:p>
          </table:table-cell>
          <table:table-cell/>
          <table:table-cell table:formula="of:=[.Q155]+0.05" office:value-type="float" office:value="0.3" calcext:value-type="float">
            <text:p>0.3</text:p>
          </table:table-cell>
          <table:table-cell table:formula="of:=[.N156]/SUM([.$N156:.$O156])" office:value-type="float" office:value="0.473081331768786" calcext:value-type="float">
            <text:p>0.4730813318</text:p>
          </table:table-cell>
          <table:table-cell table:formula="of:=[.O156]/SUM([.$N156:.$O156])" office:value-type="float" office:value="0.526918668231214" calcext:value-type="float">
            <text:p>0.526918668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254084693668614" calcext:value-type="float">
            <text:p>0.2540846937</text:p>
          </table:table-cell>
          <table:table-cell office:value-type="float" office:value="0.573865717720706" calcext:value-type="float">
            <text:p>0.5738657177</text:p>
          </table:table-cell>
          <table:table-cell office:value-type="float" office:value="0.17204958861068" calcext:value-type="float">
            <text:p>0.1720495886</text:p>
          </table:table-cell>
          <table:table-cell table:number-columns-repeated="5"/>
          <table:table-cell table:formula="of:=RAND()" office:value-type="float" office:value="0.596945058437996" calcext:value-type="float">
            <text:p>0.5969450584</text:p>
          </table:table-cell>
          <table:table-cell table:formula="of:=RAND()" office:value-type="float" office:value="0.762972813448869" calcext:value-type="float">
            <text:p>0.7629728134</text:p>
          </table:table-cell>
          <table:table-cell/>
          <table:table-cell table:formula="of:=[.Q156]" office:value-type="float" office:value="0.3" calcext:value-type="float">
            <text:p>0.3</text:p>
          </table:table-cell>
          <table:table-cell table:formula="of:=[.N157]/SUM([.$N157:.$O157])" office:value-type="float" office:value="0.43895669788481" calcext:value-type="float">
            <text:p>0.4389566979</text:p>
          </table:table-cell>
          <table:table-cell table:formula="of:=[.O157]/SUM([.$N157:.$O157])" office:value-type="float" office:value="0.56104330211519" calcext:value-type="float">
            <text:p>0.56104330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0.116583320063558" calcext:value-type="float">
            <text:p>0.1165833201</text:p>
          </table:table-cell>
          <table:table-cell office:value-type="float" office:value="0.613342239706862" calcext:value-type="float">
            <text:p>0.6133422397</text:p>
          </table:table-cell>
          <table:table-cell office:value-type="float" office:value="0.270074440229579" calcext:value-type="float">
            <text:p>0.2700744402</text:p>
          </table:table-cell>
          <table:table-cell table:number-columns-repeated="5"/>
          <table:table-cell table:formula="of:=RAND()" office:value-type="float" office:value="0.410834512324072" calcext:value-type="float">
            <text:p>0.4108345123</text:p>
          </table:table-cell>
          <table:table-cell table:formula="of:=RAND()" office:value-type="float" office:value="0.650393996271305" calcext:value-type="float">
            <text:p>0.6503939963</text:p>
          </table:table-cell>
          <table:table-cell/>
          <table:table-cell table:formula="of:=[.Q157]+0.05" office:value-type="float" office:value="0.35" calcext:value-type="float">
            <text:p>0.35</text:p>
          </table:table-cell>
          <table:table-cell table:formula="of:=[.N158]/SUM([.$N158:.$O158])" office:value-type="float" office:value="0.38713105518419" calcext:value-type="float">
            <text:p>0.3871310552</text:p>
          </table:table-cell>
          <table:table-cell table:formula="of:=[.O158]/SUM([.$N158:.$O158])" office:value-type="float" office:value="0.61286894481581" calcext:value-type="float">
            <text:p>0.612868944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336679514849587" calcext:value-type="float">
            <text:p>0.3366795148</text:p>
          </table:table-cell>
          <table:table-cell office:value-type="float" office:value="0.508796996805257" calcext:value-type="float">
            <text:p>0.5087969968</text:p>
          </table:table-cell>
          <table:table-cell office:value-type="float" office:value="0.154523488345156" calcext:value-type="float">
            <text:p>0.1545234883</text:p>
          </table:table-cell>
          <table:table-cell table:number-columns-repeated="5"/>
          <table:table-cell table:formula="of:=RAND()" office:value-type="float" office:value="0.0300320199457929" calcext:value-type="float">
            <text:p>0.0300320199</text:p>
          </table:table-cell>
          <table:table-cell table:formula="of:=RAND()" office:value-type="float" office:value="0.900416898191907" calcext:value-type="float">
            <text:p>0.9004168982</text:p>
          </table:table-cell>
          <table:table-cell/>
          <table:table-cell table:formula="of:=[.Q158]" office:value-type="float" office:value="0.35" calcext:value-type="float">
            <text:p>0.35</text:p>
          </table:table-cell>
          <table:table-cell table:formula="of:=[.N159]/SUM([.$N159:.$O159])" office:value-type="float" office:value="0.0322769142511361" calcext:value-type="float">
            <text:p>0.0322769143</text:p>
          </table:table-cell>
          <table:table-cell table:formula="of:=[.O159]/SUM([.$N159:.$O159])" office:value-type="float" office:value="0.967723085748864" calcext:value-type="float">
            <text:p>0.967723085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0.231605580001062" calcext:value-type="float">
            <text:p>0.23160558</text:p>
          </table:table-cell>
          <table:table-cell office:value-type="float" office:value="0.435098082943916" calcext:value-type="float">
            <text:p>0.4350980829</text:p>
          </table:table-cell>
          <table:table-cell office:value-type="float" office:value="0.333296337055022" calcext:value-type="float">
            <text:p>0.3332963371</text:p>
          </table:table-cell>
          <table:table-cell table:number-columns-repeated="5"/>
          <table:table-cell table:formula="of:=RAND()" office:value-type="float" office:value="0.803921678685583" calcext:value-type="float">
            <text:p>0.8039216787</text:p>
          </table:table-cell>
          <table:table-cell table:formula="of:=RAND()" office:value-type="float" office:value="0.0133341712644324" calcext:value-type="float">
            <text:p>0.0133341713</text:p>
          </table:table-cell>
          <table:table-cell/>
          <table:table-cell table:formula="of:=[.Q159]+0.05" office:value-type="float" office:value="0.4" calcext:value-type="float">
            <text:p>0.4</text:p>
          </table:table-cell>
          <table:table-cell table:formula="of:=[.N160]/SUM([.$N160:.$O160])" office:value-type="float" office:value="0.98368421435558" calcext:value-type="float">
            <text:p>0.9836842144</text:p>
          </table:table-cell>
          <table:table-cell table:formula="of:=[.O160]/SUM([.$N160:.$O160])" office:value-type="float" office:value="0.0163157856444196" calcext:value-type="float">
            <text:p>0.016315785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0.335816857071056" calcext:value-type="float">
            <text:p>0.3358168571</text:p>
          </table:table-cell>
          <table:table-cell office:value-type="float" office:value="0.567977912124746" calcext:value-type="float">
            <text:p>0.5679779121</text:p>
          </table:table-cell>
          <table:table-cell office:value-type="float" office:value="0.0962052308041977" calcext:value-type="float">
            <text:p>0.0962052308</text:p>
          </table:table-cell>
          <table:table-cell table:number-columns-repeated="5"/>
          <table:table-cell table:formula="of:=RAND()" office:value-type="float" office:value="0.145476365578361" calcext:value-type="float">
            <text:p>0.1454763656</text:p>
          </table:table-cell>
          <table:table-cell table:formula="of:=RAND()" office:value-type="float" office:value="0.860318438732065" calcext:value-type="float">
            <text:p>0.8603184387</text:p>
          </table:table-cell>
          <table:table-cell/>
          <table:table-cell table:formula="of:=[.Q160]" office:value-type="float" office:value="0.4" calcext:value-type="float">
            <text:p>0.4</text:p>
          </table:table-cell>
          <table:table-cell table:formula="of:=[.N161]/SUM([.$N161:.$O161])" office:value-type="float" office:value="0.144638215424169" calcext:value-type="float">
            <text:p>0.1446382154</text:p>
          </table:table-cell>
          <table:table-cell table:formula="of:=[.O161]/SUM([.$N161:.$O161])" office:value-type="float" office:value="0.855361784575831" calcext:value-type="float">
            <text:p>0.855361784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0.0492426550775493" calcext:value-type="float">
            <text:p>0.0492426551</text:p>
          </table:table-cell>
          <table:table-cell office:value-type="float" office:value="0.502390413342546" calcext:value-type="float">
            <text:p>0.5023904133</text:p>
          </table:table-cell>
          <table:table-cell office:value-type="float" office:value="0.448366931579904" calcext:value-type="float">
            <text:p>0.4483669316</text:p>
          </table:table-cell>
          <table:table-cell table:number-columns-repeated="5"/>
          <table:table-cell table:formula="of:=RAND()" office:value-type="float" office:value="0.268549496424384" calcext:value-type="float">
            <text:p>0.2685494964</text:p>
          </table:table-cell>
          <table:table-cell table:formula="of:=RAND()" office:value-type="float" office:value="0.693009559880011" calcext:value-type="float">
            <text:p>0.6930095599</text:p>
          </table:table-cell>
          <table:table-cell/>
          <table:table-cell table:formula="of:=[.Q161]+0.05" office:value-type="float" office:value="0.45" calcext:value-type="float">
            <text:p>0.45</text:p>
          </table:table-cell>
          <table:table-cell table:formula="of:=[.N162]/SUM([.$N162:.$O162])" office:value-type="float" office:value="0.279285494389199" calcext:value-type="float">
            <text:p>0.2792854944</text:p>
          </table:table-cell>
          <table:table-cell table:formula="of:=[.O162]/SUM([.$N162:.$O162])" office:value-type="float" office:value="0.720714505610801" calcext:value-type="float">
            <text:p>0.72071450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0.206962430837105" calcext:value-type="float">
            <text:p>0.2069624308</text:p>
          </table:table-cell>
          <table:table-cell office:value-type="float" office:value="0.687610623414133" calcext:value-type="float">
            <text:p>0.6876106234</text:p>
          </table:table-cell>
          <table:table-cell office:value-type="float" office:value="0.105426945748762" calcext:value-type="float">
            <text:p>0.1054269457</text:p>
          </table:table-cell>
          <table:table-cell table:number-columns-repeated="5"/>
          <table:table-cell table:formula="of:=RAND()" office:value-type="float" office:value="0.0678385050268844" calcext:value-type="float">
            <text:p>0.067838505</text:p>
          </table:table-cell>
          <table:table-cell table:formula="of:=RAND()" office:value-type="float" office:value="0.316097765811719" calcext:value-type="float">
            <text:p>0.3160977658</text:p>
          </table:table-cell>
          <table:table-cell/>
          <table:table-cell table:formula="of:=[.Q162]" office:value-type="float" office:value="0.45" calcext:value-type="float">
            <text:p>0.45</text:p>
          </table:table-cell>
          <table:table-cell table:formula="of:=[.N163]/SUM([.$N163:.$O163])" office:value-type="float" office:value="0.176692097567937" calcext:value-type="float">
            <text:p>0.1766920976</text:p>
          </table:table-cell>
          <table:table-cell table:formula="of:=[.O163]/SUM([.$N163:.$O163])" office:value-type="float" office:value="0.823307902432063" calcext:value-type="float">
            <text:p>0.823307902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office:value-type="float" office:value="0.117650924571294" calcext:value-type="float">
            <text:p>0.1176509246</text:p>
          </table:table-cell>
          <table:table-cell office:value-type="float" office:value="0.440823407768175" calcext:value-type="float">
            <text:p>0.4408234078</text:p>
          </table:table-cell>
          <table:table-cell office:value-type="float" office:value="0.441525667660531" calcext:value-type="float">
            <text:p>0.4415256677</text:p>
          </table:table-cell>
          <table:table-cell table:number-columns-repeated="5"/>
          <table:table-cell table:formula="of:=RAND()" office:value-type="float" office:value="0.402288354584016" calcext:value-type="float">
            <text:p>0.4022883546</text:p>
          </table:table-cell>
          <table:table-cell table:formula="of:=RAND()" office:value-type="float" office:value="0.705597523017786" calcext:value-type="float">
            <text:p>0.705597523</text:p>
          </table:table-cell>
          <table:table-cell/>
          <table:table-cell table:formula="of:=[.Q163]+0.05" office:value-type="float" office:value="0.5" calcext:value-type="float">
            <text:p>0.5</text:p>
          </table:table-cell>
          <table:table-cell table:formula="of:=[.N164]/SUM([.$N164:.$O164])" office:value-type="float" office:value="0.363113532464945" calcext:value-type="float">
            <text:p>0.3631135325</text:p>
          </table:table-cell>
          <table:table-cell table:formula="of:=[.O164]/SUM([.$N164:.$O164])" office:value-type="float" office:value="0.636886467535055" calcext:value-type="float">
            <text:p>0.636886467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0.340718204020316" calcext:value-type="float">
            <text:p>0.340718204</text:p>
          </table:table-cell>
          <table:table-cell office:value-type="float" office:value="0.596239325492425" calcext:value-type="float">
            <text:p>0.5962393255</text:p>
          </table:table-cell>
          <table:table-cell office:value-type="float" office:value="0.063042470487259" calcext:value-type="float">
            <text:p>0.0630424705</text:p>
          </table:table-cell>
          <table:table-cell table:number-columns-repeated="5"/>
          <table:table-cell table:formula="of:=RAND()" office:value-type="float" office:value="0.38645653531421" calcext:value-type="float">
            <text:p>0.3864565353</text:p>
          </table:table-cell>
          <table:table-cell table:formula="of:=RAND()" office:value-type="float" office:value="0.935566341388039" calcext:value-type="float">
            <text:p>0.9355663414</text:p>
          </table:table-cell>
          <table:table-cell/>
          <table:table-cell table:formula="of:=[.Q164]" office:value-type="float" office:value="0.5" calcext:value-type="float">
            <text:p>0.5</text:p>
          </table:table-cell>
          <table:table-cell table:formula="of:=[.N165]/SUM([.$N165:.$O165])" office:value-type="float" office:value="0.292322124015142" calcext:value-type="float">
            <text:p>0.292322124</text:p>
          </table:table-cell>
          <table:table-cell table:formula="of:=[.O165]/SUM([.$N165:.$O165])" office:value-type="float" office:value="0.707677875984858" calcext:value-type="float">
            <text:p>0.7076778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0.114391014775745" calcext:value-type="float">
            <text:p>0.1143910148</text:p>
          </table:table-cell>
          <table:table-cell office:value-type="float" office:value="0.381123172578434" calcext:value-type="float">
            <text:p>0.3811231726</text:p>
          </table:table-cell>
          <table:table-cell office:value-type="float" office:value="0.504485812645821" calcext:value-type="float">
            <text:p>0.5044858126</text:p>
          </table:table-cell>
          <table:table-cell table:number-columns-repeated="5"/>
          <table:table-cell table:formula="of:=RAND()" office:value-type="float" office:value="0.820491604623385" calcext:value-type="float">
            <text:p>0.8204916046</text:p>
          </table:table-cell>
          <table:table-cell table:formula="of:=RAND()" office:value-type="float" office:value="0.15199530904647" calcext:value-type="float">
            <text:p>0.151995309</text:p>
          </table:table-cell>
          <table:table-cell/>
          <table:table-cell table:formula="of:=[.Q165]+0.05" office:value-type="float" office:value="0.55" calcext:value-type="float">
            <text:p>0.55</text:p>
          </table:table-cell>
          <table:table-cell table:formula="of:=[.N166]/SUM([.$N166:.$O166])" office:value-type="float" office:value="0.843704519916995" calcext:value-type="float">
            <text:p>0.8437045199</text:p>
          </table:table-cell>
          <table:table-cell table:formula="of:=[.O166]/SUM([.$N166:.$O166])" office:value-type="float" office:value="0.156295480083005" calcext:value-type="float">
            <text:p>0.156295480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0.39902472316878" calcext:value-type="float">
            <text:p>0.3990247232</text:p>
          </table:table-cell>
          <table:table-cell office:value-type="float" office:value="0.51901272921834" calcext:value-type="float">
            <text:p>0.5190127292</text:p>
          </table:table-cell>
          <table:table-cell office:value-type="float" office:value="0.0819625476128801" calcext:value-type="float">
            <text:p>0.0819625476</text:p>
          </table:table-cell>
          <table:table-cell table:number-columns-repeated="5"/>
          <table:table-cell table:formula="of:=RAND()" office:value-type="float" office:value="0.263876793091185" calcext:value-type="float">
            <text:p>0.2638767931</text:p>
          </table:table-cell>
          <table:table-cell table:formula="of:=RAND()" office:value-type="float" office:value="0.693160806898959" calcext:value-type="float">
            <text:p>0.6931608069</text:p>
          </table:table-cell>
          <table:table-cell/>
          <table:table-cell table:formula="of:=[.Q166]" office:value-type="float" office:value="0.55" calcext:value-type="float">
            <text:p>0.55</text:p>
          </table:table-cell>
          <table:table-cell table:formula="of:=[.N167]/SUM([.$N167:.$O167])" office:value-type="float" office:value="0.275722493132875" calcext:value-type="float">
            <text:p>0.2757224931</text:p>
          </table:table-cell>
          <table:table-cell table:formula="of:=[.O167]/SUM([.$N167:.$O167])" office:value-type="float" office:value="0.724277506867125" calcext:value-type="float">
            <text:p>0.72427750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0.220469848906659" calcext:value-type="float">
            <text:p>0.2204698489</text:p>
          </table:table-cell>
          <table:table-cell office:value-type="float" office:value="0.410179331224212" calcext:value-type="float">
            <text:p>0.4101793312</text:p>
          </table:table-cell>
          <table:table-cell office:value-type="float" office:value="0.369350819869129" calcext:value-type="float">
            <text:p>0.3693508199</text:p>
          </table:table-cell>
          <table:table-cell table:number-columns-repeated="5"/>
          <table:table-cell table:formula="of:=RAND()" office:value-type="float" office:value="0.605447934358381" calcext:value-type="float">
            <text:p>0.6054479344</text:p>
          </table:table-cell>
          <table:table-cell table:formula="of:=RAND()" office:value-type="float" office:value="0.249560131574981" calcext:value-type="float">
            <text:p>0.2495601316</text:p>
          </table:table-cell>
          <table:table-cell/>
          <table:table-cell table:formula="of:=[.Q167]+0.05" office:value-type="float" office:value="0.6" calcext:value-type="float">
            <text:p>0.6</text:p>
          </table:table-cell>
          <table:table-cell table:formula="of:=[.N168]/SUM([.$N168:.$O168])" office:value-type="float" office:value="0.708119558728898" calcext:value-type="float">
            <text:p>0.7081195587</text:p>
          </table:table-cell>
          <table:table-cell table:formula="of:=[.O168]/SUM([.$N168:.$O168])" office:value-type="float" office:value="0.291880441271102" calcext:value-type="float">
            <text:p>0.29188044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  <table:table-cell office:value-type="float" office:value="0.482117012926108" calcext:value-type="float">
            <text:p>0.4821170129</text:p>
          </table:table-cell>
          <table:table-cell office:value-type="float" office:value="0.509234870453589" calcext:value-type="float">
            <text:p>0.5092348705</text:p>
          </table:table-cell>
          <table:table-cell office:value-type="float" office:value="0.00864811662030311" calcext:value-type="float">
            <text:p>0.0086481166</text:p>
          </table:table-cell>
          <table:table-cell table:number-columns-repeated="5"/>
          <table:table-cell table:formula="of:=RAND()" office:value-type="float" office:value="0.218642613501288" calcext:value-type="float">
            <text:p>0.2186426135</text:p>
          </table:table-cell>
          <table:table-cell table:formula="of:=RAND()" office:value-type="float" office:value="0.393586800782941" calcext:value-type="float">
            <text:p>0.3935868008</text:p>
          </table:table-cell>
          <table:table-cell/>
          <table:table-cell table:formula="of:=[.Q168]" office:value-type="float" office:value="0.6" calcext:value-type="float">
            <text:p>0.6</text:p>
          </table:table-cell>
          <table:table-cell table:formula="of:=[.N169]/SUM([.$N169:.$O169])" office:value-type="float" office:value="0.357125300418484" calcext:value-type="float">
            <text:p>0.3571253004</text:p>
          </table:table-cell>
          <table:table-cell table:formula="of:=[.O169]/SUM([.$N169:.$O169])" office:value-type="float" office:value="0.642874699581516" calcext:value-type="float">
            <text:p>0.642874699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0.197205411128189" calcext:value-type="float">
            <text:p>0.1972054111</text:p>
          </table:table-cell>
          <table:table-cell office:value-type="float" office:value="0.379953438683614" calcext:value-type="float">
            <text:p>0.3799534387</text:p>
          </table:table-cell>
          <table:table-cell office:value-type="float" office:value="0.422841150188197" calcext:value-type="float">
            <text:p>0.4228411502</text:p>
          </table:table-cell>
          <table:table-cell table:number-columns-repeated="5"/>
          <table:table-cell table:formula="of:=RAND()" office:value-type="float" office:value="0.221361964824609" calcext:value-type="float">
            <text:p>0.2213619648</text:p>
          </table:table-cell>
          <table:table-cell table:formula="of:=RAND()" office:value-type="float" office:value="0.110128535074182" calcext:value-type="float">
            <text:p>0.1101285351</text:p>
          </table:table-cell>
          <table:table-cell/>
          <table:table-cell table:formula="of:=[.Q169]+0.05" office:value-type="float" office:value="0.65" calcext:value-type="float">
            <text:p>0.65</text:p>
          </table:table-cell>
          <table:table-cell table:formula="of:=[.N170]/SUM([.$N170:.$O170])" office:value-type="float" office:value="0.667777703711552" calcext:value-type="float">
            <text:p>0.6677777037</text:p>
          </table:table-cell>
          <table:table-cell table:formula="of:=[.O170]/SUM([.$N170:.$O170])" office:value-type="float" office:value="0.332222296288448" calcext:value-type="float">
            <text:p>0.332222296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0.5331890655739" calcext:value-type="float">
            <text:p>0.5331890656</text:p>
          </table:table-cell>
          <table:table-cell office:value-type="float" office:value="0.378697274666809" calcext:value-type="float">
            <text:p>0.3786972747</text:p>
          </table:table-cell>
          <table:table-cell office:value-type="float" office:value="0.088113659759291" calcext:value-type="float">
            <text:p>0.0881136598</text:p>
          </table:table-cell>
          <table:table-cell table:number-columns-repeated="5"/>
          <table:table-cell table:formula="of:=RAND()" office:value-type="float" office:value="0.0973729725228623" calcext:value-type="float">
            <text:p>0.0973729725</text:p>
          </table:table-cell>
          <table:table-cell table:formula="of:=RAND()" office:value-type="float" office:value="0.566310945781879" calcext:value-type="float">
            <text:p>0.5663109458</text:p>
          </table:table-cell>
          <table:table-cell/>
          <table:table-cell table:formula="of:=[.Q170]" office:value-type="float" office:value="0.65" calcext:value-type="float">
            <text:p>0.65</text:p>
          </table:table-cell>
          <table:table-cell table:formula="of:=[.N171]/SUM([.$N171:.$O171])" office:value-type="float" office:value="0.146715883626627" calcext:value-type="float">
            <text:p>0.1467158836</text:p>
          </table:table-cell>
          <table:table-cell table:formula="of:=[.O171]/SUM([.$N171:.$O171])" office:value-type="float" office:value="0.853284116373373" calcext:value-type="float">
            <text:p>0.853284116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0.0529310592868473" calcext:value-type="float">
            <text:p>0.0529310593</text:p>
          </table:table-cell>
          <table:table-cell office:value-type="float" office:value="0.449366474949268" calcext:value-type="float">
            <text:p>0.4493664749</text:p>
          </table:table-cell>
          <table:table-cell office:value-type="float" office:value="0.497702465763885" calcext:value-type="float">
            <text:p>0.4977024658</text:p>
          </table:table-cell>
          <table:table-cell table:number-columns-repeated="5"/>
          <table:table-cell table:formula="of:=RAND()" office:value-type="float" office:value="0.253679537796415" calcext:value-type="float">
            <text:p>0.2536795378</text:p>
          </table:table-cell>
          <table:table-cell table:formula="of:=RAND()" office:value-type="float" office:value="0.518540376448073" calcext:value-type="float">
            <text:p>0.5185403764</text:p>
          </table:table-cell>
          <table:table-cell/>
          <table:table-cell table:formula="of:=[.Q171]+0.05" office:value-type="float" office:value="0.7" calcext:value-type="float">
            <text:p>0.7</text:p>
          </table:table-cell>
          <table:table-cell table:formula="of:=[.N172]/SUM([.$N172:.$O172])" office:value-type="float" office:value="0.328506858107391" calcext:value-type="float">
            <text:p>0.3285068581</text:p>
          </table:table-cell>
          <table:table-cell table:formula="of:=[.O172]/SUM([.$N172:.$O172])" office:value-type="float" office:value="0.671493141892609" calcext:value-type="float">
            <text:p>0.671493141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0.648306911319107" calcext:value-type="float">
            <text:p>0.6483069113</text:p>
          </table:table-cell>
          <table:table-cell office:value-type="float" office:value="0.275113368540698" calcext:value-type="float">
            <text:p>0.2751133685</text:p>
          </table:table-cell>
          <table:table-cell office:value-type="float" office:value="0.0765797201401953" calcext:value-type="float">
            <text:p>0.0765797201</text:p>
          </table:table-cell>
          <table:table-cell table:number-columns-repeated="5"/>
          <table:table-cell table:formula="of:=RAND()" office:value-type="float" office:value="0.476724079926498" calcext:value-type="float">
            <text:p>0.4767240799</text:p>
          </table:table-cell>
          <table:table-cell table:formula="of:=RAND()" office:value-type="float" office:value="0.894376190961339" calcext:value-type="float">
            <text:p>0.894376191</text:p>
          </table:table-cell>
          <table:table-cell/>
          <table:table-cell table:formula="of:=[.Q172]" office:value-type="float" office:value="0.7" calcext:value-type="float">
            <text:p>0.7</text:p>
          </table:table-cell>
          <table:table-cell table:formula="of:=[.N173]/SUM([.$N173:.$O173])" office:value-type="float" office:value="0.3476945414195" calcext:value-type="float">
            <text:p>0.3476945414</text:p>
          </table:table-cell>
          <table:table-cell table:formula="of:=[.O173]/SUM([.$N173:.$O173])" office:value-type="float" office:value="0.6523054585805" calcext:value-type="float">
            <text:p>0.652305458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132395556869652" calcext:value-type="float">
            <text:p>0.1323955569</text:p>
          </table:table-cell>
          <table:table-cell office:value-type="float" office:value="0.301478612742346" calcext:value-type="float">
            <text:p>0.3014786127</text:p>
          </table:table-cell>
          <table:table-cell office:value-type="float" office:value="0.566125830388002" calcext:value-type="float">
            <text:p>0.5661258304</text:p>
          </table:table-cell>
          <table:table-cell table:number-columns-repeated="5"/>
          <table:table-cell table:formula="of:=RAND()" office:value-type="float" office:value="0.471784416469745" calcext:value-type="float">
            <text:p>0.4717844165</text:p>
          </table:table-cell>
          <table:table-cell table:formula="of:=RAND()" office:value-type="float" office:value="0.996213691891171" calcext:value-type="float">
            <text:p>0.9962136919</text:p>
          </table:table-cell>
          <table:table-cell/>
          <table:table-cell table:formula="of:=[.Q173]+0.05" office:value-type="float" office:value="0.75" calcext:value-type="float">
            <text:p>0.75</text:p>
          </table:table-cell>
          <table:table-cell table:formula="of:=[.N174]/SUM([.$N174:.$O174])" office:value-type="float" office:value="0.321379444416664" calcext:value-type="float">
            <text:p>0.3213794444</text:p>
          </table:table-cell>
          <table:table-cell table:formula="of:=[.O174]/SUM([.$N174:.$O174])" office:value-type="float" office:value="0.678620555583336" calcext:value-type="float">
            <text:p>0.678620555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0.677013031565049" calcext:value-type="float">
            <text:p>0.6770130316</text:p>
          </table:table-cell>
          <table:table-cell office:value-type="float" office:value="0.296073296749387" calcext:value-type="float">
            <text:p>0.2960732967</text:p>
          </table:table-cell>
          <table:table-cell office:value-type="float" office:value="0.0269136716855641" calcext:value-type="float">
            <text:p>0.0269136717</text:p>
          </table:table-cell>
          <table:table-cell table:number-columns-repeated="5"/>
          <table:table-cell table:formula="of:=RAND()" office:value-type="float" office:value="0.714535556384362" calcext:value-type="float">
            <text:p>0.7145355564</text:p>
          </table:table-cell>
          <table:table-cell table:formula="of:=RAND()" office:value-type="float" office:value="0.342508878442459" calcext:value-type="float">
            <text:p>0.3425088784</text:p>
          </table:table-cell>
          <table:table-cell/>
          <table:table-cell table:formula="of:=[.Q174]" office:value-type="float" office:value="0.75" calcext:value-type="float">
            <text:p>0.75</text:p>
          </table:table-cell>
          <table:table-cell table:formula="of:=[.N175]/SUM([.$N175:.$O175])" office:value-type="float" office:value="0.675974947544591" calcext:value-type="float">
            <text:p>0.6759749475</text:p>
          </table:table-cell>
          <table:table-cell table:formula="of:=[.O175]/SUM([.$N175:.$O175])" office:value-type="float" office:value="0.324025052455409" calcext:value-type="float">
            <text:p>0.324025052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0.0455240444454725" calcext:value-type="float">
            <text:p>0.0455240444</text:p>
          </table:table-cell>
          <table:table-cell office:value-type="float" office:value="0.165947532757183" calcext:value-type="float">
            <text:p>0.1659475328</text:p>
          </table:table-cell>
          <table:table-cell office:value-type="float" office:value="0.788528422797344" calcext:value-type="float">
            <text:p>0.7885284228</text:p>
          </table:table-cell>
          <table:table-cell table:number-columns-repeated="5"/>
          <table:table-cell table:formula="of:=RAND()" office:value-type="float" office:value="0.653669349965639" calcext:value-type="float">
            <text:p>0.65366935</text:p>
          </table:table-cell>
          <table:table-cell table:formula="of:=RAND()" office:value-type="float" office:value="0.628888249513693" calcext:value-type="float">
            <text:p>0.6288882495</text:p>
          </table:table-cell>
          <table:table-cell/>
          <table:table-cell table:formula="of:=[.Q175]+0.05" office:value-type="float" office:value="0.8" calcext:value-type="float">
            <text:p>0.8</text:p>
          </table:table-cell>
          <table:table-cell table:formula="of:=[.N176]/SUM([.$N176:.$O176])" office:value-type="float" office:value="0.509660813854289" calcext:value-type="float">
            <text:p>0.5096608139</text:p>
          </table:table-cell>
          <table:table-cell table:formula="of:=[.O176]/SUM([.$N176:.$O176])" office:value-type="float" office:value="0.490339186145711" calcext:value-type="float">
            <text:p>0.490339186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0.719273131831834" calcext:value-type="float">
            <text:p>0.7192731318</text:p>
          </table:table-cell>
          <table:table-cell office:value-type="float" office:value="0.176366469227817" calcext:value-type="float">
            <text:p>0.1763664692</text:p>
          </table:table-cell>
          <table:table-cell office:value-type="float" office:value="0.104360398940349" calcext:value-type="float">
            <text:p>0.1043603989</text:p>
          </table:table-cell>
          <table:table-cell table:number-columns-repeated="5"/>
          <table:table-cell table:formula="of:=RAND()" office:value-type="float" office:value="0.262262009899132" calcext:value-type="float">
            <text:p>0.2622620099</text:p>
          </table:table-cell>
          <table:table-cell table:formula="of:=RAND()" office:value-type="float" office:value="0.334400463034399" calcext:value-type="float">
            <text:p>0.334400463</text:p>
          </table:table-cell>
          <table:table-cell/>
          <table:table-cell table:formula="of:=[.Q176]" office:value-type="float" office:value="0.8" calcext:value-type="float">
            <text:p>0.8</text:p>
          </table:table-cell>
          <table:table-cell table:formula="of:=[.N177]/SUM([.$N177:.$O177])" office:value-type="float" office:value="0.439548357398285" calcext:value-type="float">
            <text:p>0.4395483574</text:p>
          </table:table-cell>
          <table:table-cell table:formula="of:=[.O177]/SUM([.$N177:.$O177])" office:value-type="float" office:value="0.560451642601715" calcext:value-type="float">
            <text:p>0.560451642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0.0676182377501724" calcext:value-type="float">
            <text:p>0.0676182378</text:p>
          </table:table-cell>
          <table:table-cell office:value-type="float" office:value="0.12412523544121" calcext:value-type="float">
            <text:p>0.1241252354</text:p>
          </table:table-cell>
          <table:table-cell office:value-type="float" office:value="0.808256526808617" calcext:value-type="float">
            <text:p>0.8082565268</text:p>
          </table:table-cell>
          <table:table-cell table:number-columns-repeated="5"/>
          <table:table-cell table:formula="of:=RAND()" office:value-type="float" office:value="0.352544845198281" calcext:value-type="float">
            <text:p>0.3525448452</text:p>
          </table:table-cell>
          <table:table-cell table:formula="of:=RAND()" office:value-type="float" office:value="0.679918912122957" calcext:value-type="float">
            <text:p>0.6799189121</text:p>
          </table:table-cell>
          <table:table-cell/>
          <table:table-cell table:formula="of:=[.Q177]+0.05" office:value-type="float" office:value="0.85" calcext:value-type="float">
            <text:p>0.85</text:p>
          </table:table-cell>
          <table:table-cell table:formula="of:=[.N178]/SUM([.$N178:.$O178])" office:value-type="float" office:value="0.34145977783566" calcext:value-type="float">
            <text:p>0.3414597778</text:p>
          </table:table-cell>
          <table:table-cell table:formula="of:=[.O178]/SUM([.$N178:.$O178])" office:value-type="float" office:value="0.65854022216434" calcext:value-type="float">
            <text:p>0.658540222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788175831812286" calcext:value-type="float">
            <text:p>0.7881758318</text:p>
          </table:table-cell>
          <table:table-cell office:value-type="float" office:value="0.198737012027008" calcext:value-type="float">
            <text:p>0.198737012</text:p>
          </table:table-cell>
          <table:table-cell office:value-type="float" office:value="0.013087156160706" calcext:value-type="float">
            <text:p>0.0130871562</text:p>
          </table:table-cell>
          <table:table-cell table:number-columns-repeated="5"/>
          <table:table-cell table:formula="of:=RAND()" office:value-type="float" office:value="0.588464583386667" calcext:value-type="float">
            <text:p>0.5884645834</text:p>
          </table:table-cell>
          <table:table-cell table:formula="of:=RAND()" office:value-type="float" office:value="0.827310280990787" calcext:value-type="float">
            <text:p>0.827310281</text:p>
          </table:table-cell>
          <table:table-cell/>
          <table:table-cell table:formula="of:=[.Q178]" office:value-type="float" office:value="0.85" calcext:value-type="float">
            <text:p>0.85</text:p>
          </table:table-cell>
          <table:table-cell table:formula="of:=[.N179]/SUM([.$N179:.$O179])" office:value-type="float" office:value="0.415648418539644" calcext:value-type="float">
            <text:p>0.4156484185</text:p>
          </table:table-cell>
          <table:table-cell table:formula="of:=[.O179]/SUM([.$N179:.$O179])" office:value-type="float" office:value="0.584351581460356" calcext:value-type="float">
            <text:p>0.584351581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0.0831116306778962" calcext:value-type="float">
            <text:p>0.0831116307</text:p>
          </table:table-cell>
          <table:table-cell office:value-type="float" office:value="0.0459365384146622" calcext:value-type="float">
            <text:p>0.0459365384</text:p>
          </table:table-cell>
          <table:table-cell office:value-type="float" office:value="0.870951830907442" calcext:value-type="float">
            <text:p>0.8709518309</text:p>
          </table:table-cell>
          <table:table-cell table:number-columns-repeated="5"/>
          <table:table-cell table:formula="of:=RAND()" office:value-type="float" office:value="0.977216922794469" calcext:value-type="float">
            <text:p>0.9772169228</text:p>
          </table:table-cell>
          <table:table-cell table:formula="of:=RAND()" office:value-type="float" office:value="0.856929792906158" calcext:value-type="float">
            <text:p>0.8569297929</text:p>
          </table:table-cell>
          <table:table-cell/>
          <table:table-cell table:formula="of:=[.Q179]+0.05" office:value-type="float" office:value="0.9" calcext:value-type="float">
            <text:p>0.9</text:p>
          </table:table-cell>
          <table:table-cell table:formula="of:=[.N180]/SUM([.$N180:.$O180])" office:value-type="float" office:value="0.532791032707098" calcext:value-type="float">
            <text:p>0.5327910327</text:p>
          </table:table-cell>
          <table:table-cell table:formula="of:=[.O180]/SUM([.$N180:.$O180])" office:value-type="float" office:value="0.467208967292902" calcext:value-type="float">
            <text:p>0.467208967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.887228317521184" calcext:value-type="float">
            <text:p>0.8872283175</text:p>
          </table:table-cell>
          <table:table-cell office:value-type="float" office:value="0.0735501382980391" calcext:value-type="float">
            <text:p>0.0735501383</text:p>
          </table:table-cell>
          <table:table-cell office:value-type="float" office:value="0.0392215441807766" calcext:value-type="float">
            <text:p>0.0392215442</text:p>
          </table:table-cell>
          <table:table-cell table:number-columns-repeated="5"/>
          <table:table-cell table:formula="of:=RAND()" office:value-type="float" office:value="0.22078084514942" calcext:value-type="float">
            <text:p>0.2207808451</text:p>
          </table:table-cell>
          <table:table-cell table:formula="of:=RAND()" office:value-type="float" office:value="0.821998640545644" calcext:value-type="float">
            <text:p>0.8219986405</text:p>
          </table:table-cell>
          <table:table-cell/>
          <table:table-cell table:formula="of:=[.Q180]" office:value-type="float" office:value="0.9" calcext:value-type="float">
            <text:p>0.9</text:p>
          </table:table-cell>
          <table:table-cell table:formula="of:=[.N181]/SUM([.$N181:.$O181])" office:value-type="float" office:value="0.211723425880649" calcext:value-type="float">
            <text:p>0.2117234259</text:p>
          </table:table-cell>
          <table:table-cell table:formula="of:=[.O181]/SUM([.$N181:.$O181])" office:value-type="float" office:value="0.788276574119351" calcext:value-type="float">
            <text:p>0.788276574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0.00390051428652052" calcext:value-type="float">
            <text:p>0.0039005143</text:p>
          </table:table-cell>
          <table:table-cell office:value-type="float" office:value="0.0672271555097769" calcext:value-type="float">
            <text:p>0.0672271555</text:p>
          </table:table-cell>
          <table:table-cell office:value-type="float" office:value="0.928872330203703" calcext:value-type="float">
            <text:p>0.9288723302</text:p>
          </table:table-cell>
          <table:table-cell table:number-columns-repeated="5"/>
          <table:table-cell table:formula="of:=RAND()" office:value-type="float" office:value="0.227649257867597" calcext:value-type="float">
            <text:p>0.2276492579</text:p>
          </table:table-cell>
          <table:table-cell table:formula="of:=RAND()" office:value-type="float" office:value="0.259201826876961" calcext:value-type="float">
            <text:p>0.2592018269</text:p>
          </table:table-cell>
          <table:table-cell/>
          <table:table-cell table:formula="of:=[.Q181]+0.05" office:value-type="float" office:value="0.95" calcext:value-type="float">
            <text:p>0.95</text:p>
          </table:table-cell>
          <table:table-cell table:formula="of:=[.N182]/SUM([.$N182:.$O182])" office:value-type="float" office:value="0.46759525653936" calcext:value-type="float">
            <text:p>0.4675952565</text:p>
          </table:table-cell>
          <table:table-cell table:formula="of:=[.O182]/SUM([.$N182:.$O182])" office:value-type="float" office:value="0.53240474346064" calcext:value-type="float">
            <text:p>0.532404743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.937347215893389" calcext:value-type="float">
            <text:p>0.9373472159</text:p>
          </table:table-cell>
          <table:table-cell office:value-type="float" office:value="0.0359900848078838" calcext:value-type="float">
            <text:p>0.0359900848</text:p>
          </table:table-cell>
          <table:table-cell office:value-type="float" office:value="0.0266626992987272" calcext:value-type="float">
            <text:p>0.0266626993</text:p>
          </table:table-cell>
          <table:table-cell table:number-columns-repeated="5"/>
          <table:table-cell table:formula="of:=RAND()" office:value-type="float" office:value="0.111325408914126" calcext:value-type="float">
            <text:p>0.1113254089</text:p>
          </table:table-cell>
          <table:table-cell table:formula="of:=RAND()" office:value-type="float" office:value="0.655883026425727" calcext:value-type="float">
            <text:p>0.6558830264</text:p>
          </table:table-cell>
          <table:table-cell/>
          <table:table-cell table:formula="of:=[.Q182]" office:value-type="float" office:value="0.95" calcext:value-type="float">
            <text:p>0.95</text:p>
          </table:table-cell>
          <table:table-cell table:formula="of:=[.N183]/SUM([.$N183:.$O183])" office:value-type="float" office:value="0.145104516303724" calcext:value-type="float">
            <text:p>0.1451045163</text:p>
          </table:table-cell>
          <table:table-cell table:formula="of:=[.O183]/SUM([.$N183:.$O183])" office:value-type="float" office:value="0.854895483696276" calcext:value-type="float">
            <text:p>0.854895483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329532020841725" calcext:value-type="float">
            <text:p>0.3295320208</text:p>
          </table:table-cell>
          <table:table-cell table:formula="of:=RAND()" office:value-type="float" office:value="0.617868145578541" calcext:value-type="float">
            <text:p>0.6178681456</text:p>
          </table:table-cell>
          <table:table-cell/>
          <table:table-cell table:formula="of:=[.Q183]+0.05" office:value-type="float" office:value="1" calcext:value-type="float">
            <text:p>1</text:p>
          </table:table-cell>
          <table:table-cell table:formula="of:=[.N184]/SUM([.$N184:.$O184])" office:value-type="float" office:value="0.347827699974822" calcext:value-type="float">
            <text:p>0.3478277</text:p>
          </table:table-cell>
          <table:table-cell table:formula="of:=[.O184]/SUM([.$N184:.$O184])" office:value-type="float" office:value="0.652172300025178" calcext:value-type="float">
            <text:p>0.652172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339181826100685" calcext:value-type="float">
            <text:p>0.3391818261</text:p>
          </table:table-cell>
          <table:table-cell table:formula="of:=RAND()" office:value-type="float" office:value="0.354256935534067" calcext:value-type="float">
            <text:p>0.3542569355</text:p>
          </table:table-cell>
          <table:table-cell/>
          <table:table-cell table:formula="of:=[.Q184]" office:value-type="float" office:value="1" calcext:value-type="float">
            <text:p>1</text:p>
          </table:table-cell>
          <table:table-cell table:formula="of:=[.N185]/SUM([.$N185:.$O185])" office:value-type="float" office:value="0.489130179716343" calcext:value-type="float">
            <text:p>0.4891301797</text:p>
          </table:table-cell>
          <table:table-cell table:formula="of:=[.O185]/SUM([.$N185:.$O185])" office:value-type="float" office:value="0.510869820283657" calcext:value-type="float">
            <text:p>0.510869820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99999999999999" calcext:value-type="float">
            <text:p>0.05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999999999999999" calcext:value-type="float">
            <text:p>0.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09">
          <table:table-cell table:number-columns-repeated="20"/>
        </table:table-row>
        <table:table-row table:style-name="ro1" table:number-rows-repeated="18">
          <table:table-cell/>
          <table:table-cell table:style-name="ce4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4"/>
          <table:table-cell table:style-name="Default" table:number-columns-repeated="11"/>
          <table:table-cell table:number-columns-repeated="7"/>
        </table:table-row>
        <calcext:conditional-formats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7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5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5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:cells.G1048557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1:cells.H1048557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5:41:05.122802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10T15:41:14.400926715</dc:date>
    <dc:creator>Robrecht Cannoodt</dc:creator>
    <meta:editing-duration>PT4H38M54S</meta:editing-duration>
    <meta:editing-cycles>82</meta:editing-cycles>
    <meta:document-statistic meta:table-count="2" meta:cell-count="2084" meta:object-count="0"/>
  </office:meta>
</office:document-meta>
</file>